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4.157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4.041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0.884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cot_analy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rm_tfIdf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4.67</text:p>
          </table:table-cell>
          <table:table-cell office:value-type="float" office:value="8496" calcext:value-type="float">
            <text:p>8496</text:p>
          </table:table-cell>
          <table:table-cell office:value-type="string" calcext:value-type="string">
            <text:p>0.15</text:p>
          </table:table-cell>
          <table:table-cell office:value-type="float" office:value="1266" calcext:value-type="float">
            <text:p>1266</text:p>
          </table:table-cell>
          <table:table-cell office:value-type="float" office:value="124.94" calcext:value-type="float">
            <text:p>124,94</text:p>
          </table:table-cell>
          <table:table-cell table:number-columns-repeated="2"/>
          <table:table-cell table:formula="of:=([.M2] - MIN([.$M$2:.$M$502])) / (MAX([.$M$2:.$M$502]) - MIN([.$M$2:.$M$50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60</text:p>
          </table:table-cell>
          <table:table-cell office:value-type="float" office:value="6584" calcext:value-type="float">
            <text:p>6584</text:p>
          </table:table-cell>
          <table:table-cell office:value-type="string" calcext:value-type="string">
            <text:p>0.15</text:p>
          </table:table-cell>
          <table:table-cell office:value-type="float" office:value="975" calcext:value-type="float">
            <text:p>975</text:p>
          </table:table-cell>
          <table:table-cell office:value-type="float" office:value="96.82" calcext:value-type="float">
            <text:p>96,82</text:p>
          </table:table-cell>
          <table:table-cell table:number-columns-repeated="2"/>
          <table:table-cell table:formula="of:=([.M3] - MIN([.$M$2:.$M$502])) / (MAX([.$M$2:.$M$502]) - MIN([.$M$2:.$M$502]))" office:value-type="float" office:value="0.767083574919241" calcext:value-type="float">
            <text:p>0,7670835749192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74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0.15</text:p>
          </table:table-cell>
          <table:table-cell office:value-type="float" office:value="912" calcext:value-type="float">
            <text:p>912</text:p>
          </table:table-cell>
          <table:table-cell office:value-type="float" office:value="88.82" calcext:value-type="float">
            <text:p>88,82</text:p>
          </table:table-cell>
          <table:table-cell table:number-columns-repeated="2"/>
          <table:table-cell table:formula="of:=([.M4] - MIN([.$M$2:.$M$502])) / (MAX([.$M$2:.$M$502]) - MIN([.$M$2:.$M$502]))" office:value-type="float" office:value="0.700820011596124" calcext:value-type="float">
            <text:p>0,7008200115961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4.02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0.57</text:p>
          </table:table-cell>
          <table:table-cell office:value-type="float" office:value="3287" calcext:value-type="float">
            <text:p>3287</text:p>
          </table:table-cell>
          <table:table-cell office:value-type="float" office:value="87.42" calcext:value-type="float">
            <text:p>87,42</text:p>
          </table:table-cell>
          <table:table-cell table:number-columns-repeated="2"/>
          <table:table-cell table:formula="of:=([.M5] - MIN([.$M$2:.$M$502])) / (MAX([.$M$2:.$M$502]) - MIN([.$M$2:.$M$502]))" office:value-type="float" office:value="0.689223888014578" calcext:value-type="float">
            <text:p>0,68922388801457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50</text:p>
          </table:table-cell>
          <table:table-cell office:value-type="float" office:value="5778" calcext:value-type="float">
            <text:p>5778</text:p>
          </table:table-cell>
          <table:table-cell office:value-type="string" calcext:value-type="string">
            <text:p>0.69</text:p>
          </table:table-cell>
          <table:table-cell office:value-type="float" office:value="3987" calcext:value-type="float">
            <text:p>3987</text:p>
          </table:table-cell>
          <table:table-cell office:value-type="float" office:value="84.97" calcext:value-type="float">
            <text:p>84,97</text:p>
          </table:table-cell>
          <table:table-cell table:number-columns-repeated="2"/>
          <table:table-cell table:formula="of:=([.M6] - MIN([.$M$2:.$M$502])) / (MAX([.$M$2:.$M$502]) - MIN([.$M$2:.$M$502]))" office:value-type="float" office:value="0.668930671746873" calcext:value-type="float">
            <text:p>0,6689306717468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79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0.21</text:p>
          </table:table-cell>
          <table:table-cell office:value-type="float" office:value="1177" calcext:value-type="float">
            <text:p>1177</text:p>
          </table:table-cell>
          <table:table-cell office:value-type="float" office:value="83.75" calcext:value-type="float">
            <text:p>83,75</text:p>
          </table:table-cell>
          <table:table-cell table:number-columns-repeated="2"/>
          <table:table-cell table:formula="of:=([.M7] - MIN([.$M$2:.$M$502])) / (MAX([.$M$2:.$M$502]) - MIN([.$M$2:.$M$502]))" office:value-type="float" office:value="0.658825478340098" calcext:value-type="float">
            <text:p>0,6588254783400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40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0.26</text:p>
          </table:table-cell>
          <table:table-cell office:value-type="float" office:value="1219" calcext:value-type="float">
            <text:p>121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([.M8] - MIN([.$M$2:.$M$502])) / (MAX([.$M$2:.$M$502]) - MIN([.$M$2:.$M$502]))" office:value-type="float" office:value="0.594632651370828" calcext:value-type="float">
            <text:p>0,5946326513708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57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0.47</text:p>
          </table:table-cell>
          <table:table-cell office:value-type="float" office:value="2236" calcext:value-type="float">
            <text:p>2236</text:p>
          </table:table-cell>
          <table:table-cell office:value-type="float" office:value="74.39" calcext:value-type="float">
            <text:p>74,39</text:p>
          </table:table-cell>
          <table:table-cell table:number-columns-repeated="2"/>
          <table:table-cell table:formula="of:=([.M9] - MIN([.$M$2:.$M$502])) / (MAX([.$M$2:.$M$502]) - MIN([.$M$2:.$M$502]))" office:value-type="float" office:value="0.58129710925205" calcext:value-type="float">
            <text:p>0,58129710925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44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0.25</text:p>
          </table:table-cell>
          <table:table-cell office:value-type="float" office:value="1271" calcext:value-type="float">
            <text:p>1271</text:p>
          </table:table-cell>
          <table:table-cell office:value-type="float" office:value="73.68" calcext:value-type="float">
            <text:p>73,68</text:p>
          </table:table-cell>
          <table:table-cell table:number-columns-repeated="2"/>
          <table:table-cell table:formula="of:=([.M10] - MIN([.$M$2:.$M$502])) / (MAX([.$M$2:.$M$502]) - MIN([.$M$2:.$M$502]))" office:value-type="float" office:value="0.575416218007123" calcext:value-type="float">
            <text:p>0,5754162180071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: scaphandre</text:p>
          </table:table-cell>
          <table:table-cell office:value-type="string" calcext:value-type="string">
            <text:p>scaphand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APHANDRES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2</text:p>
          </table:table-cell>
          <table:table-cell office:value-type="float" office:value="34" calcext:value-type="float">
            <text:p>34</text:p>
          </table:table-cell>
          <table:table-cell office:value-type="float" office:value="71.5" calcext:value-type="float">
            <text:p>71,5</text:p>
          </table:table-cell>
          <table:table-cell table:number-columns-repeated="2"/>
          <table:table-cell table:formula="of:=([.M11] - MIN([.$M$2:.$M$502])) / (MAX([.$M$2:.$M$502]) - MIN([.$M$2:.$M$502]))" office:value-type="float" office:value="0.557359397001574" calcext:value-type="float">
            <text:p>0,55735939700157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a: paralysie général</text:p>
          </table:table-cell>
          <table:table-cell office:value-type="string" calcext:value-type="string">
            <text:p>paralysie géné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générale</text:p>
          </table:table-cell>
          <table:table-cell office:value-type="string" calcext:value-type="string">
            <text:p>3.54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82</text:p>
          </table:table-cell>
          <table:table-cell office:value-type="float" office:value="3624" calcext:value-type="float">
            <text:p>3624</text:p>
          </table:table-cell>
          <table:table-cell office:value-type="float" office:value="68.31" calcext:value-type="float">
            <text:p>68,31</text:p>
          </table:table-cell>
          <table:table-cell table:number-columns-repeated="2"/>
          <table:table-cell table:formula="of:=([.M12] - MIN([.$M$2:.$M$502])) / (MAX([.$M$2:.$M$502]) - MIN([.$M$2:.$M$502]))" office:value-type="float" office:value="0.530936801126481" calcext:value-type="float">
            <text:p>0,53093680112648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société savant</text:p>
          </table:table-cell>
          <table:table-cell office:value-type="string" calcext:value-type="string">
            <text:p>société sav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OCIÉTÉS SAVANTES</text:p>
          </table:table-cell>
          <table:table-cell office:value-type="string" calcext:value-type="string">
            <text:p>3.69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1.00</text:p>
          </table:table-cell>
          <table:table-cell office:value-type="float" office:value="3577" calcext:value-type="float">
            <text:p>3577</text:p>
          </table:table-cell>
          <table:table-cell office:value-type="float" office:value="61.91" calcext:value-type="float">
            <text:p>61,91</text:p>
          </table:table-cell>
          <table:table-cell table:number-columns-repeated="2"/>
          <table:table-cell table:formula="of:=([.M13] - MIN([.$M$2:.$M$502])) / (MAX([.$M$2:.$M$502]) - MIN([.$M$2:.$M$502]))" office:value-type="float" office:value="0.477925950467986" calcext:value-type="float">
            <text:p>0,4779259504679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38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0.48</text:p>
          </table:table-cell>
          <table:table-cell office:value-type="float" office:value="1885" calcext:value-type="float">
            <text:p>1885</text:p>
          </table:table-cell>
          <table:table-cell office:value-type="float" office:value="58.91" calcext:value-type="float">
            <text:p>58,91</text:p>
          </table:table-cell>
          <table:table-cell table:number-columns-repeated="2"/>
          <table:table-cell table:formula="of:=([.M14] - MIN([.$M$2:.$M$502])) / (MAX([.$M$2:.$M$502]) - MIN([.$M$2:.$M$502]))" office:value-type="float" office:value="0.453077114221817" calcext:value-type="float">
            <text:p>0,45307711422181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4.02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0.21</text:p>
          </table:table-cell>
          <table:table-cell office:value-type="float" office:value="804" calcext:value-type="float">
            <text:p>804</text:p>
          </table:table-cell>
          <table:table-cell office:value-type="float" office:value="58.88" calcext:value-type="float">
            <text:p>58,88</text:p>
          </table:table-cell>
          <table:table-cell table:number-columns-repeated="2"/>
          <table:table-cell table:formula="of:=([.M15] - MIN([.$M$2:.$M$502])) / (MAX([.$M$2:.$M$502]) - MIN([.$M$2:.$M$502]))" office:value-type="float" office:value="0.452828625859356" calcext:value-type="float">
            <text:p>0,45282862585935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97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0.57</text:p>
          </table:table-cell>
          <table:table-cell office:value-type="float" office:value="1959" calcext:value-type="float">
            <text:p>1959</text:p>
          </table:table-cell>
          <table:table-cell office:value-type="float" office:value="57.62" calcext:value-type="float">
            <text:p>57,62</text:p>
          </table:table-cell>
          <table:table-cell table:number-columns-repeated="2"/>
          <table:table-cell table:formula="of:=([.M16] - MIN([.$M$2:.$M$502])) / (MAX([.$M$2:.$M$502]) - MIN([.$M$2:.$M$502]))" office:value-type="float" office:value="0.442392114635964" calcext:value-type="float">
            <text:p>0,4423921146359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96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0.25</text:p>
          </table:table-cell>
          <table:table-cell office:value-type="float" office:value="822" calcext:value-type="float">
            <text:p>822</text:p>
          </table:table-cell>
          <table:table-cell office:value-type="float" office:value="53.58" calcext:value-type="float">
            <text:p>53,58</text:p>
          </table:table-cell>
          <table:table-cell table:number-columns-repeated="2"/>
          <table:table-cell table:formula="of:=([.M17] - MIN([.$M$2:.$M$502])) / (MAX([.$M$2:.$M$502]) - MIN([.$M$2:.$M$502]))" office:value-type="float" office:value="0.40892901515779" calcext:value-type="float">
            <text:p>0,408929015157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69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0.94</text:p>
          </table:table-cell>
          <table:table-cell office:value-type="float" office:value="3381" calcext:value-type="float">
            <text:p>3381</text:p>
          </table:table-cell>
          <table:table-cell office:value-type="float" office:value="53.03" calcext:value-type="float">
            <text:p>53,03</text:p>
          </table:table-cell>
          <table:table-cell table:number-columns-repeated="2"/>
          <table:table-cell table:formula="of:=([.M18] - MIN([.$M$2:.$M$502])) / (MAX([.$M$2:.$M$502]) - MIN([.$M$2:.$M$502]))" office:value-type="float" office:value="0.404373395179326" calcext:value-type="float">
            <text:p>0,4043733951793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3.97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0.27</text:p>
          </table:table-cell>
          <table:table-cell office:value-type="float" office:value="917" calcext:value-type="float">
            <text:p>917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table:formula="of:=([.M19] - MIN([.$M$2:.$M$502])) / (MAX([.$M$2:.$M$502]) - MIN([.$M$2:.$M$502]))" office:value-type="float" office:value="0.378696264391618" calcext:value-type="float">
            <text:p>0,3786962643916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s</text:p>
          </table:table-cell>
          <table:table-cell office:value-type="string" calcext:value-type="string">
            <text:p>3.93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0.26</text:p>
          </table:table-cell>
          <table:table-cell office:value-type="float" office:value="797" calcext:value-type="float">
            <text:p>797</text:p>
          </table:table-cell>
          <table:table-cell office:value-type="float" office:value="48.38" calcext:value-type="float">
            <text:p>48,38</text:p>
          </table:table-cell>
          <table:table-cell table:number-columns-repeated="2"/>
          <table:table-cell table:formula="of:=([.M20] - MIN([.$M$2:.$M$502])) / (MAX([.$M$2:.$M$502]) - MIN([.$M$2:.$M$502]))" office:value-type="float" office:value="0.365857698997764" calcext:value-type="float">
            <text:p>0,3658576989977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: gavardie</text:p>
          </table:table-cell>
          <table:table-cell office:value-type="string" calcext:value-type="string">
            <text:p>gavard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vard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87</text:p>
          </table:table-cell>
          <table:table-cell office:value-type="float" office:value="251" calcext:value-type="float">
            <text:p>251</text:p>
          </table:table-cell>
          <table:table-cell office:value-type="float" office:value="48.33" calcext:value-type="float">
            <text:p>48,33</text:p>
          </table:table-cell>
          <table:table-cell table:number-columns-repeated="2"/>
          <table:table-cell table:formula="of:=([.M21] - MIN([.$M$2:.$M$502])) / (MAX([.$M$2:.$M$502]) - MIN([.$M$2:.$M$502]))" office:value-type="float" office:value="0.365443551726994" calcext:value-type="float">
            <text:p>0,36544355172699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: démence</text:p>
          </table:table-cell>
          <table:table-cell office:value-type="string" calcext:value-type="string">
            <text:p>démen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mence</text:p>
          </table:table-cell>
          <table:table-cell office:value-type="string" calcext:value-type="string">
            <text:p>3.91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0.31</text:p>
          </table:table-cell>
          <table:table-cell office:value-type="float" office:value="921" calcext:value-type="float">
            <text:p>921</text:p>
          </table:table-cell>
          <table:table-cell office:value-type="float" office:value="47.19" calcext:value-type="float">
            <text:p>47,19</text:p>
          </table:table-cell>
          <table:table-cell table:number-columns-repeated="2"/>
          <table:table-cell table:formula="of:=([.M22] - MIN([.$M$2:.$M$502])) / (MAX([.$M$2:.$M$502]) - MIN([.$M$2:.$M$502]))" office:value-type="float" office:value="0.35600099395345" calcext:value-type="float">
            <text:p>0,356000993953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4.24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0.22</text:p>
          </table:table-cell>
          <table:table-cell office:value-type="float" office:value="721" calcext:value-type="float">
            <text:p>721</text:p>
          </table:table-cell>
          <table:table-cell office:value-type="float" office:value="47.16" calcext:value-type="float">
            <text:p>47,16</text:p>
          </table:table-cell>
          <table:table-cell table:number-columns-repeated="2"/>
          <table:table-cell table:formula="of:=([.M23] - MIN([.$M$2:.$M$502])) / (MAX([.$M$2:.$M$502]) - MIN([.$M$2:.$M$502]))" office:value-type="float" office:value="0.355752505590988" calcext:value-type="float">
            <text:p>0,3557525055909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: système nerveux</text:p>
          </table:table-cell>
          <table:table-cell office:value-type="string" calcext:value-type="string">
            <text:p>système nerv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ystème nerveux</text:p>
          </table:table-cell>
          <table:table-cell office:value-type="string" calcext:value-type="string">
            <text:p>3.24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0.34</text:p>
          </table:table-cell>
          <table:table-cell office:value-type="float" office:value="1079" calcext:value-type="float">
            <text:p>1079</text:p>
          </table:table-cell>
          <table:table-cell office:value-type="float" office:value="46.57" calcext:value-type="float">
            <text:p>46,57</text:p>
          </table:table-cell>
          <table:table-cell table:number-columns-repeated="2"/>
          <table:table-cell table:formula="of:=([.M24] - MIN([.$M$2:.$M$502])) / (MAX([.$M$2:.$M$502]) - MIN([.$M$2:.$M$502]))" office:value-type="float" office:value="0.350865567795908" calcext:value-type="float">
            <text:p>0,35086556779590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: paralytique</text:p>
          </table:table-cell>
          <table:table-cell office:value-type="string" calcext:value-type="string">
            <text:p>paralyt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lytiques</text:p>
          </table:table-cell>
          <table:table-cell office:value-type="string" calcext:value-type="string">
            <text:p>3.57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0.57</text:p>
          </table:table-cell>
          <table:table-cell office:value-type="float" office:value="1551" calcext:value-type="float">
            <text:p>1551</text:p>
          </table:table-cell>
          <table:table-cell office:value-type="float" office:value="46.32" calcext:value-type="float">
            <text:p>46,32</text:p>
          </table:table-cell>
          <table:table-cell table:number-columns-repeated="2"/>
          <table:table-cell table:formula="of:=([.M25] - MIN([.$M$2:.$M$502])) / (MAX([.$M$2:.$M$502]) - MIN([.$M$2:.$M$502]))" office:value-type="float" office:value="0.348794831442061" calcext:value-type="float">
            <text:p>0,34879483144206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3.90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0.35</text:p>
          </table:table-cell>
          <table:table-cell office:value-type="float" office:value="1012" calcext:value-type="float">
            <text:p>1012</text:p>
          </table:table-cell>
          <table:table-cell office:value-type="float" office:value="45.83" calcext:value-type="float">
            <text:p>45,83</text:p>
          </table:table-cell>
          <table:table-cell table:number-columns-repeated="2"/>
          <table:table-cell table:formula="of:=([.M26] - MIN([.$M$2:.$M$502])) / (MAX([.$M$2:.$M$502]) - MIN([.$M$2:.$M$502]))" office:value-type="float" office:value="0.34473618818852" calcext:value-type="float">
            <text:p>0,344736188188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2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0.43</text:p>
          </table:table-cell>
          <table:table-cell office:value-type="float" office:value="1294" calcext:value-type="float">
            <text:p>1294</text:p>
          </table:table-cell>
          <table:table-cell office:value-type="float" office:value="45.61" calcext:value-type="float">
            <text:p>45,61</text:p>
          </table:table-cell>
          <table:table-cell table:number-columns-repeated="2"/>
          <table:table-cell table:formula="of:=([.M27] - MIN([.$M$2:.$M$502])) / (MAX([.$M$2:.$M$502]) - MIN([.$M$2:.$M$502]))" office:value-type="float" office:value="0.342913940197134" calcext:value-type="float">
            <text:p>0,34291394019713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e</text:p>
          </table:table-cell>
          <table:table-cell office:value-type="string" calcext:value-type="string">
            <text:p>3.92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0.17</text:p>
          </table:table-cell>
          <table:table-cell office:value-type="float" office:value="521" calcext:value-type="float">
            <text:p>521</text:p>
          </table:table-cell>
          <table:table-cell office:value-type="float" office:value="45.21" calcext:value-type="float">
            <text:p>45,21</text:p>
          </table:table-cell>
          <table:table-cell table:number-columns-repeated="2"/>
          <table:table-cell table:formula="of:=([.M28] - MIN([.$M$2:.$M$502])) / (MAX([.$M$2:.$M$502]) - MIN([.$M$2:.$M$502]))" office:value-type="float" office:value="0.339600762030978" calcext:value-type="float">
            <text:p>0,3396007620309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62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0.62</text:p>
          </table:table-cell>
          <table:table-cell office:value-type="float" office:value="1889" calcext:value-type="float">
            <text:p>1889</text:p>
          </table:table-cell>
          <table:table-cell office:value-type="float" office:value="44.65" calcext:value-type="float">
            <text:p>44,65</text:p>
          </table:table-cell>
          <table:table-cell table:number-columns-repeated="2"/>
          <table:table-cell table:formula="of:=([.M29] - MIN([.$M$2:.$M$502])) / (MAX([.$M$2:.$M$502]) - MIN([.$M$2:.$M$502]))" office:value-type="float" office:value="0.33496231259836" calcext:value-type="float">
            <text:p>0,3349623125983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31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0.60</text:p>
          </table:table-cell>
          <table:table-cell office:value-type="float" office:value="1774" calcext:value-type="float">
            <text:p>1774</text:p>
          </table:table-cell>
          <table:table-cell office:value-type="float" office:value="44.28" calcext:value-type="float">
            <text:p>44,28</text:p>
          </table:table-cell>
          <table:table-cell table:number-columns-repeated="2"/>
          <table:table-cell table:formula="of:=([.M30] - MIN([.$M$2:.$M$502])) / (MAX([.$M$2:.$M$502]) - MIN([.$M$2:.$M$502]))" office:value-type="float" office:value="0.331897622794666" calcext:value-type="float">
            <text:p>0,3318976227946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3.73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0.60</text:p>
          </table:table-cell>
          <table:table-cell office:value-type="float" office:value="1776" calcext:value-type="float">
            <text:p>1776</text:p>
          </table:table-cell>
          <table:table-cell office:value-type="float" office:value="44.22" calcext:value-type="float">
            <text:p>44,22</text:p>
          </table:table-cell>
          <table:table-cell table:number-columns-repeated="2"/>
          <table:table-cell table:formula="of:=([.M31] - MIN([.$M$2:.$M$502])) / (MAX([.$M$2:.$M$502]) - MIN([.$M$2:.$M$502]))" office:value-type="float" office:value="0.331400646069742" calcext:value-type="float">
            <text:p>0,3314006460697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: pathologie nerveux</text:p>
          </table:table-cell>
          <table:table-cell office:value-type="string" calcext:value-type="string">
            <text:p>pathologie nerv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NERVEUSE</text:p>
          </table:table-cell>
          <table:table-cell office:value-type="string" calcext:value-type="string">
            <text:p>3.6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0.68</text:p>
          </table:table-cell>
          <table:table-cell office:value-type="float" office:value="1831" calcext:value-type="float">
            <text:p>1831</text:p>
          </table:table-cell>
          <table:table-cell office:value-type="float" office:value="43.85" calcext:value-type="float">
            <text:p>43,85</text:p>
          </table:table-cell>
          <table:table-cell table:number-columns-repeated="2"/>
          <table:table-cell table:formula="of:=([.M32] - MIN([.$M$2:.$M$502])) / (MAX([.$M$2:.$M$502]) - MIN([.$M$2:.$M$502]))" office:value-type="float" office:value="0.328335956266048" calcext:value-type="float">
            <text:p>0,3283359562660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4.15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0.27</text:p>
          </table:table-cell>
          <table:table-cell office:value-type="float" office:value="705" calcext:value-type="float">
            <text:p>705</text:p>
          </table:table-cell>
          <table:table-cell office:value-type="float" office:value="42.85" calcext:value-type="float">
            <text:p>42,85</text:p>
          </table:table-cell>
          <table:table-cell table:number-columns-repeated="2"/>
          <table:table-cell table:formula="of:=([.M33] - MIN([.$M$2:.$M$502])) / (MAX([.$M$2:.$M$502]) - MIN([.$M$2:.$M$502]))" office:value-type="float" office:value="0.320053010850659" calcext:value-type="float">
            <text:p>0,3200530108506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69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0.34</text:p>
          </table:table-cell>
          <table:table-cell office:value-type="float" office:value="902" calcext:value-type="float">
            <text:p>902</text:p>
          </table:table-cell>
          <table:table-cell office:value-type="float" office:value="42.71" calcext:value-type="float">
            <text:p>42,71</text:p>
          </table:table-cell>
          <table:table-cell table:number-columns-repeated="2"/>
          <table:table-cell table:formula="of:=([.M34] - MIN([.$M$2:.$M$502])) / (MAX([.$M$2:.$M$502]) - MIN([.$M$2:.$M$502]))" office:value-type="float" office:value="0.318893398492504" calcext:value-type="float">
            <text:p>0,31889339849250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4.18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0.56</text:p>
          </table:table-cell>
          <table:table-cell office:value-type="float" office:value="1536" calcext:value-type="float">
            <text:p>1536</text:p>
          </table:table-cell>
          <table:table-cell office:value-type="float" office:value="41.83" calcext:value-type="float">
            <text:p>41,83</text:p>
          </table:table-cell>
          <table:table-cell table:number-columns-repeated="2"/>
          <table:table-cell table:formula="of:=([.M35] - MIN([.$M$2:.$M$502])) / (MAX([.$M$2:.$M$502]) - MIN([.$M$2:.$M$502]))" office:value-type="float" office:value="0.311604406526961" calcext:value-type="float">
            <text:p>0,31160440652696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4.16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0.19</text:p>
          </table:table-cell>
          <table:table-cell office:value-type="float" office:value="501" calcext:value-type="float">
            <text:p>501</text:p>
          </table:table-cell>
          <table:table-cell office:value-type="float" office:value="40.55" calcext:value-type="float">
            <text:p>40,55</text:p>
          </table:table-cell>
          <table:table-cell table:number-columns-repeated="2"/>
          <table:table-cell table:formula="of:=([.M36] - MIN([.$M$2:.$M$502])) / (MAX([.$M$2:.$M$502]) - MIN([.$M$2:.$M$502]))" office:value-type="float" office:value="0.301002236395262" calcext:value-type="float">
            <text:p>0,3010022363952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30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0.27</text:p>
          </table:table-cell>
          <table:table-cell office:value-type="float" office:value="684" calcext:value-type="float">
            <text:p>684</text:p>
          </table:table-cell>
          <table:table-cell office:value-type="float" office:value="38.89" calcext:value-type="float">
            <text:p>38,89</text:p>
          </table:table-cell>
          <table:table-cell table:number-columns-repeated="2"/>
          <table:table-cell table:formula="of:=([.M37] - MIN([.$M$2:.$M$502])) / (MAX([.$M$2:.$M$502]) - MIN([.$M$2:.$M$502]))" office:value-type="float" office:value="0.287252547005715" calcext:value-type="float">
            <text:p>0,2872525470057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4.12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0.74</text:p>
          </table:table-cell>
          <table:table-cell office:value-type="float" office:value="1784" calcext:value-type="float">
            <text:p>1784</text:p>
          </table:table-cell>
          <table:table-cell office:value-type="float" office:value="38.77" calcext:value-type="float">
            <text:p>38,77</text:p>
          </table:table-cell>
          <table:table-cell table:number-columns-repeated="2"/>
          <table:table-cell table:formula="of:=([.M38] - MIN([.$M$2:.$M$502])) / (MAX([.$M$2:.$M$502]) - MIN([.$M$2:.$M$502]))" office:value-type="float" office:value="0.286258593555868" calcext:value-type="float">
            <text:p>0,28625859355586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4.13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0.46</text:p>
          </table:table-cell>
          <table:table-cell office:value-type="float" office:value="1134" calcext:value-type="float">
            <text:p>1134</text:p>
          </table:table-cell>
          <table:table-cell office:value-type="float" office:value="38.69" calcext:value-type="float">
            <text:p>38,69</text:p>
          </table:table-cell>
          <table:table-cell table:number-columns-repeated="2"/>
          <table:table-cell table:formula="of:=([.M39] - MIN([.$M$2:.$M$502])) / (MAX([.$M$2:.$M$502]) - MIN([.$M$2:.$M$502]))" office:value-type="float" office:value="0.285595957922637" calcext:value-type="float">
            <text:p>0,2855959579226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4.15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0.26</text:p>
          </table:table-cell>
          <table:table-cell office:value-type="float" office:value="669" calcext:value-type="float">
            <text:p>669</text:p>
          </table:table-cell>
          <table:table-cell office:value-type="float" office:value="37.93" calcext:value-type="float">
            <text:p>37,93</text:p>
          </table:table-cell>
          <table:table-cell table:number-columns-repeated="2"/>
          <table:table-cell table:formula="of:=([.M40] - MIN([.$M$2:.$M$502])) / (MAX([.$M$2:.$M$502]) - MIN([.$M$2:.$M$502]))" office:value-type="float" office:value="0.279300919406941" calcext:value-type="float">
            <text:p>0,27930091940694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s</text:p>
          </table:table-cell>
          <table:table-cell office:value-type="string" calcext:value-type="string">
            <text:p>3.29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0.21</text:p>
          </table:table-cell>
          <table:table-cell office:value-type="float" office:value="540" calcext:value-type="float">
            <text:p>540</text:p>
          </table:table-cell>
          <table:table-cell office:value-type="float" office:value="37.58" calcext:value-type="float">
            <text:p>37,58</text:p>
          </table:table-cell>
          <table:table-cell table:number-columns-repeated="2"/>
          <table:table-cell table:formula="of:=([.M41] - MIN([.$M$2:.$M$502])) / (MAX([.$M$2:.$M$502]) - MIN([.$M$2:.$M$502]))" office:value-type="float" office:value="0.276401888511555" calcext:value-type="float">
            <text:p>0,2764018885115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73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43</text:p>
          </table:table-cell>
          <table:table-cell office:value-type="float" office:value="425" calcext:value-type="float">
            <text:p>425</text:p>
          </table:table-cell>
          <table:table-cell office:value-type="float" office:value="36.81" calcext:value-type="float">
            <text:p>36,81</text:p>
          </table:table-cell>
          <table:table-cell table:number-columns-repeated="2"/>
          <table:table-cell table:formula="of:=([.M42] - MIN([.$M$2:.$M$502])) / (MAX([.$M$2:.$M$502]) - MIN([.$M$2:.$M$502]))" office:value-type="float" office:value="0.270024020541705" calcext:value-type="float">
            <text:p>0,2700240205417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: pathologie mental</text:p>
          </table:table-cell>
          <table:table-cell office:value-type="string" calcext:value-type="string">
            <text:p>pathologie ment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MENTALE</text:p>
          </table:table-cell>
          <table:table-cell office:value-type="string" calcext:value-type="string">
            <text:p>3.24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62</text:p>
          </table:table-cell>
          <table:table-cell office:value-type="float" office:value="1180" calcext:value-type="float">
            <text:p>1180</text:p>
          </table:table-cell>
          <table:table-cell office:value-type="float" office:value="34.36" calcext:value-type="float">
            <text:p>34,36</text:p>
          </table:table-cell>
          <table:table-cell table:number-columns-repeated="2"/>
          <table:table-cell table:formula="of:=([.M43] - MIN([.$M$2:.$M$502])) / (MAX([.$M$2:.$M$502]) - MIN([.$M$2:.$M$502]))" office:value-type="float" office:value="0.249730804274" calcext:value-type="float">
            <text:p>0,24973080427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: anatomique</text:p>
          </table:table-cell>
          <table:table-cell office:value-type="string" calcext:value-type="string">
            <text:p>anatom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tomique</text:p>
          </table:table-cell>
          <table:table-cell office:value-type="string" calcext:value-type="string">
            <text:p>3.62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0.23</text:p>
          </table:table-cell>
          <table:table-cell office:value-type="float" office:value="522" calcext:value-type="float">
            <text:p>522</text:p>
          </table:table-cell>
          <table:table-cell office:value-type="float" office:value="33.79" calcext:value-type="float">
            <text:p>33,79</text:p>
          </table:table-cell>
          <table:table-cell table:number-columns-repeated="2"/>
          <table:table-cell table:formula="of:=([.M44] - MIN([.$M$2:.$M$502])) / (MAX([.$M$2:.$M$502]) - MIN([.$M$2:.$M$502]))" office:value-type="float" office:value="0.245009525387228" calcext:value-type="float">
            <text:p>0,245009525387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: convulsif</text:p>
          </table:table-cell>
          <table:table-cell office:value-type="string" calcext:value-type="string">
            <text:p>convul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ulsifs</text:p>
          </table:table-cell>
          <table:table-cell office:value-type="string" calcext:value-type="string">
            <text:p>4.09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0.17</text:p>
          </table:table-cell>
          <table:table-cell office:value-type="float" office:value="380" calcext:value-type="float">
            <text:p>380</text:p>
          </table:table-cell>
          <table:table-cell office:value-type="float" office:value="33.4" calcext:value-type="float">
            <text:p>33,4</text:p>
          </table:table-cell>
          <table:table-cell table:number-columns-repeated="2"/>
          <table:table-cell table:formula="of:=([.M45] - MIN([.$M$2:.$M$502])) / (MAX([.$M$2:.$M$502]) - MIN([.$M$2:.$M$502]))" office:value-type="float" office:value="0.241779176675226" calcext:value-type="float">
            <text:p>0,2417791766752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s</text:p>
          </table:table-cell>
          <table:table-cell office:value-type="string" calcext:value-type="string">
            <text:p>3.78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0.57</text:p>
          </table:table-cell>
          <table:table-cell office:value-type="float" office:value="1273" calcext:value-type="float">
            <text:p>1273</text:p>
          </table:table-cell>
          <table:table-cell office:value-type="float" office:value="32.72" calcext:value-type="float">
            <text:p>32,72</text:p>
          </table:table-cell>
          <table:table-cell table:number-columns-repeated="2"/>
          <table:table-cell table:formula="of:=([.M46] - MIN([.$M$2:.$M$502])) / (MAX([.$M$2:.$M$502]) - MIN([.$M$2:.$M$502]))" office:value-type="float" office:value="0.236146773792761" calcext:value-type="float">
            <text:p>0,23614677379276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77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0.18</text:p>
          </table:table-cell>
          <table:table-cell office:value-type="float" office:value="393" calcext:value-type="float">
            <text:p>393</text:p>
          </table:table-cell>
          <table:table-cell office:value-type="float" office:value="32.18" calcext:value-type="float">
            <text:p>32,18</text:p>
          </table:table-cell>
          <table:table-cell table:number-columns-repeated="2"/>
          <table:table-cell table:formula="of:=([.M47] - MIN([.$M$2:.$M$502])) / (MAX([.$M$2:.$M$502]) - MIN([.$M$2:.$M$502]))" office:value-type="float" office:value="0.23167398326845" calcext:value-type="float">
            <text:p>0,2316739832684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9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0.40</text:p>
          </table:table-cell>
          <table:table-cell office:value-type="float" office:value="854" calcext:value-type="float">
            <text:p>854</text:p>
          </table:table-cell>
          <table:table-cell office:value-type="float" office:value="31.82" calcext:value-type="float">
            <text:p>31,82</text:p>
          </table:table-cell>
          <table:table-cell table:number-columns-repeated="2"/>
          <table:table-cell table:formula="of:=([.M48] - MIN([.$M$2:.$M$502])) / (MAX([.$M$2:.$M$502]) - MIN([.$M$2:.$M$502]))" office:value-type="float" office:value="0.22869212291891" calcext:value-type="float">
            <text:p>0,228692122918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4.0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0.52</text:p>
          </table:table-cell>
          <table:table-cell office:value-type="float" office:value="1020" calcext:value-type="float">
            <text:p>1020</text:p>
          </table:table-cell>
          <table:table-cell office:value-type="float" office:value="31.29" calcext:value-type="float">
            <text:p>31,29</text:p>
          </table:table-cell>
          <table:table-cell table:number-columns-repeated="2"/>
          <table:table-cell table:formula="of:=([.M49] - MIN([.$M$2:.$M$502])) / (MAX([.$M$2:.$M$502]) - MIN([.$M$2:.$M$502]))" office:value-type="float" office:value="0.224302161848753" calcext:value-type="float">
            <text:p>0,2243021618487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76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0.22</text:p>
          </table:table-cell>
          <table:table-cell office:value-type="float" office:value="469" calcext:value-type="float">
            <text:p>469</text:p>
          </table:table-cell>
          <table:table-cell office:value-type="float" office:value="31.1" calcext:value-type="float">
            <text:p>31,1</text:p>
          </table:table-cell>
          <table:table-cell table:number-columns-repeated="2"/>
          <table:table-cell table:formula="of:=([.M50] - MIN([.$M$2:.$M$502])) / (MAX([.$M$2:.$M$502]) - MIN([.$M$2:.$M$502]))" office:value-type="float" office:value="0.222728402219829" calcext:value-type="float">
            <text:p>0,2227284022198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70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0.29</text:p>
          </table:table-cell>
          <table:table-cell office:value-type="float" office:value="526" calcext:value-type="float">
            <text:p>526</text:p>
          </table:table-cell>
          <table:table-cell office:value-type="float" office:value="28.92" calcext:value-type="float">
            <text:p>28,92</text:p>
          </table:table-cell>
          <table:table-cell table:number-columns-repeated="2"/>
          <table:table-cell table:formula="of:=([.M51] - MIN([.$M$2:.$M$502])) / (MAX([.$M$2:.$M$502]) - MIN([.$M$2:.$M$502]))" office:value-type="float" office:value="0.20467158121428" calcext:value-type="float">
            <text:p>0,204671581214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4.0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0.88</text:p>
          </table:table-cell>
          <table:table-cell office:value-type="float" office:value="1610" calcext:value-type="float">
            <text:p>1610</text:p>
          </table:table-cell>
          <table:table-cell office:value-type="float" office:value="28.63" calcext:value-type="float">
            <text:p>28,63</text:p>
          </table:table-cell>
          <table:table-cell table:number-columns-repeated="2"/>
          <table:table-cell table:formula="of:=([.M52] - MIN([.$M$2:.$M$502])) / (MAX([.$M$2:.$M$502]) - MIN([.$M$2:.$M$502]))" office:value-type="float" office:value="0.202269527043817" calcext:value-type="float">
            <text:p>0,2022695270438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2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.41</text:p>
          </table:table-cell>
          <table:table-cell office:value-type="float" office:value="797" calcext:value-type="float">
            <text:p>797</text:p>
          </table:table-cell>
          <table:table-cell office:value-type="float" office:value="28.62" calcext:value-type="float">
            <text:p>28,62</text:p>
          </table:table-cell>
          <table:table-cell table:number-columns-repeated="2"/>
          <table:table-cell table:formula="of:=([.M53] - MIN([.$M$2:.$M$502])) / (MAX([.$M$2:.$M$502]) - MIN([.$M$2:.$M$502]))" office:value-type="float" office:value="0.202186697589663" calcext:value-type="float">
            <text:p>0,20218669758966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s</text:p>
          </table:table-cell>
          <table:table-cell office:value-type="string" calcext:value-type="string">
            <text:p>3.9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28</text:p>
          </table:table-cell>
          <table:table-cell office:value-type="float" office:value="502" calcext:value-type="float">
            <text:p>502</text:p>
          </table:table-cell>
          <table:table-cell office:value-type="float" office:value="28.55" calcext:value-type="float">
            <text:p>28,55</text:p>
          </table:table-cell>
          <table:table-cell table:number-columns-repeated="2"/>
          <table:table-cell table:formula="of:=([.M54] - MIN([.$M$2:.$M$502])) / (MAX([.$M$2:.$M$502]) - MIN([.$M$2:.$M$502]))" office:value-type="float" office:value="0.201606891410586" calcext:value-type="float">
            <text:p>0,20160689141058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a: clinique nerveux</text:p>
          </table:table-cell>
          <table:table-cell office:value-type="string" calcext:value-type="string">
            <text:p>clinique nerveu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NERVEUSE</text:p>
          </table:table-cell>
          <table:table-cell office:value-type="string" calcext:value-type="string">
            <text:p>3.59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1.00</text:p>
          </table:table-cell>
          <table:table-cell office:value-type="float" office:value="1423" calcext:value-type="float">
            <text:p>1423</text:p>
          </table:table-cell>
          <table:table-cell office:value-type="float" office:value="28.46" calcext:value-type="float">
            <text:p>28,46</text:p>
          </table:table-cell>
          <table:table-cell table:number-columns-repeated="2"/>
          <table:table-cell table:formula="of:=([.M55] - MIN([.$M$2:.$M$502])) / (MAX([.$M$2:.$M$502]) - MIN([.$M$2:.$M$502]))" office:value-type="float" office:value="0.200861426323201" calcext:value-type="float">
            <text:p>0,2008614263232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4.0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0.43</text:p>
          </table:table-cell>
          <table:table-cell office:value-type="float" office:value="794" calcext:value-type="float">
            <text:p>794</text:p>
          </table:table-cell>
          <table:table-cell office:value-type="float" office:value="28.31" calcext:value-type="float">
            <text:p>28,31</text:p>
          </table:table-cell>
          <table:table-cell table:number-columns-repeated="2"/>
          <table:table-cell table:formula="of:=([.M56] - MIN([.$M$2:.$M$502])) / (MAX([.$M$2:.$M$502]) - MIN([.$M$2:.$M$502]))" office:value-type="float" office:value="0.199618984510892" calcext:value-type="float">
            <text:p>0,19961898451089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4.0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0.28</text:p>
          </table:table-cell>
          <table:table-cell office:value-type="float" office:value="522" calcext:value-type="float">
            <text:p>522</text:p>
          </table:table-cell>
          <table:table-cell office:value-type="float" office:value="28.12" calcext:value-type="float">
            <text:p>28,12</text:p>
          </table:table-cell>
          <table:table-cell table:number-columns-repeated="2"/>
          <table:table-cell table:formula="of:=([.M57] - MIN([.$M$2:.$M$502])) / (MAX([.$M$2:.$M$502]) - MIN([.$M$2:.$M$502]))" office:value-type="float" office:value="0.198045224881968" calcext:value-type="float">
            <text:p>0,198045224881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: hypnotisme</text:p>
          </table:table-cell>
          <table:table-cell office:value-type="string" calcext:value-type="string">
            <text:p>hypnot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me</text:p>
          </table:table-cell>
          <table:table-cell office:value-type="string" calcext:value-type="string">
            <text:p>3.26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67</text:p>
          </table:table-cell>
          <table:table-cell office:value-type="float" office:value="1105" calcext:value-type="float">
            <text:p>1105</text:p>
          </table:table-cell>
          <table:table-cell office:value-type="float" office:value="27.57" calcext:value-type="float">
            <text:p>27,57</text:p>
          </table:table-cell>
          <table:table-cell table:number-columns-repeated="2"/>
          <table:table-cell table:formula="of:=([.M58] - MIN([.$M$2:.$M$502])) / (MAX([.$M$2:.$M$502]) - MIN([.$M$2:.$M$502]))" office:value-type="float" office:value="0.193489604903504" calcext:value-type="float">
            <text:p>0,1934896049035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: névrose</text:p>
          </table:table-cell>
          <table:table-cell office:value-type="string" calcext:value-type="string">
            <text:p>névro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se</text:p>
          </table:table-cell>
          <table:table-cell office:value-type="string" calcext:value-type="string">
            <text:p>3.39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0.54</text:p>
          </table:table-cell>
          <table:table-cell office:value-type="float" office:value="967" calcext:value-type="float">
            <text:p>967</text:p>
          </table:table-cell>
          <table:table-cell office:value-type="float" office:value="27.54" calcext:value-type="float">
            <text:p>27,54</text:p>
          </table:table-cell>
          <table:table-cell table:number-columns-repeated="2"/>
          <table:table-cell table:formula="of:=([.M59] - MIN([.$M$2:.$M$502])) / (MAX([.$M$2:.$M$502]) - MIN([.$M$2:.$M$502]))" office:value-type="float" office:value="0.193241116541042" calcext:value-type="float">
            <text:p>0,1932411165410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22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0.80</text:p>
          </table:table-cell>
          <table:table-cell office:value-type="float" office:value="1449" calcext:value-type="float">
            <text:p>1449</text:p>
          </table:table-cell>
          <table:table-cell office:value-type="float" office:value="27.52" calcext:value-type="float">
            <text:p>27,52</text:p>
          </table:table-cell>
          <table:table-cell table:number-columns-repeated="2"/>
          <table:table-cell table:formula="of:=([.M60] - MIN([.$M$2:.$M$502])) / (MAX([.$M$2:.$M$502]) - MIN([.$M$2:.$M$502]))" office:value-type="float" office:value="0.193075457632734" calcext:value-type="float">
            <text:p>0,1930754576327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4.01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0.23</text:p>
          </table:table-cell>
          <table:table-cell office:value-type="float" office:value="437" calcext:value-type="float">
            <text:p>437</text:p>
          </table:table-cell>
          <table:table-cell office:value-type="float" office:value="27.51" calcext:value-type="float">
            <text:p>27,51</text:p>
          </table:table-cell>
          <table:table-cell table:number-columns-repeated="2"/>
          <table:table-cell table:formula="of:=([.M61] - MIN([.$M$2:.$M$502])) / (MAX([.$M$2:.$M$502]) - MIN([.$M$2:.$M$502]))" office:value-type="float" office:value="0.19299262817858" calcext:value-type="float">
            <text:p>0,192992628178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: côté gauche</text:p>
          </table:table-cell>
          <table:table-cell office:value-type="string" calcext:value-type="string">
            <text:p>côté gauch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ôté gauche</text:p>
          </table:table-cell>
          <table:table-cell office:value-type="string" calcext:value-type="string">
            <text:p>3.22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.79</text:p>
          </table:table-cell>
          <table:table-cell office:value-type="float" office:value="1427" calcext:value-type="float">
            <text:p>1427</text:p>
          </table:table-cell>
          <table:table-cell office:value-type="float" office:value="27.48" calcext:value-type="float">
            <text:p>27,48</text:p>
          </table:table-cell>
          <table:table-cell table:number-columns-repeated="2"/>
          <table:table-cell table:formula="of:=([.M62] - MIN([.$M$2:.$M$502])) / (MAX([.$M$2:.$M$502]) - MIN([.$M$2:.$M$502]))" office:value-type="float" office:value="0.192744139816119" calcext:value-type="float">
            <text:p>0,1927441398161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: aliéniste</text:p>
          </table:table-cell>
          <table:table-cell office:value-type="string" calcext:value-type="string">
            <text:p>aliénis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nistes</text:p>
          </table:table-cell>
          <table:table-cell office:value-type="string" calcext:value-type="string">
            <text:p>3.31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72</text:p>
          </table:table-cell>
          <table:table-cell office:value-type="float" office:value="1063" calcext:value-type="float">
            <text:p>1063</text:p>
          </table:table-cell>
          <table:table-cell office:value-type="float" office:value="27.39" calcext:value-type="float">
            <text:p>27,39</text:p>
          </table:table-cell>
          <table:table-cell table:number-columns-repeated="2"/>
          <table:table-cell table:formula="of:=([.M63] - MIN([.$M$2:.$M$502])) / (MAX([.$M$2:.$M$502]) - MIN([.$M$2:.$M$502]))" office:value-type="float" office:value="0.191998674728734" calcext:value-type="float">
            <text:p>0,1919986747287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5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0.13</text:p>
          </table:table-cell>
          <table:table-cell office:value-type="float" office:value="223" calcext:value-type="float">
            <text:p>223</text:p>
          </table:table-cell>
          <table:table-cell office:value-type="float" office:value="26.89" calcext:value-type="float">
            <text:p>26,89</text:p>
          </table:table-cell>
          <table:table-cell table:number-columns-repeated="2"/>
          <table:table-cell table:formula="of:=([.M64] - MIN([.$M$2:.$M$502])) / (MAX([.$M$2:.$M$502]) - MIN([.$M$2:.$M$502]))" office:value-type="float" office:value="0.187857202021039" calcext:value-type="float">
            <text:p>0,1878572020210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physiologie pathologique</text:p>
          </table:table-cell>
          <table:table-cell office:value-type="string" calcext:value-type="string">
            <text:p>physiologie patholog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HYSIOLOGIE PATHOLOGIQUES</text:p>
          </table:table-cell>
          <table:table-cell office:value-type="string" calcext:value-type="string">
            <text:p>3.2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97</text:p>
          </table:table-cell>
          <table:table-cell office:value-type="float" office:value="1714" calcext:value-type="float">
            <text:p>1714</text:p>
          </table:table-cell>
          <table:table-cell office:value-type="float" office:value="26.82" calcext:value-type="float">
            <text:p>26,82</text:p>
          </table:table-cell>
          <table:table-cell table:number-columns-repeated="2"/>
          <table:table-cell table:formula="of:=([.M65] - MIN([.$M$2:.$M$502])) / (MAX([.$M$2:.$M$502]) - MIN([.$M$2:.$M$502]))" office:value-type="float" office:value="0.187277395841961" calcext:value-type="float">
            <text:p>0,1872773958419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3.9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0.49</text:p>
          </table:table-cell>
          <table:table-cell office:value-type="float" office:value="737" calcext:value-type="float">
            <text:p>737</text:p>
          </table:table-cell>
          <table:table-cell office:value-type="float" office:value="26.61" calcext:value-type="float">
            <text:p>26,61</text:p>
          </table:table-cell>
          <table:table-cell table:number-columns-repeated="2"/>
          <table:table-cell table:formula="of:=([.M66] - MIN([.$M$2:.$M$502])) / (MAX([.$M$2:.$M$502]) - MIN([.$M$2:.$M$502]))" office:value-type="float" office:value="0.18553797730473" calcext:value-type="float">
            <text:p>0,1855379773047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3.99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0.20</text:p>
          </table:table-cell>
          <table:table-cell office:value-type="float" office:value="363" calcext:value-type="float">
            <text:p>363</text:p>
          </table:table-cell>
          <table:table-cell office:value-type="float" office:value="26.58" calcext:value-type="float">
            <text:p>26,58</text:p>
          </table:table-cell>
          <table:table-cell table:number-columns-repeated="2"/>
          <table:table-cell table:formula="of:=([.M67] - MIN([.$M$2:.$M$502])) / (MAX([.$M$2:.$M$502]) - MIN([.$M$2:.$M$502]))" office:value-type="float" office:value="0.185289488942268" calcext:value-type="float">
            <text:p>0,1852894889422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3.97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0.29</text:p>
          </table:table-cell>
          <table:table-cell office:value-type="float" office:value="493" calcext:value-type="float">
            <text:p>493</text:p>
          </table:table-cell>
          <table:table-cell office:value-type="float" office:value="26.02" calcext:value-type="float">
            <text:p>26,02</text:p>
          </table:table-cell>
          <table:table-cell table:number-columns-repeated="2"/>
          <table:table-cell table:formula="of:=([.M68] - MIN([.$M$2:.$M$502])) / (MAX([.$M$2:.$M$502]) - MIN([.$M$2:.$M$502]))" office:value-type="float" office:value="0.18065103950965" calcext:value-type="float">
            <text:p>0,1806510395096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mélancolique</text:p>
          </table:table-cell>
          <table:table-cell office:value-type="string" calcext:value-type="string">
            <text:p>mélancol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lancolique</text:p>
          </table:table-cell>
          <table:table-cell office:value-type="string" calcext:value-type="string">
            <text:p>3.22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0.61</text:p>
          </table:table-cell>
          <table:table-cell office:value-type="float" office:value="936" calcext:value-type="float">
            <text:p>936</text:p>
          </table:table-cell>
          <table:table-cell office:value-type="float" office:value="25.9" calcext:value-type="float">
            <text:p>25,9</text:p>
          </table:table-cell>
          <table:table-cell table:number-columns-repeated="2"/>
          <table:table-cell table:formula="of:=([.M69] - MIN([.$M$2:.$M$502])) / (MAX([.$M$2:.$M$502]) - MIN([.$M$2:.$M$502]))" office:value-type="float" office:value="0.179657086059803" calcext:value-type="float">
            <text:p>0,1796570860598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60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0.57</text:p>
          </table:table-cell>
          <table:table-cell office:value-type="float" office:value="832" calcext:value-type="float">
            <text:p>832</text:p>
          </table:table-cell>
          <table:table-cell office:value-type="float" office:value="25.82" calcext:value-type="float">
            <text:p>25,82</text:p>
          </table:table-cell>
          <table:table-cell table:number-columns-repeated="2"/>
          <table:table-cell table:formula="of:=([.M70] - MIN([.$M$2:.$M$502])) / (MAX([.$M$2:.$M$502]) - MIN([.$M$2:.$M$502]))" office:value-type="float" office:value="0.178994450426572" calcext:value-type="float">
            <text:p>0,1789944504265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65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0.65</text:p>
          </table:table-cell>
          <table:table-cell office:value-type="float" office:value="1059" calcext:value-type="float">
            <text:p>1059</text:p>
          </table:table-cell>
          <table:table-cell office:value-type="float" office:value="25.42" calcext:value-type="float">
            <text:p>25,42</text:p>
          </table:table-cell>
          <table:table-cell table:number-columns-repeated="2"/>
          <table:table-cell table:formula="of:=([.M71] - MIN([.$M$2:.$M$502])) / (MAX([.$M$2:.$M$502]) - MIN([.$M$2:.$M$502]))" office:value-type="float" office:value="0.175681272260416" calcext:value-type="float">
            <text:p>0,1756812722604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9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45</text:p>
          </table:table-cell>
          <table:table-cell office:value-type="float" office:value="717" calcext:value-type="float">
            <text:p>71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([.M72] - MIN([.$M$2:.$M$502])) / (MAX([.$M$2:.$M$502]) - MIN([.$M$2:.$M$502]))" office:value-type="float" office:value="0.172202435185952" calcext:value-type="float">
            <text:p>0,1722024351859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3.44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0.17</text:p>
          </table:table-cell>
          <table:table-cell office:value-type="float" office:value="264" calcext:value-type="float">
            <text:p>264</text:p>
          </table:table-cell>
          <table:table-cell office:value-type="float" office:value="24.79" calcext:value-type="float">
            <text:p>24,79</text:p>
          </table:table-cell>
          <table:table-cell table:number-columns-repeated="2"/>
          <table:table-cell table:formula="of:=([.M73] - MIN([.$M$2:.$M$502])) / (MAX([.$M$2:.$M$502]) - MIN([.$M$2:.$M$502]))" office:value-type="float" office:value="0.17046301664872" calcext:value-type="float">
            <text:p>0,170463016648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92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74</text:p>
          </table:table-cell>
          <table:table-cell office:value-type="float" office:value="1132" calcext:value-type="float">
            <text:p>1132</text:p>
          </table:table-cell>
          <table:table-cell office:value-type="float" office:value="24.38" calcext:value-type="float">
            <text:p>24,38</text:p>
          </table:table-cell>
          <table:table-cell table:number-columns-repeated="2"/>
          <table:table-cell table:formula="of:=([.M74] - MIN([.$M$2:.$M$502])) / (MAX([.$M$2:.$M$502]) - MIN([.$M$2:.$M$502]))" office:value-type="float" office:value="0.16706700902841" calcext:value-type="float">
            <text:p>0,1670670090284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45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48</text:p>
          </table:table-cell>
          <table:table-cell office:value-type="float" office:value="745" calcext:value-type="float">
            <text:p>745</text:p>
          </table:table-cell>
          <table:table-cell office:value-type="float" office:value="23.88" calcext:value-type="float">
            <text:p>23,88</text:p>
          </table:table-cell>
          <table:table-cell table:number-columns-repeated="2"/>
          <table:table-cell table:formula="of:=([.M75] - MIN([.$M$2:.$M$502])) / (MAX([.$M$2:.$M$502]) - MIN([.$M$2:.$M$502]))" office:value-type="float" office:value="0.162925536320716" calcext:value-type="float">
            <text:p>0,1629255363207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: acide phosphorique</text:p>
          </table:table-cell>
          <table:table-cell office:value-type="string" calcext:value-type="string">
            <text:p>acide phosphoriq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ide phosphorique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85</text:p>
          </table:table-cell>
          <table:table-cell office:value-type="float" office:value="342" calcext:value-type="float">
            <text:p>342</text:p>
          </table:table-cell>
          <table:table-cell office:value-type="float" office:value="23.76" calcext:value-type="float">
            <text:p>23,76</text:p>
          </table:table-cell>
          <table:table-cell table:number-columns-repeated="2"/>
          <table:table-cell table:formula="of:=([.M76] - MIN([.$M$2:.$M$502])) / (MAX([.$M$2:.$M$502]) - MIN([.$M$2:.$M$502]))" office:value-type="float" office:value="0.161931582870869" calcext:value-type="float">
            <text:p>0,1619315828708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: syphilitique</text:p>
          </table:table-cell>
          <table:table-cell office:value-type="string" calcext:value-type="string">
            <text:p>syphilitiq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philitique</text:p>
          </table:table-cell>
          <table:table-cell office:value-type="string" calcext:value-type="string">
            <text:p>3.23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0.48</text:p>
          </table:table-cell>
          <table:table-cell office:value-type="float" office:value="741" calcext:value-type="float">
            <text:p>741</text:p>
          </table:table-cell>
          <table:table-cell office:value-type="float" office:value="23.69" calcext:value-type="float">
            <text:p>23,69</text:p>
          </table:table-cell>
          <table:table-cell table:number-columns-repeated="2"/>
          <table:table-cell table:formula="of:=([.M77] - MIN([.$M$2:.$M$502])) / (MAX([.$M$2:.$M$502]) - MIN([.$M$2:.$M$502]))" office:value-type="float" office:value="0.161351776691792" calcext:value-type="float">
            <text:p>0,1613517766917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: chorée</text:p>
          </table:table-cell>
          <table:table-cell office:value-type="string" calcext:value-type="string">
            <text:p>choré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rée</text:p>
          </table:table-cell>
          <table:table-cell office:value-type="string" calcext:value-type="string">
            <text:p>3.45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0.41</text:p>
          </table:table-cell>
          <table:table-cell office:value-type="float" office:value="634" calcext:value-type="float">
            <text:p>634</text:p>
          </table:table-cell>
          <table:table-cell office:value-type="float" office:value="23.44" calcext:value-type="float">
            <text:p>23,44</text:p>
          </table:table-cell>
          <table:table-cell table:number-columns-repeated="2"/>
          <table:table-cell table:formula="of:=([.M78] - MIN([.$M$2:.$M$502])) / (MAX([.$M$2:.$M$502]) - MIN([.$M$2:.$M$502]))" office:value-type="float" office:value="0.159281040337944" calcext:value-type="float">
            <text:p>0,1592810403379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: bibliographie</text:p>
          </table:table-cell>
          <table:table-cell office:value-type="string" calcext:value-type="string">
            <text:p>bibliograph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GRAPHIE</text:p>
          </table:table-cell>
          <table:table-cell office:value-type="string" calcext:value-type="string">
            <text:p>3.2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0.95</text:p>
          </table:table-cell>
          <table:table-cell office:value-type="float" office:value="1276" calcext:value-type="float">
            <text:p>1276</text:p>
          </table:table-cell>
          <table:table-cell office:value-type="float" office:value="22.83" calcext:value-type="float">
            <text:p>22,83</text:p>
          </table:table-cell>
          <table:table-cell table:number-columns-repeated="2"/>
          <table:table-cell table:formula="of:=([.M79] - MIN([.$M$2:.$M$502])) / (MAX([.$M$2:.$M$502]) - MIN([.$M$2:.$M$502]))" office:value-type="float" office:value="0.154228443634556" calcext:value-type="float">
            <text:p>0,15422844363455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: cordon postérieur</text:p>
          </table:table-cell>
          <table:table-cell office:value-type="string" calcext:value-type="string">
            <text:p>cordon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postérieurs</text:p>
          </table:table-cell>
          <table:table-cell office:value-type="string" calcext:value-type="string">
            <text:p>3.17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0.64</text:p>
          </table:table-cell>
          <table:table-cell office:value-type="float" office:value="865" calcext:value-type="float">
            <text:p>865</text:p>
          </table:table-cell>
          <table:table-cell office:value-type="float" office:value="22.28" calcext:value-type="float">
            <text:p>22,28</text:p>
          </table:table-cell>
          <table:table-cell table:number-columns-repeated="2"/>
          <table:table-cell table:formula="of:=([.M80] - MIN([.$M$2:.$M$502])) / (MAX([.$M$2:.$M$502]) - MIN([.$M$2:.$M$502]))" office:value-type="float" office:value="0.149672823656092" calcext:value-type="float">
            <text:p>0,14967282365609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: rhumatisme</text:p>
          </table:table-cell>
          <table:table-cell office:value-type="string" calcext:value-type="string">
            <text:p>rhumatis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umatisme</text:p>
          </table:table-cell>
          <table:table-cell office:value-type="string" calcext:value-type="string">
            <text:p>3.42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0.14</text:p>
          </table:table-cell>
          <table:table-cell office:value-type="float" office:value="211" calcext:value-type="float">
            <text:p>211</text:p>
          </table:table-cell>
          <table:table-cell office:value-type="float" office:value="22.14" calcext:value-type="float">
            <text:p>22,14</text:p>
          </table:table-cell>
          <table:table-cell table:number-columns-repeated="2"/>
          <table:table-cell table:formula="of:=([.M81] - MIN([.$M$2:.$M$502])) / (MAX([.$M$2:.$M$502]) - MIN([.$M$2:.$M$502]))" office:value-type="float" office:value="0.148513211297938" calcext:value-type="float">
            <text:p>0,14851321129793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: biliaire</text:p>
          </table:table-cell>
          <table:table-cell office:value-type="string" calcext:value-type="string">
            <text:p>biliai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iaires</text:p>
          </table:table-cell>
          <table:table-cell office:value-type="string" calcext:value-type="string">
            <text:p>3.6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18</text:p>
          </table:table-cell>
          <table:table-cell office:value-type="float" office:value="132" calcext:value-type="float">
            <text:p>132</text:p>
          </table:table-cell>
          <table:table-cell office:value-type="float" office:value="22.09" calcext:value-type="float">
            <text:p>22,09</text:p>
          </table:table-cell>
          <table:table-cell table:number-columns-repeated="2"/>
          <table:table-cell table:formula="of:=([.M82] - MIN([.$M$2:.$M$502])) / (MAX([.$M$2:.$M$502]) - MIN([.$M$2:.$M$502]))" office:value-type="float" office:value="0.148099064027168" calcext:value-type="float">
            <text:p>0,14809906402716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s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31</text:p>
          </table:table-cell>
          <table:table-cell office:value-type="float" office:value="442" calcext:value-type="float">
            <text:p>442</text:p>
          </table:table-cell>
          <table:table-cell office:value-type="float" office:value="21.85" calcext:value-type="float">
            <text:p>21,85</text:p>
          </table:table-cell>
          <table:table-cell table:number-columns-repeated="2"/>
          <table:table-cell table:formula="of:=([.M83] - MIN([.$M$2:.$M$502])) / (MAX([.$M$2:.$M$502]) - MIN([.$M$2:.$M$502]))" office:value-type="float" office:value="0.146111157127475" calcext:value-type="float">
            <text:p>0,14611115712747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3.89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0.25</text:p>
          </table:table-cell>
          <table:table-cell office:value-type="float" office:value="359" calcext:value-type="float">
            <text:p>359</text:p>
          </table:table-cell>
          <table:table-cell office:value-type="float" office:value="21.78" calcext:value-type="float">
            <text:p>21,78</text:p>
          </table:table-cell>
          <table:table-cell table:number-columns-repeated="2"/>
          <table:table-cell table:formula="of:=([.M84] - MIN([.$M$2:.$M$502])) / (MAX([.$M$2:.$M$502]) - MIN([.$M$2:.$M$502]))" office:value-type="float" office:value="0.145531350948397" calcext:value-type="float">
            <text:p>0,14553135094839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59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17</text:p>
          </table:table-cell>
          <table:table-cell office:value-type="float" office:value="237" calcext:value-type="float">
            <text:p>237</text:p>
          </table:table-cell>
          <table:table-cell office:value-type="float" office:value="21.7" calcext:value-type="float">
            <text:p>21,7</text:p>
          </table:table-cell>
          <table:table-cell table:number-columns-repeated="2"/>
          <table:table-cell table:formula="of:=([.M85] - MIN([.$M$2:.$M$502])) / (MAX([.$M$2:.$M$502]) - MIN([.$M$2:.$M$502]))" office:value-type="float" office:value="0.144868715315166" calcext:value-type="float">
            <text:p>0,14486871531516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58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41</text:p>
          </table:table-cell>
          <table:table-cell office:value-type="float" office:value="560" calcext:value-type="float">
            <text:p>560</text:p>
          </table:table-cell>
          <table:table-cell office:value-type="float" office:value="21.56" calcext:value-type="float">
            <text:p>21,56</text:p>
          </table:table-cell>
          <table:table-cell table:number-columns-repeated="2"/>
          <table:table-cell table:formula="of:=([.M86] - MIN([.$M$2:.$M$502])) / (MAX([.$M$2:.$M$502]) - MIN([.$M$2:.$M$502]))" office:value-type="float" office:value="0.143709102957012" calcext:value-type="float">
            <text:p>0,1437091029570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17</text:p>
          </table:table-cell>
          <table:table-cell office:value-type="float" office:value="242" calcext:value-type="float">
            <text:p>242</text:p>
          </table:table-cell>
          <table:table-cell office:value-type="float" office:value="21.21" calcext:value-type="float">
            <text:p>21,21</text:p>
          </table:table-cell>
          <table:table-cell table:number-columns-repeated="2"/>
          <table:table-cell table:formula="of:=([.M87] - MIN([.$M$2:.$M$502])) / (MAX([.$M$2:.$M$502]) - MIN([.$M$2:.$M$502]))" office:value-type="float" office:value="0.140810072061625" calcext:value-type="float">
            <text:p>0,1408100720616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5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0.27</text:p>
          </table:table-cell>
          <table:table-cell office:value-type="float" office:value="362" calcext:value-type="float">
            <text:p>362</text:p>
          </table:table-cell>
          <table:table-cell office:value-type="float" office:value="21.14" calcext:value-type="float">
            <text:p>21,14</text:p>
          </table:table-cell>
          <table:table-cell table:number-columns-repeated="2"/>
          <table:table-cell table:formula="of:=([.M88] - MIN([.$M$2:.$M$502])) / (MAX([.$M$2:.$M$502]) - MIN([.$M$2:.$M$502]))" office:value-type="float" office:value="0.140230265882548" calcext:value-type="float">
            <text:p>0,1402302658825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87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.15</text:p>
          </table:table-cell>
          <table:table-cell office:value-type="float" office:value="208" calcext:value-type="float">
            <text:p>208</text:p>
          </table:table-cell>
          <table:table-cell office:value-type="float" office:value="21.09" calcext:value-type="float">
            <text:p>21,09</text:p>
          </table:table-cell>
          <table:table-cell table:number-columns-repeated="2"/>
          <table:table-cell table:formula="of:=([.M89] - MIN([.$M$2:.$M$502])) / (MAX([.$M$2:.$M$502]) - MIN([.$M$2:.$M$502]))" office:value-type="float" office:value="0.139816118611778" calcext:value-type="float">
            <text:p>0,1398161186117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5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0.28</text:p>
          </table:table-cell>
          <table:table-cell office:value-type="float" office:value="386" calcext:value-type="float">
            <text:p>386</text:p>
          </table:table-cell>
          <table:table-cell office:value-type="float" office:value="20.85" calcext:value-type="float">
            <text:p>20,85</text:p>
          </table:table-cell>
          <table:table-cell table:number-columns-repeated="2"/>
          <table:table-cell table:formula="of:=([.M90] - MIN([.$M$2:.$M$502])) / (MAX([.$M$2:.$M$502]) - MIN([.$M$2:.$M$502]))" office:value-type="float" office:value="0.137828211712085" calcext:value-type="float">
            <text:p>0,1378282117120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: clinique mental</text:p>
          </table:table-cell>
          <table:table-cell office:value-type="string" calcext:value-type="string">
            <text:p>clinique ment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MENTALE</text:p>
          </table:table-cell>
          <table:table-cell office:value-type="string" calcext:value-type="string">
            <text:p>3.6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.99</text:p>
          </table:table-cell>
          <table:table-cell office:value-type="float" office:value="879" calcext:value-type="float">
            <text:p>879</text:p>
          </table:table-cell>
          <table:table-cell office:value-type="float" office:value="20.65" calcext:value-type="float">
            <text:p>20,65</text:p>
          </table:table-cell>
          <table:table-cell table:number-columns-repeated="2"/>
          <table:table-cell table:formula="of:=([.M91] - MIN([.$M$2:.$M$502])) / (MAX([.$M$2:.$M$502]) - MIN([.$M$2:.$M$502]))" office:value-type="float" office:value="0.136171622629007" calcext:value-type="float">
            <text:p>0,1361716226290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2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0.47</text:p>
          </table:table-cell>
          <table:table-cell office:value-type="float" office:value="645" calcext:value-type="float">
            <text:p>645</text:p>
          </table:table-cell>
          <table:table-cell office:value-type="float" office:value="20.61" calcext:value-type="float">
            <text:p>20,61</text:p>
          </table:table-cell>
          <table:table-cell table:number-columns-repeated="2"/>
          <table:table-cell table:formula="of:=([.M92] - MIN([.$M$2:.$M$502])) / (MAX([.$M$2:.$M$502]) - MIN([.$M$2:.$M$502]))" office:value-type="float" office:value="0.135840304812391" calcext:value-type="float">
            <text:p>0,1358403048123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3.83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0.64</text:p>
          </table:table-cell>
          <table:table-cell office:value-type="float" office:value="799" calcext:value-type="float">
            <text:p>799</text:p>
          </table:table-cell>
          <table:table-cell office:value-type="float" office:value="20.43" calcext:value-type="float">
            <text:p>20,43</text:p>
          </table:table-cell>
          <table:table-cell table:number-columns-repeated="2"/>
          <table:table-cell table:formula="of:=([.M93] - MIN([.$M$2:.$M$502])) / (MAX([.$M$2:.$M$502]) - MIN([.$M$2:.$M$502]))" office:value-type="float" office:value="0.134349374637621" calcext:value-type="float">
            <text:p>0,1343493746376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3.8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0.38</text:p>
          </table:table-cell>
          <table:table-cell office:value-type="float" office:value="528" calcext:value-type="float">
            <text:p>528</text:p>
          </table:table-cell>
          <table:table-cell office:value-type="float" office:value="20.37" calcext:value-type="float">
            <text:p>20,37</text:p>
          </table:table-cell>
          <table:table-cell table:number-columns-repeated="2"/>
          <table:table-cell table:formula="of:=([.M94] - MIN([.$M$2:.$M$502])) / (MAX([.$M$2:.$M$502]) - MIN([.$M$2:.$M$502]))" office:value-type="float" office:value="0.133852397912698" calcext:value-type="float">
            <text:p>0,1338523979126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26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0.17</text:p>
          </table:table-cell>
          <table:table-cell office:value-type="float" office:value="233" calcext:value-type="float">
            <text:p>233</text:p>
          </table:table-cell>
          <table:table-cell office:value-type="float" office:value="20.24" calcext:value-type="float">
            <text:p>20,24</text:p>
          </table:table-cell>
          <table:table-cell table:number-columns-repeated="2"/>
          <table:table-cell table:formula="of:=([.M95] - MIN([.$M$2:.$M$502])) / (MAX([.$M$2:.$M$502]) - MIN([.$M$2:.$M$502]))" office:value-type="float" office:value="0.132775615008697" calcext:value-type="float">
            <text:p>0,1327756150086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: varia</text:p>
          </table:table-cell>
          <table:table-cell office:value-type="string" calcext:value-type="string">
            <text:p>var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3.7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96</text:p>
          </table:table-cell>
          <table:table-cell office:value-type="float" office:value="1051" calcext:value-type="float">
            <text:p>1051</text:p>
          </table:table-cell>
          <table:table-cell office:value-type="float" office:value="20.2" calcext:value-type="float">
            <text:p>20,2</text:p>
          </table:table-cell>
          <table:table-cell table:number-columns-repeated="2"/>
          <table:table-cell table:formula="of:=([.M96] - MIN([.$M$2:.$M$502])) / (MAX([.$M$2:.$M$502]) - MIN([.$M$2:.$M$502]))" office:value-type="float" office:value="0.132444297192081" calcext:value-type="float">
            <text:p>0,1324442971920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2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0.48</text:p>
          </table:table-cell>
          <table:table-cell office:value-type="float" office:value="595" calcext:value-type="float">
            <text:p>595</text:p>
          </table:table-cell>
          <table:table-cell office:value-type="float" office:value="20.2" calcext:value-type="float">
            <text:p>20,2</text:p>
          </table:table-cell>
          <table:table-cell table:number-columns-repeated="2"/>
          <table:table-cell table:formula="of:=([.M97] - MIN([.$M$2:.$M$502])) / (MAX([.$M$2:.$M$502]) - MIN([.$M$2:.$M$502]))" office:value-type="float" office:value="0.132444297192081" calcext:value-type="float">
            <text:p>0,13244429719208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: scissure</text:p>
          </table:table-cell>
          <table:table-cell office:value-type="string" calcext:value-type="string">
            <text:p>scissu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issure</text:p>
          </table:table-cell>
          <table:table-cell office:value-type="string" calcext:value-type="string">
            <text:p>3.8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0.14</text:p>
          </table:table-cell>
          <table:table-cell office:value-type="float" office:value="168" calcext:value-type="float">
            <text:p>168</text:p>
          </table:table-cell>
          <table:table-cell office:value-type="float" office:value="20.16" calcext:value-type="float">
            <text:p>20,16</text:p>
          </table:table-cell>
          <table:table-cell table:number-columns-repeated="2"/>
          <table:table-cell table:formula="of:=([.M98] - MIN([.$M$2:.$M$502])) / (MAX([.$M$2:.$M$502]) - MIN([.$M$2:.$M$502]))" office:value-type="float" office:value="0.132112979375466" calcext:value-type="float">
            <text:p>0,13211297937546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85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1.00</text:p>
          </table:table-cell>
          <table:table-cell office:value-type="float" office:value="1288" calcext:value-type="float">
            <text:p>1288</text:p>
          </table:table-cell>
          <table:table-cell office:value-type="float" office:value="20.14" calcext:value-type="float">
            <text:p>20,14</text:p>
          </table:table-cell>
          <table:table-cell table:number-columns-repeated="2"/>
          <table:table-cell table:formula="of:=([.M99] - MIN([.$M$2:.$M$502])) / (MAX([.$M$2:.$M$502]) - MIN([.$M$2:.$M$502]))" office:value-type="float" office:value="0.131947320467158" calcext:value-type="float">
            <text:p>0,1319473204671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84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0.81</text:p>
          </table:table-cell>
          <table:table-cell office:value-type="float" office:value="1026" calcext:value-type="float">
            <text:p>1026</text:p>
          </table:table-cell>
          <table:table-cell office:value-type="float" office:value="19.89" calcext:value-type="float">
            <text:p>19,89</text:p>
          </table:table-cell>
          <table:table-cell table:number-columns-repeated="2"/>
          <table:table-cell table:formula="of:=([.M100] - MIN([.$M$2:.$M$502])) / (MAX([.$M$2:.$M$502]) - MIN([.$M$2:.$M$502]))" office:value-type="float" office:value="0.129876584113311" calcext:value-type="float">
            <text:p>0,1298765841133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85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0.69</text:p>
          </table:table-cell>
          <table:table-cell office:value-type="float" office:value="901" calcext:value-type="float">
            <text:p>901</text:p>
          </table:table-cell>
          <table:table-cell office:value-type="float" office:value="19.77" calcext:value-type="float">
            <text:p>19,77</text:p>
          </table:table-cell>
          <table:table-cell table:number-columns-repeated="2"/>
          <table:table-cell table:formula="of:=([.M101] - MIN([.$M$2:.$M$502])) / (MAX([.$M$2:.$M$502]) - MIN([.$M$2:.$M$502]))" office:value-type="float" office:value="0.128882630663464" calcext:value-type="float">
            <text:p>0,12888263066346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: glande</text:p>
          </table:table-cell>
          <table:table-cell office:value-type="string" calcext:value-type="string">
            <text:p>glan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e</text:p>
          </table:table-cell>
          <table:table-cell office:value-type="string" calcext:value-type="string">
            <text:p>3.8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0.12</text:p>
          </table:table-cell>
          <table:table-cell office:value-type="float" office:value="134" calcext:value-type="float">
            <text:p>134</text:p>
          </table:table-cell>
          <table:table-cell office:value-type="float" office:value="19.71" calcext:value-type="float">
            <text:p>19,71</text:p>
          </table:table-cell>
          <table:table-cell table:number-columns-repeated="2"/>
          <table:table-cell table:formula="of:=([.M102] - MIN([.$M$2:.$M$502])) / (MAX([.$M$2:.$M$502]) - MIN([.$M$2:.$M$502]))" office:value-type="float" office:value="0.128385653938541" calcext:value-type="float">
            <text:p>0,1283856539385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: paraplégie</text:p>
          </table:table-cell>
          <table:table-cell office:value-type="string" calcext:value-type="string">
            <text:p>paraplég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légie</text:p>
          </table:table-cell>
          <table:table-cell office:value-type="string" calcext:value-type="string">
            <text:p>3.37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35</text:p>
          </table:table-cell>
          <table:table-cell office:value-type="float" office:value="455" calcext:value-type="float">
            <text:p>455</text:p>
          </table:table-cell>
          <table:table-cell office:value-type="float" office:value="19.68" calcext:value-type="float">
            <text:p>19,68</text:p>
          </table:table-cell>
          <table:table-cell table:number-columns-repeated="2"/>
          <table:table-cell table:formula="of:=([.M103] - MIN([.$M$2:.$M$502])) / (MAX([.$M$2:.$M$502]) - MIN([.$M$2:.$M$502]))" office:value-type="float" office:value="0.128137165576079" calcext:value-type="float">
            <text:p>0,1281371655760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: asile public</text:p>
          </table:table-cell>
          <table:table-cell office:value-type="string" calcext:value-type="string">
            <text:p>asile publi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s publics</text:p>
          </table:table-cell>
          <table:table-cell office:value-type="string" calcext:value-type="string">
            <text:p>3.2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.62</text:p>
          </table:table-cell>
          <table:table-cell office:value-type="float" office:value="653" calcext:value-type="float">
            <text:p>653</text:p>
          </table:table-cell>
          <table:table-cell office:value-type="float" office:value="19.61" calcext:value-type="float">
            <text:p>19,61</text:p>
          </table:table-cell>
          <table:table-cell table:number-columns-repeated="2"/>
          <table:table-cell table:formula="of:=([.M104] - MIN([.$M$2:.$M$502])) / (MAX([.$M$2:.$M$502]) - MIN([.$M$2:.$M$502]))" office:value-type="float" office:value="0.127557359397002" calcext:value-type="float">
            <text:p>0,12755735939700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82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0.26</text:p>
          </table:table-cell>
          <table:table-cell office:value-type="float" office:value="318" calcext:value-type="float">
            <text:p>318</text:p>
          </table:table-cell>
          <table:table-cell office:value-type="float" office:value="19.38" calcext:value-type="float">
            <text:p>19,38</text:p>
          </table:table-cell>
          <table:table-cell table:number-columns-repeated="2"/>
          <table:table-cell table:formula="of:=([.M105] - MIN([.$M$2:.$M$502])) / (MAX([.$M$2:.$M$502]) - MIN([.$M$2:.$M$502]))" office:value-type="float" office:value="0.125652281951462" calcext:value-type="float">
            <text:p>0,12565228195146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5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9</text:p>
          </table:table-cell>
          <table:table-cell office:value-type="float" office:value="235" calcext:value-type="float">
            <text:p>235</text:p>
          </table:table-cell>
          <table:table-cell office:value-type="float" office:value="19.27" calcext:value-type="float">
            <text:p>19,27</text:p>
          </table:table-cell>
          <table:table-cell table:number-columns-repeated="2"/>
          <table:table-cell table:formula="of:=([.M106] - MIN([.$M$2:.$M$502])) / (MAX([.$M$2:.$M$502]) - MIN([.$M$2:.$M$502]))" office:value-type="float" office:value="0.124741157955769" calcext:value-type="float">
            <text:p>0,1247411579557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: confusion mental</text:p>
          </table:table-cell>
          <table:table-cell office:value-type="string" calcext:value-type="string">
            <text:p>confusion men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fusion mental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71</text:p>
          </table:table-cell>
          <table:table-cell office:value-type="float" office:value="454" calcext:value-type="float">
            <text:p>454</text:p>
          </table:table-cell>
          <table:table-cell office:value-type="float" office:value="19.24" calcext:value-type="float">
            <text:p>19,24</text:p>
          </table:table-cell>
          <table:table-cell table:number-columns-repeated="2"/>
          <table:table-cell table:formula="of:=([.M107] - MIN([.$M$2:.$M$502])) / (MAX([.$M$2:.$M$502]) - MIN([.$M$2:.$M$502]))" office:value-type="float" office:value="0.124492669593307" calcext:value-type="float">
            <text:p>0,1244926695933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5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0.41</text:p>
          </table:table-cell>
          <table:table-cell office:value-type="float" office:value="479" calcext:value-type="float">
            <text:p>479</text:p>
          </table:table-cell>
          <table:table-cell office:value-type="float" office:value="19.15" calcext:value-type="float">
            <text:p>19,15</text:p>
          </table:table-cell>
          <table:table-cell table:number-columns-repeated="2"/>
          <table:table-cell table:formula="of:=([.M108] - MIN([.$M$2:.$M$502])) / (MAX([.$M$2:.$M$502]) - MIN([.$M$2:.$M$502]))" office:value-type="float" office:value="0.123747204505922" calcext:value-type="float">
            <text:p>0,1237472045059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8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0.23</text:p>
          </table:table-cell>
          <table:table-cell office:value-type="float" office:value="298" calcext:value-type="float">
            <text:p>298</text:p>
          </table:table-cell>
          <table:table-cell office:value-type="float" office:value="19.09" calcext:value-type="float">
            <text:p>19,09</text:p>
          </table:table-cell>
          <table:table-cell table:number-columns-repeated="2"/>
          <table:table-cell table:formula="of:=([.M109] - MIN([.$M$2:.$M$502])) / (MAX([.$M$2:.$M$502]) - MIN([.$M$2:.$M$502]))" office:value-type="float" office:value="0.123250227780999" calcext:value-type="float">
            <text:p>0,1232502277809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décompression</text:p>
          </table:table-cell>
          <table:table-cell office:value-type="string" calcext:value-type="string">
            <text:p>décompress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compression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44</text:p>
          </table:table-cell>
          <table:table-cell office:value-type="float" office:value="125" calcext:value-type="float">
            <text:p>125</text:p>
          </table:table-cell>
          <table:table-cell office:value-type="float" office:value="18.73" calcext:value-type="float">
            <text:p>18,73</text:p>
          </table:table-cell>
          <table:table-cell table:number-columns-repeated="2"/>
          <table:table-cell table:formula="of:=([.M110] - MIN([.$M$2:.$M$502])) / (MAX([.$M$2:.$M$502]) - MIN([.$M$2:.$M$502]))" office:value-type="float" office:value="0.120268367431459" calcext:value-type="float">
            <text:p>0,1202683674314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8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41</text:p>
          </table:table-cell>
          <table:table-cell office:value-type="float" office:value="501" calcext:value-type="float">
            <text:p>501</text:p>
          </table:table-cell>
          <table:table-cell office:value-type="float" office:value="18.65" calcext:value-type="float">
            <text:p>18,65</text:p>
          </table:table-cell>
          <table:table-cell table:number-columns-repeated="2"/>
          <table:table-cell table:formula="of:=([.M111] - MIN([.$M$2:.$M$502])) / (MAX([.$M$2:.$M$502]) - MIN([.$M$2:.$M$502]))" office:value-type="float" office:value="0.119605731798227" calcext:value-type="float">
            <text:p>0,1196057317982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: tendineux</text:p>
          </table:table-cell>
          <table:table-cell office:value-type="string" calcext:value-type="string">
            <text:p>tendin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dineux</text:p>
          </table:table-cell>
          <table:table-cell office:value-type="string" calcext:value-type="string">
            <text:p>3.52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0.14</text:p>
          </table:table-cell>
          <table:table-cell office:value-type="float" office:value="166" calcext:value-type="float">
            <text:p>166</text:p>
          </table:table-cell>
          <table:table-cell office:value-type="float" office:value="18.48" calcext:value-type="float">
            <text:p>18,48</text:p>
          </table:table-cell>
          <table:table-cell table:number-columns-repeated="2"/>
          <table:table-cell table:formula="of:=([.M112] - MIN([.$M$2:.$M$502])) / (MAX([.$M$2:.$M$502]) - MIN([.$M$2:.$M$502]))" office:value-type="float" office:value="0.118197631077611" calcext:value-type="float">
            <text:p>0,118197631077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pn: médecin en chef</text:p>
          </table:table-cell>
          <table:table-cell office:value-type="string" calcext:value-type="string">
            <text:p>médecin en che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médecin en chef</text:p>
          </table:table-cell>
          <table:table-cell office:value-type="string" calcext:value-type="string">
            <text:p>3.4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.90</text:p>
          </table:table-cell>
          <table:table-cell office:value-type="float" office:value="935" calcext:value-type="float">
            <text:p>935</text:p>
          </table:table-cell>
          <table:table-cell office:value-type="float" office:value="18.46" calcext:value-type="float">
            <text:p>18,46</text:p>
          </table:table-cell>
          <table:table-cell table:number-columns-repeated="2"/>
          <table:table-cell table:formula="of:=([.M113] - MIN([.$M$2:.$M$502])) / (MAX([.$M$2:.$M$502]) - MIN([.$M$2:.$M$502]))" office:value-type="float" office:value="0.118031972169303" calcext:value-type="float">
            <text:p>0,1180319721693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3.49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0.30</text:p>
          </table:table-cell>
          <table:table-cell office:value-type="float" office:value="348" calcext:value-type="float">
            <text:p>348</text:p>
          </table:table-cell>
          <table:table-cell office:value-type="float" office:value="18.45" calcext:value-type="float">
            <text:p>18,45</text:p>
          </table:table-cell>
          <table:table-cell table:number-columns-repeated="2"/>
          <table:table-cell table:formula="of:=([.M114] - MIN([.$M$2:.$M$502])) / (MAX([.$M$2:.$M$502]) - MIN([.$M$2:.$M$502]))" office:value-type="float" office:value="0.11794914271515" calcext:value-type="float">
            <text:p>0,117949142715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3.82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.35</text:p>
          </table:table-cell>
          <table:table-cell office:value-type="float" office:value="428" calcext:value-type="float">
            <text:p>428</text:p>
          </table:table-cell>
          <table:table-cell office:value-type="float" office:value="18.44" calcext:value-type="float">
            <text:p>18,44</text:p>
          </table:table-cell>
          <table:table-cell table:number-columns-repeated="2"/>
          <table:table-cell table:formula="of:=([.M115] - MIN([.$M$2:.$M$502])) / (MAX([.$M$2:.$M$502]) - MIN([.$M$2:.$M$502]))" office:value-type="float" office:value="0.117866313260996" calcext:value-type="float">
            <text:p>0,1178663132609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thyroïde</text:p>
          </table:table-cell>
          <table:table-cell office:value-type="string" calcext:value-type="string">
            <text:p>thyroï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yroïde</text:p>
          </table:table-cell>
          <table:table-cell office:value-type="string" calcext:value-type="string">
            <text:p>3.23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0.14</text:p>
          </table:table-cell>
          <table:table-cell office:value-type="float" office:value="135" calcext:value-type="float">
            <text:p>135</text:p>
          </table:table-cell>
          <table:table-cell office:value-type="float" office:value="18.41" calcext:value-type="float">
            <text:p>18,41</text:p>
          </table:table-cell>
          <table:table-cell table:number-columns-repeated="2"/>
          <table:table-cell table:formula="of:=([.M116] - MIN([.$M$2:.$M$502])) / (MAX([.$M$2:.$M$502]) - MIN([.$M$2:.$M$502]))" office:value-type="float" office:value="0.117617824898534" calcext:value-type="float">
            <text:p>0,1176178248985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: toxique</text:p>
          </table:table-cell>
          <table:table-cell office:value-type="string" calcext:value-type="string">
            <text:p>tox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3.4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0.37</text:p>
          </table:table-cell>
          <table:table-cell office:value-type="float" office:value="412" calcext:value-type="float">
            <text:p>412</text:p>
          </table:table-cell>
          <table:table-cell office:value-type="float" office:value="18.41" calcext:value-type="float">
            <text:p>18,41</text:p>
          </table:table-cell>
          <table:table-cell table:number-columns-repeated="2"/>
          <table:table-cell table:formula="of:=([.M117] - MIN([.$M$2:.$M$502])) / (MAX([.$M$2:.$M$502]) - MIN([.$M$2:.$M$502]))" office:value-type="float" office:value="0.117617824898534" calcext:value-type="float">
            <text:p>0,1176178248985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82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0.49</text:p>
          </table:table-cell>
          <table:table-cell office:value-type="float" office:value="594" calcext:value-type="float">
            <text:p>594</text:p>
          </table:table-cell>
          <table:table-cell office:value-type="float" office:value="18.27" calcext:value-type="float">
            <text:p>18,27</text:p>
          </table:table-cell>
          <table:table-cell table:number-columns-repeated="2"/>
          <table:table-cell table:formula="of:=([.M118] - MIN([.$M$2:.$M$502])) / (MAX([.$M$2:.$M$502]) - MIN([.$M$2:.$M$502]))" office:value-type="float" office:value="0.116458212540379" calcext:value-type="float">
            <text:p>0,1164582125403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: atrophie musculaire</text:p>
          </table:table-cell>
          <table:table-cell office:value-type="string" calcext:value-type="string">
            <text:p>atrophie muscul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rophie musculaire</text:p>
          </table:table-cell>
          <table:table-cell office:value-type="string" calcext:value-type="string">
            <text:p>3.5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0.56</text:p>
          </table:table-cell>
          <table:table-cell office:value-type="float" office:value="658" calcext:value-type="float">
            <text:p>658</text:p>
          </table:table-cell>
          <table:table-cell office:value-type="float" office:value="18.23" calcext:value-type="float">
            <text:p>18,23</text:p>
          </table:table-cell>
          <table:table-cell table:number-columns-repeated="2"/>
          <table:table-cell table:formula="of:=([.M119] - MIN([.$M$2:.$M$502])) / (MAX([.$M$2:.$M$502]) - MIN([.$M$2:.$M$502]))" office:value-type="float" office:value="0.116126894723764" calcext:value-type="float">
            <text:p>0,1161268947237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5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0.36</text:p>
          </table:table-cell>
          <table:table-cell office:value-type="float" office:value="421" calcext:value-type="float">
            <text:p>421</text:p>
          </table:table-cell>
          <table:table-cell office:value-type="float" office:value="18.22" calcext:value-type="float">
            <text:p>18,22</text:p>
          </table:table-cell>
          <table:table-cell table:number-columns-repeated="2"/>
          <table:table-cell table:formula="of:=([.M120] - MIN([.$M$2:.$M$502])) / (MAX([.$M$2:.$M$502]) - MIN([.$M$2:.$M$502]))" office:value-type="float" office:value="0.11604406526961" calcext:value-type="float">
            <text:p>0,1160440652696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amnésie</text:p>
          </table:table-cell>
          <table:table-cell office:value-type="string" calcext:value-type="string">
            <text:p>amnés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nésie</text:p>
          </table:table-cell>
          <table:table-cell office:value-type="string" calcext:value-type="string">
            <text:p>3.4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52</text:p>
          </table:table-cell>
          <table:table-cell office:value-type="float" office:value="544" calcext:value-type="float">
            <text:p>544</text:p>
          </table:table-cell>
          <table:table-cell office:value-type="float" office:value="18.1" calcext:value-type="float">
            <text:p>18,1</text:p>
          </table:table-cell>
          <table:table-cell table:number-columns-repeated="2"/>
          <table:table-cell table:formula="of:=([.M121] - MIN([.$M$2:.$M$502])) / (MAX([.$M$2:.$M$502]) - MIN([.$M$2:.$M$502]))" office:value-type="float" office:value="0.115050111819763" calcext:value-type="float">
            <text:p>0,1150501118197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52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0.38</text:p>
          </table:table-cell>
          <table:table-cell office:value-type="float" office:value="456" calcext:value-type="float">
            <text:p>456</text:p>
          </table:table-cell>
          <table:table-cell office:value-type="float" office:value="18.03" calcext:value-type="float">
            <text:p>18,03</text:p>
          </table:table-cell>
          <table:table-cell table:number-columns-repeated="2"/>
          <table:table-cell table:formula="of:=([.M122] - MIN([.$M$2:.$M$502])) / (MAX([.$M$2:.$M$502]) - MIN([.$M$2:.$M$502]))" office:value-type="float" office:value="0.114470305640686" calcext:value-type="float">
            <text:p>0,11447030564068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35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0.36</text:p>
          </table:table-cell>
          <table:table-cell office:value-type="float" office:value="438" calcext:value-type="float">
            <text:p>438</text:p>
          </table:table-cell>
          <table:table-cell office:value-type="float" office:value="17.99" calcext:value-type="float">
            <text:p>17,99</text:p>
          </table:table-cell>
          <table:table-cell table:number-columns-repeated="2"/>
          <table:table-cell table:formula="of:=([.M123] - MIN([.$M$2:.$M$502])) / (MAX([.$M$2:.$M$502]) - MIN([.$M$2:.$M$502]))" office:value-type="float" office:value="0.11413898782407" calcext:value-type="float">
            <text:p>0,114138987824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5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0.68</text:p>
          </table:table-cell>
          <table:table-cell office:value-type="float" office:value="788" calcext:value-type="float">
            <text:p>788</text:p>
          </table:table-cell>
          <table:table-cell office:value-type="float" office:value="17.78" calcext:value-type="float">
            <text:p>17,78</text:p>
          </table:table-cell>
          <table:table-cell table:number-columns-repeated="2"/>
          <table:table-cell table:formula="of:=([.M124] - MIN([.$M$2:.$M$502])) / (MAX([.$M$2:.$M$502]) - MIN([.$M$2:.$M$502]))" office:value-type="float" office:value="0.112399569286838" calcext:value-type="float">
            <text:p>0,1123995692868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: cérébelleux</text:p>
          </table:table-cell>
          <table:table-cell office:value-type="string" calcext:value-type="string">
            <text:p>cérébel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elleux</text:p>
          </table:table-cell>
          <table:table-cell office:value-type="string" calcext:value-type="string">
            <text:p>3.4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25</text:p>
          </table:table-cell>
          <table:table-cell office:value-type="float" office:value="273" calcext:value-type="float">
            <text:p>273</text:p>
          </table:table-cell>
          <table:table-cell office:value-type="float" office:value="17.7" calcext:value-type="float">
            <text:p>17,7</text:p>
          </table:table-cell>
          <table:table-cell table:number-columns-repeated="2"/>
          <table:table-cell table:formula="of:=([.M125] - MIN([.$M$2:.$M$502])) / (MAX([.$M$2:.$M$502]) - MIN([.$M$2:.$M$502]))" office:value-type="float" office:value="0.111736933653607" calcext:value-type="float">
            <text:p>0,1117369336536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79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.38</text:p>
          </table:table-cell>
          <table:table-cell office:value-type="float" office:value="431" calcext:value-type="float">
            <text:p>431</text:p>
          </table:table-cell>
          <table:table-cell office:value-type="float" office:value="17.5" calcext:value-type="float">
            <text:p>17,5</text:p>
          </table:table-cell>
          <table:table-cell table:number-columns-repeated="2"/>
          <table:table-cell table:formula="of:=([.M126] - MIN([.$M$2:.$M$502])) / (MAX([.$M$2:.$M$502]) - MIN([.$M$2:.$M$502]))" office:value-type="float" office:value="0.110080344570529" calcext:value-type="float">
            <text:p>0,11008034457052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vasculaire</text:p>
          </table:table-cell>
          <table:table-cell office:value-type="string" calcext:value-type="string">
            <text:p>vas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sculaire</text:p>
          </table:table-cell>
          <table:table-cell office:value-type="string" calcext:value-type="string">
            <text:p>3.5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0.26</text:p>
          </table:table-cell>
          <table:table-cell office:value-type="float" office:value="302" calcext:value-type="float">
            <text:p>302</text:p>
          </table:table-cell>
          <table:table-cell office:value-type="float" office:value="17.39" calcext:value-type="float">
            <text:p>17,39</text:p>
          </table:table-cell>
          <table:table-cell table:number-columns-repeated="2"/>
          <table:table-cell table:formula="of:=([.M127] - MIN([.$M$2:.$M$502])) / (MAX([.$M$2:.$M$502]) - MIN([.$M$2:.$M$502]))" office:value-type="float" office:value="0.109169220574836" calcext:value-type="float">
            <text:p>0,1091692205748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: tubercule</text:p>
          </table:table-cell>
          <table:table-cell office:value-type="string" calcext:value-type="string">
            <text:p>tuber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bercules</text:p>
          </table:table-cell>
          <table:table-cell office:value-type="string" calcext:value-type="string">
            <text:p>3.31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0.31</text:p>
          </table:table-cell>
          <table:table-cell office:value-type="float" office:value="352" calcext:value-type="float">
            <text:p>352</text:p>
          </table:table-cell>
          <table:table-cell office:value-type="float" office:value="17.38" calcext:value-type="float">
            <text:p>17,38</text:p>
          </table:table-cell>
          <table:table-cell table:number-columns-repeated="2"/>
          <table:table-cell table:formula="of:=([.M128] - MIN([.$M$2:.$M$502])) / (MAX([.$M$2:.$M$502]) - MIN([.$M$2:.$M$502]))" office:value-type="float" office:value="0.109086391120682" calcext:value-type="float">
            <text:p>0,1090863911206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: tuberculeux</text:p>
          </table:table-cell>
          <table:table-cell office:value-type="string" calcext:value-type="string">
            <text:p>tubercu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culeuse</text:p>
          </table:table-cell>
          <table:table-cell office:value-type="string" calcext:value-type="string">
            <text:p>3.2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43</text:p>
          </table:table-cell>
          <table:table-cell office:value-type="float" office:value="452" calcext:value-type="float">
            <text:p>452</text:p>
          </table:table-cell>
          <table:table-cell office:value-type="float" office:value="17.38" calcext:value-type="float">
            <text:p>17,38</text:p>
          </table:table-cell>
          <table:table-cell table:number-columns-repeated="2"/>
          <table:table-cell table:formula="of:=([.M129] - MIN([.$M$2:.$M$502])) / (MAX([.$M$2:.$M$502]) - MIN([.$M$2:.$M$502]))" office:value-type="float" office:value="0.109086391120682" calcext:value-type="float">
            <text:p>0,1090863911206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4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27</text:p>
          </table:table-cell>
          <table:table-cell office:value-type="float" office:value="294" calcext:value-type="float">
            <text:p>294</text:p>
          </table:table-cell>
          <table:table-cell office:value-type="float" office:value="17.28" calcext:value-type="float">
            <text:p>17,28</text:p>
          </table:table-cell>
          <table:table-cell table:number-columns-repeated="2"/>
          <table:table-cell table:formula="of:=([.M130] - MIN([.$M$2:.$M$502])) / (MAX([.$M$2:.$M$502]) - MIN([.$M$2:.$M$502]))" office:value-type="float" office:value="0.108258096579144" calcext:value-type="float">
            <text:p>0,108258096579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maniaque</text:p>
          </table:table-cell>
          <table:table-cell office:value-type="string" calcext:value-type="string">
            <text:p>mania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iaque</text:p>
          </table:table-cell>
          <table:table-cell office:value-type="string" calcext:value-type="string">
            <text:p>3.7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47</text:p>
          </table:table-cell>
          <table:table-cell office:value-type="float" office:value="484" calcext:value-type="float">
            <text:p>484</text:p>
          </table:table-cell>
          <table:table-cell office:value-type="float" office:value="17.22" calcext:value-type="float">
            <text:p>17,22</text:p>
          </table:table-cell>
          <table:table-cell table:formula="of:=MIN([.M131:.M631])" office:value-type="float" office:value="4.21" calcext:value-type="float">
            <text:p>4,21</text:p>
          </table:table-cell>
          <table:table-cell table:formula="of:=MAX([.M131:.M631])" office:value-type="float" office:value="17.22" calcext:value-type="float">
            <text:p>17,22</text:p>
          </table:table-cell>
          <table:table-cell table:formula="of:=([.M131] - MIN([.$M$2:.$M$502])) / (MAX([.$M$2:.$M$502]) - MIN([.$M$2:.$M$502]))" office:value-type="float" office:value="0.10776111985422" calcext:value-type="float">
            <text:p>0,1077611198542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: pulmonaire</text:p>
          </table:table-cell>
          <table:table-cell office:value-type="string" calcext:value-type="string">
            <text:p>pulmon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lmonaire</text:p>
          </table:table-cell>
          <table:table-cell office:value-type="string" calcext:value-type="string">
            <text:p>3.19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0.19</text:p>
          </table:table-cell>
          <table:table-cell office:value-type="float" office:value="216" calcext:value-type="float">
            <text:p>216</text:p>
          </table:table-cell>
          <table:table-cell office:value-type="float" office:value="17.15" calcext:value-type="float">
            <text:p>17,15</text:p>
          </table:table-cell>
          <table:table-cell table:number-columns-repeated="2"/>
          <table:table-cell table:formula="of:=([.M132] - MIN([.$M$2:.$M$502])) / (MAX([.$M$2:.$M$502]) - MIN([.$M$2:.$M$502]))" office:value-type="float" office:value="0.107181313675143" calcext:value-type="float">
            <text:p>0,1071813136751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78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0.30</text:p>
          </table:table-cell>
          <table:table-cell office:value-type="float" office:value="328" calcext:value-type="float">
            <text:p>328</text:p>
          </table:table-cell>
          <table:table-cell office:value-type="float" office:value="17.03" calcext:value-type="float">
            <text:p>17,03</text:p>
          </table:table-cell>
          <table:table-cell table:number-columns-repeated="2"/>
          <table:table-cell table:formula="of:=([.M133] - MIN([.$M$2:.$M$502])) / (MAX([.$M$2:.$M$502]) - MIN([.$M$2:.$M$502]))" office:value-type="float" office:value="0.106187360225296" calcext:value-type="float">
            <text:p>0,10618736022529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7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0.44</text:p>
          </table:table-cell>
          <table:table-cell office:value-type="float" office:value="501" calcext:value-type="float">
            <text:p>501</text:p>
          </table:table-cell>
          <table:table-cell office:value-type="float" office:value="16.88" calcext:value-type="float">
            <text:p>16,88</text:p>
          </table:table-cell>
          <table:table-cell table:number-columns-repeated="2"/>
          <table:table-cell table:formula="of:=([.M134] - MIN([.$M$2:.$M$502])) / (MAX([.$M$2:.$M$502]) - MIN([.$M$2:.$M$502]))" office:value-type="float" office:value="0.104944918412988" calcext:value-type="float">
            <text:p>0,10494491841298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29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0.11</text:p>
          </table:table-cell>
          <table:table-cell office:value-type="float" office:value="118" calcext:value-type="float">
            <text:p>118</text:p>
          </table:table-cell>
          <table:table-cell office:value-type="float" office:value="16.61" calcext:value-type="float">
            <text:p>16,61</text:p>
          </table:table-cell>
          <table:table-cell table:number-columns-repeated="2"/>
          <table:table-cell table:formula="of:=([.M135] - MIN([.$M$2:.$M$502])) / (MAX([.$M$2:.$M$502]) - MIN([.$M$2:.$M$502]))" office:value-type="float" office:value="0.102708523150832" calcext:value-type="float">
            <text:p>0,10270852315083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66</text:p>
          </table:table-cell>
          <table:table-cell office:value-type="float" office:value="708" calcext:value-type="float">
            <text:p>708</text:p>
          </table:table-cell>
          <table:table-cell office:value-type="float" office:value="16.52" calcext:value-type="float">
            <text:p>16,52</text:p>
          </table:table-cell>
          <table:table-cell table:number-columns-repeated="2"/>
          <table:table-cell table:formula="of:=([.M136] - MIN([.$M$2:.$M$502])) / (MAX([.$M$2:.$M$502]) - MIN([.$M$2:.$M$502]))" office:value-type="float" office:value="0.101963058063447" calcext:value-type="float">
            <text:p>0,10196305806344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47</text:p>
          </table:table-cell>
          <table:table-cell office:value-type="float" office:value="504" calcext:value-type="float">
            <text:p>504</text:p>
          </table:table-cell>
          <table:table-cell office:value-type="float" office:value="16.27" calcext:value-type="float">
            <text:p>16,27</text:p>
          </table:table-cell>
          <table:table-cell table:number-columns-repeated="2"/>
          <table:table-cell table:formula="of:=([.M137] - MIN([.$M$2:.$M$502])) / (MAX([.$M$2:.$M$502]) - MIN([.$M$2:.$M$502]))" office:value-type="float" office:value="0.0998923217095999" calcext:value-type="float">
            <text:p>0,09989232170959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pn: trouble de sensibilité</text:p>
          </table:table-cell>
          <table:table-cell office:value-type="string" calcext:value-type="string">
            <text:p>trouble de sensibil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roubles de la sensibilité</text:p>
          </table:table-cell>
          <table:table-cell office:value-type="string" calcext:value-type="string">
            <text:p>3.27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0.99</text:p>
          </table:table-cell>
          <table:table-cell office:value-type="float" office:value="1002" calcext:value-type="float">
            <text:p>1002</text:p>
          </table:table-cell>
          <table:table-cell office:value-type="float" office:value="16.13" calcext:value-type="float">
            <text:p>16,13</text:p>
          </table:table-cell>
          <table:table-cell table:number-columns-repeated="2"/>
          <table:table-cell table:formula="of:=([.M138] - MIN([.$M$2:.$M$502])) / (MAX([.$M$2:.$M$502]) - MIN([.$M$2:.$M$502]))" office:value-type="float" office:value="0.0987327093514454" calcext:value-type="float">
            <text:p>0,098732709351445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69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6</text:p>
          </table:table-cell>
          <table:table-cell office:value-type="float" office:value="326" calcext:value-type="float">
            <text:p>326</text:p>
          </table:table-cell>
          <table:table-cell office:value-type="float" office:value="15.82" calcext:value-type="float">
            <text:p>15,82</text:p>
          </table:table-cell>
          <table:table-cell table:number-columns-repeated="2"/>
          <table:table-cell table:formula="of:=([.M139] - MIN([.$M$2:.$M$502])) / (MAX([.$M$2:.$M$502]) - MIN([.$M$2:.$M$502]))" office:value-type="float" office:value="0.0961649962726746" calcext:value-type="float">
            <text:p>0,09616499627267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: substance blanc</text:p>
          </table:table-cell>
          <table:table-cell office:value-type="string" calcext:value-type="string">
            <text:p>substance blan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blanche</text:p>
          </table:table-cell>
          <table:table-cell office:value-type="string" calcext:value-type="string">
            <text:p>3.2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75</text:p>
          </table:table-cell>
          <table:table-cell office:value-type="float" office:value="754" calcext:value-type="float">
            <text:p>754</text:p>
          </table:table-cell>
          <table:table-cell office:value-type="float" office:value="15.61" calcext:value-type="float">
            <text:p>15,61</text:p>
          </table:table-cell>
          <table:table-cell table:number-columns-repeated="2"/>
          <table:table-cell table:formula="of:=([.M140] - MIN([.$M$2:.$M$502])) / (MAX([.$M$2:.$M$502]) - MIN([.$M$2:.$M$502]))" office:value-type="float" office:value="0.0944255777354427" calcext:value-type="float">
            <text:p>0,094425577735442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float" office:value="15.53" calcext:value-type="float">
            <text:p>15,53</text:p>
          </table:table-cell>
          <table:table-cell table:number-columns-repeated="2"/>
          <table:table-cell table:formula="of:=([.M141] - MIN([.$M$2:.$M$502])) / (MAX([.$M$2:.$M$502]) - MIN([.$M$2:.$M$502]))" office:value-type="float" office:value="0.0937629421022115" calcext:value-type="float">
            <text:p>0,09376294210221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V[s]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float" office:value="15.53" calcext:value-type="float">
            <text:p>15,53</text:p>
          </table:table-cell>
          <table:table-cell table:number-columns-repeated="2"/>
          <table:table-cell table:formula="of:=([.M142] - MIN([.$M$2:.$M$502])) / (MAX([.$M$2:.$M$502]) - MIN([.$M$2:.$M$502]))" office:value-type="float" office:value="0.0937629421022115" calcext:value-type="float">
            <text:p>0,09376294210221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: névralgie</text:p>
          </table:table-cell>
          <table:table-cell office:value-type="string" calcext:value-type="string">
            <text:p>névralgi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algie</text:p>
          </table:table-cell>
          <table:table-cell office:value-type="string" calcext:value-type="string">
            <text:p>3.42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41</text:p>
          </table:table-cell>
          <table:table-cell office:value-type="float" office:value="395" calcext:value-type="float">
            <text:p>395</text:p>
          </table:table-cell>
          <table:table-cell office:value-type="float" office:value="15.46" calcext:value-type="float">
            <text:p>15,46</text:p>
          </table:table-cell>
          <table:table-cell table:number-columns-repeated="2"/>
          <table:table-cell table:formula="of:=([.M143] - MIN([.$M$2:.$M$502])) / (MAX([.$M$2:.$M$502]) - MIN([.$M$2:.$M$502]))" office:value-type="float" office:value="0.0931831359231343" calcext:value-type="float">
            <text:p>0,093183135923134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4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0.95</text:p>
          </table:table-cell>
          <table:table-cell office:value-type="float" office:value="991" calcext:value-type="float">
            <text:p>991</text:p>
          </table:table-cell>
          <table:table-cell office:value-type="float" office:value="15.31" calcext:value-type="float">
            <text:p>15,31</text:p>
          </table:table-cell>
          <table:table-cell table:number-columns-repeated="2"/>
          <table:table-cell table:formula="of:=([.M144] - MIN([.$M$2:.$M$502])) / (MAX([.$M$2:.$M$502]) - MIN([.$M$2:.$M$502]))" office:value-type="float" office:value="0.0919406941108258" calcext:value-type="float">
            <text:p>0,091940694110825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: dendrite</text:p>
          </table:table-cell>
          <table:table-cell office:value-type="string" calcext:value-type="string">
            <text:p>dendr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drites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9</text:p>
          </table:table-cell>
          <table:table-cell office:value-type="float" office:value="209" calcext:value-type="float">
            <text:p>209</text:p>
          </table:table-cell>
          <table:table-cell office:value-type="float" office:value="15.25" calcext:value-type="float">
            <text:p>15,25</text:p>
          </table:table-cell>
          <table:table-cell table:number-columns-repeated="2"/>
          <table:table-cell table:formula="of:=([.M145] - MIN([.$M$2:.$M$502])) / (MAX([.$M$2:.$M$502]) - MIN([.$M$2:.$M$502]))" office:value-type="float" office:value="0.0914437173859024" calcext:value-type="float">
            <text:p>0,09144371738590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: journal of</text:p>
          </table:table-cell>
          <table:table-cell office:value-type="string" calcext:value-type="string">
            <text:p>journal o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ournal of</text:p>
          </table:table-cell>
          <table:table-cell office:value-type="string" calcext:value-type="string">
            <text:p>3.69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0.19</text:p>
          </table:table-cell>
          <table:table-cell office:value-type="float" office:value="175" calcext:value-type="float">
            <text:p>175</text:p>
          </table:table-cell>
          <table:table-cell office:value-type="float" office:value="15.24" calcext:value-type="float">
            <text:p>15,24</text:p>
          </table:table-cell>
          <table:table-cell table:number-columns-repeated="2"/>
          <table:table-cell table:formula="of:=([.M146] - MIN([.$M$2:.$M$502])) / (MAX([.$M$2:.$M$502]) - MIN([.$M$2:.$M$502]))" office:value-type="float" office:value="0.0913608879317486" calcext:value-type="float">
            <text:p>0,091360887931748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2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.17</text:p>
          </table:table-cell>
          <table:table-cell office:value-type="float" office:value="149" calcext:value-type="float">
            <text:p>149</text:p>
          </table:table-cell>
          <table:table-cell office:value-type="float" office:value="15.21" calcext:value-type="float">
            <text:p>15,21</text:p>
          </table:table-cell>
          <table:table-cell table:number-columns-repeated="2"/>
          <table:table-cell table:formula="of:=([.M147] - MIN([.$M$2:.$M$502])) / (MAX([.$M$2:.$M$502]) - MIN([.$M$2:.$M$502]))" office:value-type="float" office:value="0.0911123995692868" calcext:value-type="float">
            <text:p>0,091112399569286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3.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.28</text:p>
          </table:table-cell>
          <table:table-cell office:value-type="float" office:value="260" calcext:value-type="float">
            <text:p>260</text:p>
          </table:table-cell>
          <table:table-cell office:value-type="float" office:value="15.16" calcext:value-type="float">
            <text:p>15,16</text:p>
          </table:table-cell>
          <table:table-cell table:number-columns-repeated="2"/>
          <table:table-cell table:formula="of:=([.M148] - MIN([.$M$2:.$M$502])) / (MAX([.$M$2:.$M$502]) - MIN([.$M$2:.$M$502]))" office:value-type="float" office:value="0.0906982522985173" calcext:value-type="float">
            <text:p>0,09069825229851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2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61</text:p>
          </table:table-cell>
          <table:table-cell office:value-type="float" office:value="629" calcext:value-type="float">
            <text:p>629</text:p>
          </table:table-cell>
          <table:table-cell office:value-type="float" office:value="15.04" calcext:value-type="float">
            <text:p>15,04</text:p>
          </table:table-cell>
          <table:table-cell table:number-columns-repeated="2"/>
          <table:table-cell table:formula="of:=([.M149] - MIN([.$M$2:.$M$502])) / (MAX([.$M$2:.$M$502]) - MIN([.$M$2:.$M$502]))" office:value-type="float" office:value="0.0897042988486706" calcext:value-type="float">
            <text:p>0,08970429884867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24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.24</text:p>
          </table:table-cell>
          <table:table-cell office:value-type="float" office:value="233" calcext:value-type="float">
            <text:p>233</text:p>
          </table:table-cell>
          <table:table-cell office:value-type="float" office:value="14.82" calcext:value-type="float">
            <text:p>14,82</text:p>
          </table:table-cell>
          <table:table-cell table:number-columns-repeated="2"/>
          <table:table-cell table:formula="of:=([.M150] - MIN([.$M$2:.$M$502])) / (MAX([.$M$2:.$M$502]) - MIN([.$M$2:.$M$502]))" office:value-type="float" office:value="0.0878820508572848" calcext:value-type="float">
            <text:p>0,087882050857284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: magnan</text:p>
          </table:table-cell>
          <table:table-cell office:value-type="string" calcext:value-type="string">
            <text:p>magn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an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94</text:p>
          </table:table-cell>
          <table:table-cell office:value-type="float" office:value="858" calcext:value-type="float">
            <text:p>858</text:p>
          </table:table-cell>
          <table:table-cell office:value-type="float" office:value="14.77" calcext:value-type="float">
            <text:p>14,77</text:p>
          </table:table-cell>
          <table:table-cell table:number-columns-repeated="2"/>
          <table:table-cell table:formula="of:=([.M151] - MIN([.$M$2:.$M$502])) / (MAX([.$M$2:.$M$502]) - MIN([.$M$2:.$M$502]))" office:value-type="float" office:value="0.0874679035865153" calcext:value-type="float">
            <text:p>0,087467903586515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3.71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.50</text:p>
          </table:table-cell>
          <table:table-cell office:value-type="float" office:value="473" calcext:value-type="float">
            <text:p>473</text:p>
          </table:table-cell>
          <table:table-cell office:value-type="float" office:value="14.73" calcext:value-type="float">
            <text:p>14,73</text:p>
          </table:table-cell>
          <table:table-cell table:number-columns-repeated="2"/>
          <table:table-cell table:formula="of:=([.M152] - MIN([.$M$2:.$M$502])) / (MAX([.$M$2:.$M$502]) - MIN([.$M$2:.$M$502]))" office:value-type="float" office:value="0.0871365857698998" calcext:value-type="float">
            <text:p>0,08713658576989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4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0.28</text:p>
          </table:table-cell>
          <table:table-cell office:value-type="float" office:value="257" calcext:value-type="float">
            <text:p>257</text:p>
          </table:table-cell>
          <table:table-cell office:value-type="float" office:value="14.65" calcext:value-type="float">
            <text:p>14,65</text:p>
          </table:table-cell>
          <table:table-cell table:number-columns-repeated="2"/>
          <table:table-cell table:formula="of:=([.M153] - MIN([.$M$2:.$M$502])) / (MAX([.$M$2:.$M$502]) - MIN([.$M$2:.$M$502]))" office:value-type="float" office:value="0.0864739501366686" calcext:value-type="float">
            <text:p>0,086473950136668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</text:p>
          </table:table-cell>
          <table:table-cell office:value-type="string" calcext:value-type="string">
            <text:p>3.7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20</text:p>
          </table:table-cell>
          <table:table-cell office:value-type="float" office:value="185" calcext:value-type="float">
            <text:p>185</text:p>
          </table:table-cell>
          <table:table-cell office:value-type="float" office:value="14.54" calcext:value-type="float">
            <text:p>14,54</text:p>
          </table:table-cell>
          <table:table-cell table:number-columns-repeated="2"/>
          <table:table-cell table:formula="of:=([.M154] - MIN([.$M$2:.$M$502])) / (MAX([.$M$2:.$M$502]) - MIN([.$M$2:.$M$502]))" office:value-type="float" office:value="0.0855628261409757" calcext:value-type="float">
            <text:p>0,085562826140975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: vertébral</text:p>
          </table:table-cell>
          <table:table-cell office:value-type="string" calcext:value-type="string">
            <text:p>vertéb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ébrale</text:p>
          </table:table-cell>
          <table:table-cell office:value-type="string" calcext:value-type="string">
            <text:p>3.4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.13</text:p>
          </table:table-cell>
          <table:table-cell office:value-type="float" office:value="125" calcext:value-type="float">
            <text:p>125</text:p>
          </table:table-cell>
          <table:table-cell office:value-type="float" office:value="14.42" calcext:value-type="float">
            <text:p>14,42</text:p>
          </table:table-cell>
          <table:table-cell table:number-columns-repeated="2"/>
          <table:table-cell table:formula="of:=([.M155] - MIN([.$M$2:.$M$502])) / (MAX([.$M$2:.$M$502]) - MIN([.$M$2:.$M$502]))" office:value-type="float" office:value="0.084568872691129" calcext:value-type="float">
            <text:p>0,0845688726911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: psych</text:p>
          </table:table-cell>
          <table:table-cell office:value-type="string" calcext:value-type="string">
            <text:p>psyc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</text:p>
          </table:table-cell>
          <table:table-cell office:value-type="string" calcext:value-type="string">
            <text:p>3.6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.99</text:p>
          </table:table-cell>
          <table:table-cell office:value-type="float" office:value="777" calcext:value-type="float">
            <text:p>777</text:p>
          </table:table-cell>
          <table:table-cell office:value-type="float" office:value="14.27" calcext:value-type="float">
            <text:p>14,27</text:p>
          </table:table-cell>
          <table:table-cell table:number-columns-repeated="2"/>
          <table:table-cell table:formula="of:=([.M156] - MIN([.$M$2:.$M$502])) / (MAX([.$M$2:.$M$502]) - MIN([.$M$2:.$M$502]))" office:value-type="float" office:value="0.0833264308788205" calcext:value-type="float">
            <text:p>0,083326430878820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2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92</text:p>
          </table:table-cell>
          <table:table-cell office:value-type="float" office:value="799" calcext:value-type="float">
            <text:p>799</text:p>
          </table:table-cell>
          <table:table-cell office:value-type="float" office:value="14.26" calcext:value-type="float">
            <text:p>14,26</text:p>
          </table:table-cell>
          <table:table-cell table:number-columns-repeated="2"/>
          <table:table-cell table:formula="of:=([.M157] - MIN([.$M$2:.$M$502])) / (MAX([.$M$2:.$M$502]) - MIN([.$M$2:.$M$502]))" office:value-type="float" office:value="0.0832436014246666" calcext:value-type="float">
            <text:p>0,083243601424666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a: idée délirant</text:p>
          </table:table-cell>
          <table:table-cell office:value-type="string" calcext:value-type="string">
            <text:p>idée délira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s délirantes</text:p>
          </table:table-cell>
          <table:table-cell office:value-type="string" calcext:value-type="string">
            <text:p>3.3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80</text:p>
          </table:table-cell>
          <table:table-cell office:value-type="float" office:value="651" calcext:value-type="float">
            <text:p>651</text:p>
          </table:table-cell>
          <table:table-cell office:value-type="float" office:value="14.25" calcext:value-type="float">
            <text:p>14,25</text:p>
          </table:table-cell>
          <table:table-cell table:number-columns-repeated="2"/>
          <table:table-cell table:formula="of:=([.M158] - MIN([.$M$2:.$M$502])) / (MAX([.$M$2:.$M$502]) - MIN([.$M$2:.$M$502]))" office:value-type="float" office:value="0.0831607719705127" calcext:value-type="float">
            <text:p>0,083160771970512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3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.00</text:p>
          </table:table-cell>
          <table:table-cell office:value-type="float" office:value="847" calcext:value-type="float">
            <text:p>847</text:p>
          </table:table-cell>
          <table:table-cell office:value-type="float" office:value="14.17" calcext:value-type="float">
            <text:p>14,17</text:p>
          </table:table-cell>
          <table:table-cell table:number-columns-repeated="2"/>
          <table:table-cell table:formula="of:=([.M159] - MIN([.$M$2:.$M$502])) / (MAX([.$M$2:.$M$502]) - MIN([.$M$2:.$M$502]))" office:value-type="float" office:value="0.0824981363372815" calcext:value-type="float">
            <text:p>0,08249813633728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transitoire</text:p>
          </table:table-cell>
          <table:table-cell office:value-type="string" calcext:value-type="string">
            <text:p>transito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itoire</text:p>
          </table:table-cell>
          <table:table-cell office:value-type="string" calcext:value-type="string">
            <text:p>3.22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.41</text:p>
          </table:table-cell>
          <table:table-cell office:value-type="float" office:value="376" calcext:value-type="float">
            <text:p>376</text:p>
          </table:table-cell>
          <table:table-cell office:value-type="float" office:value="14.14" calcext:value-type="float">
            <text:p>14,14</text:p>
          </table:table-cell>
          <table:table-cell table:number-columns-repeated="2"/>
          <table:table-cell table:formula="of:=([.M160] - MIN([.$M$2:.$M$502])) / (MAX([.$M$2:.$M$502]) - MIN([.$M$2:.$M$502]))" office:value-type="float" office:value="0.0822496479748198" calcext:value-type="float">
            <text:p>0,08224964797481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: rétrécissement</text:p>
          </table:table-cell>
          <table:table-cell office:value-type="string" calcext:value-type="string">
            <text:p>rétrécisseme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récissement</text:p>
          </table:table-cell>
          <table:table-cell office:value-type="string" calcext:value-type="string">
            <text:p>3.2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29</text:p>
          </table:table-cell>
          <table:table-cell office:value-type="float" office:value="272" calcext:value-type="float">
            <text:p>272</text:p>
          </table:table-cell>
          <table:table-cell office:value-type="float" office:value="13.97" calcext:value-type="float">
            <text:p>13,97</text:p>
          </table:table-cell>
          <table:table-cell table:number-columns-repeated="2"/>
          <table:table-cell table:formula="of:=([.M161] - MIN([.$M$2:.$M$502])) / (MAX([.$M$2:.$M$502]) - MIN([.$M$2:.$M$502]))" office:value-type="float" office:value="0.0808415472542036" calcext:value-type="float">
            <text:p>0,08084154725420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a: trouble mental</text:p>
          </table:table-cell>
          <table:table-cell office:value-type="string" calcext:value-type="string">
            <text:p>trouble ment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entaux</text:p>
          </table:table-cell>
          <table:table-cell office:value-type="string" calcext:value-type="string">
            <text:p>3.3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0</text:p>
          </table:table-cell>
          <table:table-cell office:value-type="float" office:value="624" calcext:value-type="float">
            <text:p>624</text:p>
          </table:table-cell>
          <table:table-cell office:value-type="float" office:value="13.96" calcext:value-type="float">
            <text:p>13,96</text:p>
          </table:table-cell>
          <table:table-cell table:number-columns-repeated="2"/>
          <table:table-cell table:formula="of:=([.M162] - MIN([.$M$2:.$M$502])) / (MAX([.$M$2:.$M$502]) - MIN([.$M$2:.$M$502]))" office:value-type="float" office:value="0.0807587178000497" calcext:value-type="float">
            <text:p>0,080758717800049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: jointure</text:p>
          </table:table-cell>
          <table:table-cell office:value-type="string" calcext:value-type="string">
            <text:p>jointu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intures</text:p>
          </table:table-cell>
          <table:table-cell office:value-type="string" calcext:value-type="string">
            <text:p>3.5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55</text:p>
          </table:table-cell>
          <table:table-cell office:value-type="float" office:value="324" calcext:value-type="float">
            <text:p>324</text:p>
          </table:table-cell>
          <table:table-cell office:value-type="float" office:value="13.74" calcext:value-type="float">
            <text:p>13,74</text:p>
          </table:table-cell>
          <table:table-cell table:number-columns-repeated="2"/>
          <table:table-cell table:formula="of:=([.M163] - MIN([.$M$2:.$M$502])) / (MAX([.$M$2:.$M$502]) - MIN([.$M$2:.$M$502]))" office:value-type="float" office:value="0.078936469808664" calcext:value-type="float">
            <text:p>0,07893646980866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47</text:p>
          </table:table-cell>
          <table:table-cell office:value-type="float" office:value="427" calcext:value-type="float">
            <text:p>427</text:p>
          </table:table-cell>
          <table:table-cell office:value-type="float" office:value="13.67" calcext:value-type="float">
            <text:p>13,67</text:p>
          </table:table-cell>
          <table:table-cell table:number-columns-repeated="2"/>
          <table:table-cell table:formula="of:=([.M164] - MIN([.$M$2:.$M$502])) / (MAX([.$M$2:.$M$502]) - MIN([.$M$2:.$M$502]))" office:value-type="float" office:value="0.0783566636295867" calcext:value-type="float">
            <text:p>0,07835666362958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3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29</text:p>
          </table:table-cell>
          <table:table-cell office:value-type="float" office:value="243" calcext:value-type="float">
            <text:p>243</text:p>
          </table:table-cell>
          <table:table-cell office:value-type="float" office:value="13.52" calcext:value-type="float">
            <text:p>13,52</text:p>
          </table:table-cell>
          <table:table-cell table:number-columns-repeated="2"/>
          <table:table-cell table:formula="of:=([.M165] - MIN([.$M$2:.$M$502])) / (MAX([.$M$2:.$M$502]) - MIN([.$M$2:.$M$502]))" office:value-type="float" office:value="0.0771142218172782" calcext:value-type="float">
            <text:p>0,077114221817278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3.2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59</text:p>
          </table:table-cell>
          <table:table-cell office:value-type="float" office:value="412" calcext:value-type="float">
            <text:p>412</text:p>
          </table:table-cell>
          <table:table-cell office:value-type="float" office:value="13.5" calcext:value-type="float">
            <text:p>13,5</text:p>
          </table:table-cell>
          <table:table-cell table:number-columns-repeated="2"/>
          <table:table-cell table:formula="of:=([.M166] - MIN([.$M$2:.$M$502])) / (MAX([.$M$2:.$M$502]) - MIN([.$M$2:.$M$502]))" office:value-type="float" office:value="0.0769485629089704" calcext:value-type="float">
            <text:p>0,076948562908970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6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0.10</text:p>
          </table:table-cell>
          <table:table-cell office:value-type="float" office:value="86" calcext:value-type="float">
            <text:p>86</text:p>
          </table:table-cell>
          <table:table-cell office:value-type="float" office:value="13.41" calcext:value-type="float">
            <text:p>13,41</text:p>
          </table:table-cell>
          <table:table-cell table:number-columns-repeated="2"/>
          <table:table-cell table:formula="of:=([.M167] - MIN([.$M$2:.$M$502])) / (MAX([.$M$2:.$M$502]) - MIN([.$M$2:.$M$502]))" office:value-type="float" office:value="0.0762030978215854" calcext:value-type="float">
            <text:p>0,07620309782158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6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57</text:p>
          </table:table-cell>
          <table:table-cell office:value-type="float" office:value="482" calcext:value-type="float">
            <text:p>482</text:p>
          </table:table-cell>
          <table:table-cell office:value-type="float" office:value="13.31" calcext:value-type="float">
            <text:p>13,31</text:p>
          </table:table-cell>
          <table:table-cell table:number-columns-repeated="2"/>
          <table:table-cell table:formula="of:=([.M168] - MIN([.$M$2:.$M$502])) / (MAX([.$M$2:.$M$502]) - MIN([.$M$2:.$M$502]))" office:value-type="float" office:value="0.0753748032800464" calcext:value-type="float">
            <text:p>0,075374803280046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a: écorce cérébral</text:p>
          </table:table-cell>
          <table:table-cell office:value-type="string" calcext:value-type="string">
            <text:p>écorce céréb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écorce cérébrale</text:p>
          </table:table-cell>
          <table:table-cell office:value-type="string" calcext:value-type="string">
            <text:p>3.15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95</text:p>
          </table:table-cell>
          <table:table-cell office:value-type="float" office:value="745" calcext:value-type="float">
            <text:p>745</text:p>
          </table:table-cell>
          <table:table-cell office:value-type="float" office:value="13.24" calcext:value-type="float">
            <text:p>13,24</text:p>
          </table:table-cell>
          <table:table-cell table:number-columns-repeated="2"/>
          <table:table-cell table:formula="of:=([.M169] - MIN([.$M$2:.$M$502])) / (MAX([.$M$2:.$M$502]) - MIN([.$M$2:.$M$502]))" office:value-type="float" office:value="0.0747949971009691" calcext:value-type="float">
            <text:p>0,074794997100969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2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0.43</text:p>
          </table:table-cell>
          <table:table-cell office:value-type="float" office:value="382" calcext:value-type="float">
            <text:p>382</text:p>
          </table:table-cell>
          <table:table-cell office:value-type="float" office:value="13.13" calcext:value-type="float">
            <text:p>13,13</text:p>
          </table:table-cell>
          <table:table-cell table:number-columns-repeated="2"/>
          <table:table-cell table:formula="of:=([.M170] - MIN([.$M$2:.$M$502])) / (MAX([.$M$2:.$M$502]) - MIN([.$M$2:.$M$502]))" office:value-type="float" office:value="0.0738838731052763" calcext:value-type="float">
            <text:p>0,073883873105276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prédisposition</text:p>
          </table:table-cell>
          <table:table-cell office:value-type="string" calcext:value-type="string">
            <text:p>prédisposi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édisposition</text:p>
          </table:table-cell>
          <table:table-cell office:value-type="string" calcext:value-type="string">
            <text:p>3.3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47</text:p>
          </table:table-cell>
          <table:table-cell office:value-type="float" office:value="393" calcext:value-type="float">
            <text:p>393</text:p>
          </table:table-cell>
          <table:table-cell office:value-type="float" office:value="12.98" calcext:value-type="float">
            <text:p>12,98</text:p>
          </table:table-cell>
          <table:table-cell table:number-columns-repeated="2"/>
          <table:table-cell table:formula="of:=([.M171] - MIN([.$M$2:.$M$502])) / (MAX([.$M$2:.$M$502]) - MIN([.$M$2:.$M$502]))" office:value-type="float" office:value="0.0726414312929678" calcext:value-type="float">
            <text:p>0,07264143129296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1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96</text:p>
          </table:table-cell>
          <table:table-cell office:value-type="float" office:value="758" calcext:value-type="float">
            <text:p>758</text:p>
          </table:table-cell>
          <table:table-cell office:value-type="float" office:value="12.93" calcext:value-type="float">
            <text:p>12,93</text:p>
          </table:table-cell>
          <table:table-cell table:number-columns-repeated="2"/>
          <table:table-cell table:formula="of:=([.M172] - MIN([.$M$2:.$M$502])) / (MAX([.$M$2:.$M$502]) - MIN([.$M$2:.$M$502]))" office:value-type="float" office:value="0.0722272840221983" calcext:value-type="float">
            <text:p>0,072227284022198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: protubérance</text:p>
          </table:table-cell>
          <table:table-cell office:value-type="string" calcext:value-type="string">
            <text:p>protubéran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ubérance</text:p>
          </table:table-cell>
          <table:table-cell office:value-type="string" calcext:value-type="string">
            <text:p>3.6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75</text:p>
          </table:table-cell>
          <table:table-cell office:value-type="float" office:value="603" calcext:value-type="float">
            <text:p>603</text:p>
          </table:table-cell>
          <table:table-cell office:value-type="float" office:value="12.9" calcext:value-type="float">
            <text:p>12,9</text:p>
          </table:table-cell>
          <table:table-cell table:number-columns-repeated="2"/>
          <table:table-cell table:formula="of:=([.M173] - MIN([.$M$2:.$M$502])) / (MAX([.$M$2:.$M$502]) - MIN([.$M$2:.$M$502]))" office:value-type="float" office:value="0.0719787956597366" calcext:value-type="float">
            <text:p>0,07197879565973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3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0.48</text:p>
          </table:table-cell>
          <table:table-cell office:value-type="float" office:value="382" calcext:value-type="float">
            <text:p>382</text:p>
          </table:table-cell>
          <table:table-cell office:value-type="float" office:value="12.89" calcext:value-type="float">
            <text:p>12,89</text:p>
          </table:table-cell>
          <table:table-cell table:number-columns-repeated="2"/>
          <table:table-cell table:formula="of:=([.M174] - MIN([.$M$2:.$M$502])) / (MAX([.$M$2:.$M$502]) - MIN([.$M$2:.$M$502]))" office:value-type="float" office:value="0.0718959662055827" calcext:value-type="float">
            <text:p>0,071895966205582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: neurologiste</text:p>
          </table:table-cell>
          <table:table-cell office:value-type="string" calcext:value-type="string">
            <text:p>neurologis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istes</text:p>
          </table:table-cell>
          <table:table-cell office:value-type="string" calcext:value-type="string">
            <text:p>3.2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71</text:p>
          </table:table-cell>
          <table:table-cell office:value-type="float" office:value="408" calcext:value-type="float">
            <text:p>408</text:p>
          </table:table-cell>
          <table:table-cell office:value-type="float" office:value="12.8" calcext:value-type="float">
            <text:p>12,8</text:p>
          </table:table-cell>
          <table:table-cell table:number-columns-repeated="2"/>
          <table:table-cell table:formula="of:=([.M175] - MIN([.$M$2:.$M$502])) / (MAX([.$M$2:.$M$502]) - MIN([.$M$2:.$M$502]))" office:value-type="float" office:value="0.0711505011181976" calcext:value-type="float">
            <text:p>0,07115050111819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3.6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.44</text:p>
          </table:table-cell>
          <table:table-cell office:value-type="float" office:value="365" calcext:value-type="float">
            <text:p>365</text:p>
          </table:table-cell>
          <table:table-cell office:value-type="float" office:value="12.69" calcext:value-type="float">
            <text:p>12,69</text:p>
          </table:table-cell>
          <table:table-cell table:number-columns-repeated="2"/>
          <table:table-cell table:formula="of:=([.M176] - MIN([.$M$2:.$M$502])) / (MAX([.$M$2:.$M$502]) - MIN([.$M$2:.$M$502]))" office:value-type="float" office:value="0.0702393771225048" calcext:value-type="float">
            <text:p>0,07023937712250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5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.78</text:p>
          </table:table-cell>
          <table:table-cell office:value-type="float" office:value="512" calcext:value-type="float">
            <text:p>512</text:p>
          </table:table-cell>
          <table:table-cell office:value-type="float" office:value="12.69" calcext:value-type="float">
            <text:p>12,69</text:p>
          </table:table-cell>
          <table:table-cell table:number-columns-repeated="2"/>
          <table:table-cell table:formula="of:=([.M177] - MIN([.$M$2:.$M$502])) / (MAX([.$M$2:.$M$502]) - MIN([.$M$2:.$M$502]))" office:value-type="float" office:value="0.0702393771225048" calcext:value-type="float">
            <text:p>0,070239377122504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: folie systématique</text:p>
          </table:table-cell>
          <table:table-cell office:value-type="string" calcext:value-type="string">
            <text:p>folie systéma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olie systémat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50</text:p>
          </table:table-cell>
          <table:table-cell office:value-type="float" office:value="229" calcext:value-type="float">
            <text:p>229</text:p>
          </table:table-cell>
          <table:table-cell office:value-type="float" office:value="12.67" calcext:value-type="float">
            <text:p>12,67</text:p>
          </table:table-cell>
          <table:table-cell table:number-columns-repeated="2"/>
          <table:table-cell table:formula="of:=([.M178] - MIN([.$M$2:.$M$502])) / (MAX([.$M$2:.$M$502]) - MIN([.$M$2:.$M$502]))" office:value-type="float" office:value="0.070073718214197" calcext:value-type="float">
            <text:p>0,07007371821419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: idée fixe</text:p>
          </table:table-cell>
          <table:table-cell office:value-type="string" calcext:value-type="string">
            <text:p>idée fix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 fixe</text:p>
          </table:table-cell>
          <table:table-cell office:value-type="string" calcext:value-type="string">
            <text:p>3.26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85</text:p>
          </table:table-cell>
          <table:table-cell office:value-type="float" office:value="569" calcext:value-type="float">
            <text:p>569</text:p>
          </table:table-cell>
          <table:table-cell office:value-type="float" office:value="12.66" calcext:value-type="float">
            <text:p>12,66</text:p>
          </table:table-cell>
          <table:table-cell table:number-columns-repeated="2"/>
          <table:table-cell table:formula="of:=([.M179] - MIN([.$M$2:.$M$502])) / (MAX([.$M$2:.$M$502]) - MIN([.$M$2:.$M$502]))" office:value-type="float" office:value="0.0699908887600431" calcext:value-type="float">
            <text:p>0,06999088876004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91</text:p>
          </table:table-cell>
          <table:table-cell office:value-type="float" office:value="664" calcext:value-type="float">
            <text:p>664</text:p>
          </table:table-cell>
          <table:table-cell office:value-type="float" office:value="12.57" calcext:value-type="float">
            <text:p>12,57</text:p>
          </table:table-cell>
          <table:table-cell table:number-columns-repeated="2"/>
          <table:table-cell table:formula="of:=([.M180] - MIN([.$M$2:.$M$502])) / (MAX([.$M$2:.$M$502]) - MIN([.$M$2:.$M$502]))" office:value-type="float" office:value="0.069245423672658" calcext:value-type="float">
            <text:p>0,0692454236726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: anévrisme</text:p>
          </table:table-cell>
          <table:table-cell office:value-type="string" calcext:value-type="string">
            <text:p>anévris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vrismes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8</text:p>
          </table:table-cell>
          <table:table-cell office:value-type="float" office:value="139" calcext:value-type="float">
            <text:p>139</text:p>
          </table:table-cell>
          <table:table-cell office:value-type="float" office:value="12.57" calcext:value-type="float">
            <text:p>12,57</text:p>
          </table:table-cell>
          <table:table-cell table:number-columns-repeated="2"/>
          <table:table-cell table:formula="of:=([.M181] - MIN([.$M$2:.$M$502])) / (MAX([.$M$2:.$M$502]) - MIN([.$M$2:.$M$502]))" office:value-type="float" office:value="0.069245423672658" calcext:value-type="float">
            <text:p>0,0692454236726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: névroglie</text:p>
          </table:table-cell>
          <table:table-cell office:value-type="string" calcext:value-type="string">
            <text:p>névrogl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glie</text:p>
          </table:table-cell>
          <table:table-cell office:value-type="string" calcext:value-type="string">
            <text:p>3.3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55</text:p>
          </table:table-cell>
          <table:table-cell office:value-type="float" office:value="398" calcext:value-type="float">
            <text:p>398</text:p>
          </table:table-cell>
          <table:table-cell office:value-type="float" office:value="12.5" calcext:value-type="float">
            <text:p>12,5</text:p>
          </table:table-cell>
          <table:table-cell table:number-columns-repeated="2"/>
          <table:table-cell table:formula="of:=([.M182] - MIN([.$M$2:.$M$502])) / (MAX([.$M$2:.$M$502]) - MIN([.$M$2:.$M$502]))" office:value-type="float" office:value="0.0686656174935807" calcext:value-type="float">
            <text:p>0,06866561749358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35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34</text:p>
          </table:table-cell>
          <table:table-cell office:value-type="float" office:value="275" calcext:value-type="float">
            <text:p>275</text:p>
          </table:table-cell>
          <table:table-cell office:value-type="float" office:value="12.48" calcext:value-type="float">
            <text:p>12,48</text:p>
          </table:table-cell>
          <table:table-cell table:number-columns-repeated="2"/>
          <table:table-cell table:formula="of:=([.M183] - MIN([.$M$2:.$M$502])) / (MAX([.$M$2:.$M$502]) - MIN([.$M$2:.$M$502]))" office:value-type="float" office:value="0.0684999585852729" calcext:value-type="float">
            <text:p>0,06849995858527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5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6</text:p>
          </table:table-cell>
          <table:table-cell office:value-type="float" office:value="620" calcext:value-type="float">
            <text:p>620</text:p>
          </table:table-cell>
          <table:table-cell office:value-type="float" office:value="12.41" calcext:value-type="float">
            <text:p>12,41</text:p>
          </table:table-cell>
          <table:table-cell table:number-columns-repeated="2"/>
          <table:table-cell table:formula="of:=([.M184] - MIN([.$M$2:.$M$502])) / (MAX([.$M$2:.$M$502]) - MIN([.$M$2:.$M$502]))" office:value-type="float" office:value="0.0679201524061956" calcext:value-type="float">
            <text:p>0,06792015240619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: ataxique</text:p>
          </table:table-cell>
          <table:table-cell office:value-type="string" calcext:value-type="string">
            <text:p>atax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axique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74</text:p>
          </table:table-cell>
          <table:table-cell office:value-type="float" office:value="537" calcext:value-type="float">
            <text:p>537</text:p>
          </table:table-cell>
          <table:table-cell office:value-type="float" office:value="12.36" calcext:value-type="float">
            <text:p>12,36</text:p>
          </table:table-cell>
          <table:table-cell table:number-columns-repeated="2"/>
          <table:table-cell table:formula="of:=([.M185] - MIN([.$M$2:.$M$502])) / (MAX([.$M$2:.$M$502]) - MIN([.$M$2:.$M$502]))" office:value-type="float" office:value="0.0675060051354262" calcext:value-type="float">
            <text:p>0,067506005135426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gaine</text:p>
          </table:table-cell>
          <table:table-cell office:value-type="string" calcext:value-type="string">
            <text:p>ga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ine</text:p>
          </table:table-cell>
          <table:table-cell office:value-type="string" calcext:value-type="string">
            <text:p>3.3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23</text:p>
          </table:table-cell>
          <table:table-cell office:value-type="float" office:value="177" calcext:value-type="float">
            <text:p>177</text:p>
          </table:table-cell>
          <table:table-cell office:value-type="float" office:value="12.27" calcext:value-type="float">
            <text:p>12,27</text:p>
          </table:table-cell>
          <table:table-cell table:number-columns-repeated="2"/>
          <table:table-cell table:formula="of:=([.M186] - MIN([.$M$2:.$M$502])) / (MAX([.$M$2:.$M$502]) - MIN([.$M$2:.$M$502]))" office:value-type="float" office:value="0.0667605400480411" calcext:value-type="float">
            <text:p>0,066760540048041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: granulation</text:p>
          </table:table-cell>
          <table:table-cell office:value-type="string" calcext:value-type="string">
            <text:p>granul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ulations</text:p>
          </table:table-cell>
          <table:table-cell office:value-type="string" calcext:value-type="string">
            <text:p>3.6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52</text:p>
          </table:table-cell>
          <table:table-cell office:value-type="float" office:value="409" calcext:value-type="float">
            <text:p>409</text:p>
          </table:table-cell>
          <table:table-cell office:value-type="float" office:value="12.25" calcext:value-type="float">
            <text:p>12,25</text:p>
          </table:table-cell>
          <table:table-cell table:number-columns-repeated="2"/>
          <table:table-cell table:formula="of:=([.M187] - MIN([.$M$2:.$M$502])) / (MAX([.$M$2:.$M$502]) - MIN([.$M$2:.$M$502]))" office:value-type="float" office:value="0.0665948811397333" calcext:value-type="float">
            <text:p>0,0665948811397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: inflammation</text:p>
          </table:table-cell>
          <table:table-cell office:value-type="string" calcext:value-type="string">
            <text:p>inflamm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3.17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46</text:p>
          </table:table-cell>
          <table:table-cell office:value-type="float" office:value="370" calcext:value-type="float">
            <text:p>370</text:p>
          </table:table-cell>
          <table:table-cell office:value-type="float" office:value="12.21" calcext:value-type="float">
            <text:p>12,21</text:p>
          </table:table-cell>
          <table:table-cell table:number-columns-repeated="2"/>
          <table:table-cell table:formula="of:=([.M188] - MIN([.$M$2:.$M$502])) / (MAX([.$M$2:.$M$502]) - MIN([.$M$2:.$M$502]))" office:value-type="float" office:value="0.0662635633231177" calcext:value-type="float">
            <text:p>0,06626356332311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72</text:p>
          </table:table-cell>
          <table:table-cell office:value-type="float" office:value="567" calcext:value-type="float">
            <text:p>567</text:p>
          </table:table-cell>
          <table:table-cell office:value-type="float" office:value="12.18" calcext:value-type="float">
            <text:p>12,18</text:p>
          </table:table-cell>
          <table:table-cell table:number-columns-repeated="2"/>
          <table:table-cell table:formula="of:=([.M189] - MIN([.$M$2:.$M$502])) / (MAX([.$M$2:.$M$502]) - MIN([.$M$2:.$M$502]))" office:value-type="float" office:value="0.066015074960656" calcext:value-type="float">
            <text:p>0,06601507496065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19</text:p>
          </table:table-cell>
          <table:table-cell office:value-type="float" office:value="151" calcext:value-type="float">
            <text:p>151</text:p>
          </table:table-cell>
          <table:table-cell office:value-type="float" office:value="12.18" calcext:value-type="float">
            <text:p>12,18</text:p>
          </table:table-cell>
          <table:table-cell table:number-columns-repeated="2"/>
          <table:table-cell table:formula="of:=([.M190] - MIN([.$M$2:.$M$502])) / (MAX([.$M$2:.$M$502]) - MIN([.$M$2:.$M$502]))" office:value-type="float" office:value="0.066015074960656" calcext:value-type="float">
            <text:p>0,0660150749606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: immersion</text:p>
          </table:table-cell>
          <table:table-cell office:value-type="string" calcext:value-type="string">
            <text:p>immers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rsion</text:p>
          </table:table-cell>
          <table:table-cell office:value-type="string" calcext:value-type="string">
            <text:p>3.3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63</text:p>
          </table:table-cell>
          <table:table-cell office:value-type="float" office:value="230" calcext:value-type="float">
            <text:p>230</text:p>
          </table:table-cell>
          <table:table-cell office:value-type="float" office:value="12.13" calcext:value-type="float">
            <text:p>12,13</text:p>
          </table:table-cell>
          <table:table-cell table:number-columns-repeated="2"/>
          <table:table-cell table:formula="of:=([.M191] - MIN([.$M$2:.$M$502])) / (MAX([.$M$2:.$M$502]) - MIN([.$M$2:.$M$502]))" office:value-type="float" office:value="0.0656009276898865" calcext:value-type="float">
            <text:p>0,06560092768988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6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99</text:p>
          </table:table-cell>
          <table:table-cell office:value-type="float" office:value="742" calcext:value-type="float">
            <text:p>742</text:p>
          </table:table-cell>
          <table:table-cell office:value-type="float" office:value="12.08" calcext:value-type="float">
            <text:p>12,08</text:p>
          </table:table-cell>
          <table:table-cell table:number-columns-repeated="2"/>
          <table:table-cell table:formula="of:=([.M192] - MIN([.$M$2:.$M$502])) / (MAX([.$M$2:.$M$502]) - MIN([.$M$2:.$M$502]))" office:value-type="float" office:value="0.065186780419117" calcext:value-type="float">
            <text:p>0,0651867804191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31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69</text:p>
          </table:table-cell>
          <table:table-cell office:value-type="float" office:value="513" calcext:value-type="float">
            <text:p>513</text:p>
          </table:table-cell>
          <table:table-cell office:value-type="float" office:value="12.05" calcext:value-type="float">
            <text:p>12,05</text:p>
          </table:table-cell>
          <table:table-cell table:number-columns-repeated="2"/>
          <table:table-cell table:formula="of:=([.M193] - MIN([.$M$2:.$M$502])) / (MAX([.$M$2:.$M$502]) - MIN([.$M$2:.$M$502]))" office:value-type="float" office:value="0.0649382920566554" calcext:value-type="float">
            <text:p>0,064938292056655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a: racine postérieur</text:p>
          </table:table-cell>
          <table:table-cell office:value-type="string" calcext:value-type="string">
            <text:p>racine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postérieures</text:p>
          </table:table-cell>
          <table:table-cell office:value-type="string" calcext:value-type="string">
            <text:p>3.3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71</text:p>
          </table:table-cell>
          <table:table-cell office:value-type="float" office:value="522" calcext:value-type="float">
            <text:p>522</text:p>
          </table:table-cell>
          <table:table-cell office:value-type="float" office:value="12.05" calcext:value-type="float">
            <text:p>12,05</text:p>
          </table:table-cell>
          <table:table-cell table:number-columns-repeated="2"/>
          <table:table-cell table:formula="of:=([.M194] - MIN([.$M$2:.$M$502])) / (MAX([.$M$2:.$M$502]) - MIN([.$M$2:.$M$502]))" office:value-type="float" office:value="0.0649382920566554" calcext:value-type="float">
            <text:p>0,0649382920566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: aorte</text:p>
          </table:table-cell>
          <table:table-cell office:value-type="string" calcext:value-type="string">
            <text:p>aor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ort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57</text:p>
          </table:table-cell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([.M195] - MIN([.$M$2:.$M$502])) / (MAX([.$M$2:.$M$502]) - MIN([.$M$2:.$M$502]))" office:value-type="float" office:value="0.0645241447858859" calcext:value-type="float">
            <text:p>0,06452414478588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: sen musculaire</text:p>
          </table:table-cell>
          <table:table-cell office:value-type="string" calcext:value-type="string">
            <text:p>sen muscul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ns musculaire</text:p>
          </table:table-cell>
          <table:table-cell office:value-type="string" calcext:value-type="string">
            <text:p>3.58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0.67</text:p>
          </table:table-cell>
          <table:table-cell office:value-type="float" office:value="471" calcext:value-type="float">
            <text:p>471</text:p>
          </table:table-cell>
          <table:table-cell office:value-type="float" office:value="11.93" calcext:value-type="float">
            <text:p>11,93</text:p>
          </table:table-cell>
          <table:table-cell table:number-columns-repeated="2"/>
          <table:table-cell table:formula="of:=([.M196] - MIN([.$M$2:.$M$502])) / (MAX([.$M$2:.$M$502]) - MIN([.$M$2:.$M$502]))" office:value-type="float" office:value="0.0639443386068086" calcext:value-type="float">
            <text:p>0,06394433860680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63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41</text:p>
          </table:table-cell>
          <table:table-cell office:value-type="float" office:value="320" calcext:value-type="float">
            <text:p>320</text:p>
          </table:table-cell>
          <table:table-cell office:value-type="float" office:value="11.86" calcext:value-type="float">
            <text:p>11,86</text:p>
          </table:table-cell>
          <table:table-cell table:number-columns-repeated="2"/>
          <table:table-cell table:formula="of:=([.M197] - MIN([.$M$2:.$M$502])) / (MAX([.$M$2:.$M$502]) - MIN([.$M$2:.$M$502]))" office:value-type="float" office:value="0.0633645324277313" calcext:value-type="float">
            <text:p>0,063364532427731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a: maladie nerveux</text:p>
          </table:table-cell>
          <table:table-cell office:value-type="string" calcext:value-type="string">
            <text:p>maladie nerv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nerveuses</text:p>
          </table:table-cell>
          <table:table-cell office:value-type="string" calcext:value-type="string">
            <text:p>3.1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0</text:p>
          </table:table-cell>
          <table:table-cell office:value-type="float" office:value="316" calcext:value-type="float">
            <text:p>316</text:p>
          </table:table-cell>
          <table:table-cell office:value-type="float" office:value="11.85" calcext:value-type="float">
            <text:p>11,85</text:p>
          </table:table-cell>
          <table:table-cell table:number-columns-repeated="2"/>
          <table:table-cell table:formula="of:=([.M198] - MIN([.$M$2:.$M$502])) / (MAX([.$M$2:.$M$502]) - MIN([.$M$2:.$M$502]))" office:value-type="float" office:value="0.0632817029735774" calcext:value-type="float">
            <text:p>0,06328170297357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: psychiat</text:p>
          </table:table-cell>
          <table:table-cell office:value-type="string" calcext:value-type="string">
            <text:p>psychi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iat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.00</text:p>
          </table:table-cell>
          <table:table-cell office:value-type="float" office:value="283" calcext:value-type="float">
            <text:p>283</text:p>
          </table:table-cell>
          <table:table-cell office:value-type="float" office:value="11.83" calcext:value-type="float">
            <text:p>11,83</text:p>
          </table:table-cell>
          <table:table-cell table:number-columns-repeated="2"/>
          <table:table-cell table:formula="of:=([.M199] - MIN([.$M$2:.$M$502])) / (MAX([.$M$2:.$M$502]) - MIN([.$M$2:.$M$502]))" office:value-type="float" office:value="0.0631160440652696" calcext:value-type="float">
            <text:p>0,06311604406526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: tonique</text:p>
          </table:table-cell>
          <table:table-cell office:value-type="string" calcext:value-type="string">
            <text:p>ton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niques</text:p>
          </table:table-cell>
          <table:table-cell office:value-type="string" calcext:value-type="string">
            <text:p>3.33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.42</text:p>
          </table:table-cell>
          <table:table-cell office:value-type="float" office:value="326" calcext:value-type="float">
            <text:p>326</text:p>
          </table:table-cell>
          <table:table-cell office:value-type="float" office:value="11.8" calcext:value-type="float">
            <text:p>11,8</text:p>
          </table:table-cell>
          <table:table-cell table:number-columns-repeated="2"/>
          <table:table-cell table:formula="of:=([.M200] - MIN([.$M$2:.$M$502])) / (MAX([.$M$2:.$M$502]) - MIN([.$M$2:.$M$502]))" office:value-type="float" office:value="0.0628675557028079" calcext:value-type="float">
            <text:p>0,062867555702807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: motilité</text:p>
          </table:table-cell>
          <table:table-cell office:value-type="string" calcext:value-type="string">
            <text:p>motilité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lité</text:p>
          </table:table-cell>
          <table:table-cell office:value-type="string" calcext:value-type="string">
            <text:p>3.62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42</text:p>
          </table:table-cell>
          <table:table-cell office:value-type="float" office:value="322" calcext:value-type="float">
            <text:p>322</text:p>
          </table:table-cell>
          <table:table-cell office:value-type="float" office:value="11.68" calcext:value-type="float">
            <text:p>11,68</text:p>
          </table:table-cell>
          <table:table-cell table:number-columns-repeated="2"/>
          <table:table-cell table:formula="of:=([.M201] - MIN([.$M$2:.$M$502])) / (MAX([.$M$2:.$M$502]) - MIN([.$M$2:.$M$502]))" office:value-type="float" office:value="0.0618736022529612" calcext:value-type="float">
            <text:p>0,06187360225296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6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.15</text:p>
          </table:table-cell>
          <table:table-cell office:value-type="float" office:value="114" calcext:value-type="float">
            <text:p>114</text:p>
          </table:table-cell>
          <table:table-cell office:value-type="float" office:value="11.57" calcext:value-type="float">
            <text:p>11,57</text:p>
          </table:table-cell>
          <table:table-cell table:number-columns-repeated="2"/>
          <table:table-cell table:formula="of:=([.M202] - MIN([.$M$2:.$M$502])) / (MAX([.$M$2:.$M$502]) - MIN([.$M$2:.$M$502]))" office:value-type="float" office:value="0.0609624782572683" calcext:value-type="float">
            <text:p>0,06096247825726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latéraux</text:p>
          </table:table-cell>
          <table:table-cell office:value-type="string" calcext:value-type="string">
            <text:p>3.2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60</text:p>
          </table:table-cell>
          <table:table-cell office:value-type="float" office:value="415" calcext:value-type="float">
            <text:p>415</text:p>
          </table:table-cell>
          <table:table-cell office:value-type="float" office:value="11.47" calcext:value-type="float">
            <text:p>11,47</text:p>
          </table:table-cell>
          <table:table-cell table:number-columns-repeated="2"/>
          <table:table-cell table:formula="of:=([.M203] - MIN([.$M$2:.$M$502])) / (MAX([.$M$2:.$M$502]) - MIN([.$M$2:.$M$502]))" office:value-type="float" office:value="0.0601341837157293" calcext:value-type="float">
            <text:p>0,060134183715729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6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26</text:p>
          </table:table-cell>
          <table:table-cell office:value-type="float" office:value="187" calcext:value-type="float">
            <text:p>187</text:p>
          </table:table-cell>
          <table:table-cell office:value-type="float" office:value="11.45" calcext:value-type="float">
            <text:p>11,45</text:p>
          </table:table-cell>
          <table:table-cell table:number-columns-repeated="2"/>
          <table:table-cell table:formula="of:=([.M204] - MIN([.$M$2:.$M$502])) / (MAX([.$M$2:.$M$502]) - MIN([.$M$2:.$M$502]))" office:value-type="float" office:value="0.0599685248074215" calcext:value-type="float">
            <text:p>0,05996852480742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: dégénératif</text:p>
          </table:table-cell>
          <table:table-cell office:value-type="string" calcext:value-type="string">
            <text:p>dégénéra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générative</text:p>
          </table:table-cell>
          <table:table-cell office:value-type="string" calcext:value-type="string">
            <text:p>3.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28</text:p>
          </table:table-cell>
          <table:table-cell office:value-type="float" office:value="185" calcext:value-type="float">
            <text:p>185</text:p>
          </table:table-cell>
          <table:table-cell office:value-type="float" office:value="11.42" calcext:value-type="float">
            <text:p>11,42</text:p>
          </table:table-cell>
          <table:table-cell table:number-columns-repeated="2"/>
          <table:table-cell table:formula="of:=([.M205] - MIN([.$M$2:.$M$502])) / (MAX([.$M$2:.$M$502]) - MIN([.$M$2:.$M$502]))" office:value-type="float" office:value="0.0597200364449598" calcext:value-type="float">
            <text:p>0,05972003644495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: myxoedème</text:p>
          </table:table-cell>
          <table:table-cell office:value-type="string" calcext:value-type="string">
            <text:p>myxoedè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xoedème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67</text:p>
          </table:table-cell>
          <table:table-cell office:value-type="float" office:value="292" calcext:value-type="float">
            <text:p>292</text:p>
          </table:table-cell>
          <table:table-cell office:value-type="float" office:value="11.42" calcext:value-type="float">
            <text:p>11,42</text:p>
          </table:table-cell>
          <table:table-cell table:number-columns-repeated="2"/>
          <table:table-cell table:formula="of:=([.M206] - MIN([.$M$2:.$M$502])) / (MAX([.$M$2:.$M$502]) - MIN([.$M$2:.$M$502]))" office:value-type="float" office:value="0.0597200364449598" calcext:value-type="float">
            <text:p>0,059720036444959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: revue critique</text:p>
          </table:table-cell>
          <table:table-cell office:value-type="string" calcext:value-type="string">
            <text:p>revue cri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CRITIQUE</text:p>
          </table:table-cell>
          <table:table-cell office:value-type="string" calcext:value-type="string">
            <text:p>3.4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99</text:p>
          </table:table-cell>
          <table:table-cell office:value-type="float" office:value="511" calcext:value-type="float">
            <text:p>511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  <table:table-cell table:formula="of:=([.M207] - MIN([.$M$2:.$M$502])) / (MAX([.$M$2:.$M$502]) - MIN([.$M$2:.$M$502]))" office:value-type="float" office:value="0.0583947651784975" calcext:value-type="float">
            <text:p>0,058394765178497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2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00</text:p>
          </table:table-cell>
          <table:table-cell office:value-type="float" office:value="616" calcext:value-type="float">
            <text:p>616</text:p>
          </table:table-cell>
          <table:table-cell office:value-type="float" office:value="11.2" calcext:value-type="float">
            <text:p>11,2</text:p>
          </table:table-cell>
          <table:table-cell table:number-columns-repeated="2"/>
          <table:table-cell table:formula="of:=([.M208] - MIN([.$M$2:.$M$502])) / (MAX([.$M$2:.$M$502]) - MIN([.$M$2:.$M$502]))" office:value-type="float" office:value="0.0578977884535741" calcext:value-type="float">
            <text:p>0,05789778845357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goitre</text:p>
          </table:table-cell>
          <table:table-cell office:value-type="string" calcext:value-type="string">
            <text:p>goit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itre</text:p>
          </table:table-cell>
          <table:table-cell office:value-type="string" calcext:value-type="string">
            <text:p>3.2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0.32</text:p>
          </table:table-cell>
          <table:table-cell office:value-type="float" office:value="197" calcext:value-type="float">
            <text:p>197</text:p>
          </table:table-cell>
          <table:table-cell office:value-type="float" office:value="11.16" calcext:value-type="float">
            <text:p>11,16</text:p>
          </table:table-cell>
          <table:table-cell table:number-columns-repeated="2"/>
          <table:table-cell table:formula="of:=([.M209] - MIN([.$M$2:.$M$502])) / (MAX([.$M$2:.$M$502]) - MIN([.$M$2:.$M$502]))" office:value-type="float" office:value="0.0575664706369585" calcext:value-type="float">
            <text:p>0,05756647063695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5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87</text:p>
          </table:table-cell>
          <table:table-cell office:value-type="float" office:value="610" calcext:value-type="float">
            <text:p>610</text:p>
          </table:table-cell>
          <table:table-cell office:value-type="float" office:value="11.14" calcext:value-type="float">
            <text:p>11,14</text:p>
          </table:table-cell>
          <table:table-cell table:number-columns-repeated="2"/>
          <table:table-cell table:formula="of:=([.M210] - MIN([.$M$2:.$M$502])) / (MAX([.$M$2:.$M$502]) - MIN([.$M$2:.$M$502]))" office:value-type="float" office:value="0.0574008117286507" calcext:value-type="float">
            <text:p>0,05740081172865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5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0.28</text:p>
          </table:table-cell>
          <table:table-cell office:value-type="float" office:value="187" calcext:value-type="float">
            <text:p>187</text:p>
          </table:table-cell>
          <table:table-cell office:value-type="float" office:value="11.14" calcext:value-type="float">
            <text:p>11,14</text:p>
          </table:table-cell>
          <table:table-cell table:number-columns-repeated="2"/>
          <table:table-cell table:formula="of:=([.M211] - MIN([.$M$2:.$M$502])) / (MAX([.$M$2:.$M$502]) - MIN([.$M$2:.$M$502]))" office:value-type="float" office:value="0.0574008117286507" calcext:value-type="float">
            <text:p>0,057400811728650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: obsédant</text:p>
          </table:table-cell>
          <table:table-cell office:value-type="string" calcext:value-type="string">
            <text:p>obséda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sédantes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38</text:p>
          </table:table-cell>
          <table:table-cell office:value-type="float" office:value="165" calcext:value-type="float">
            <text:p>165</text:p>
          </table:table-cell>
          <table:table-cell office:value-type="float" office:value="11.13" calcext:value-type="float">
            <text:p>11,13</text:p>
          </table:table-cell>
          <table:table-cell table:number-columns-repeated="2"/>
          <table:table-cell table:formula="of:=([.M212] - MIN([.$M$2:.$M$502])) / (MAX([.$M$2:.$M$502]) - MIN([.$M$2:.$M$502]))" office:value-type="float" office:value="0.0573179822744968" calcext:value-type="float">
            <text:p>0,05731798227449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1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32</text:p>
          </table:table-cell>
          <table:table-cell office:value-type="float" office:value="179" calcext:value-type="float">
            <text:p>179</text:p>
          </table:table-cell>
          <table:table-cell office:value-type="float" office:value="11.04" calcext:value-type="float">
            <text:p>11,04</text:p>
          </table:table-cell>
          <table:table-cell table:number-columns-repeated="2"/>
          <table:table-cell table:formula="of:=([.M213] - MIN([.$M$2:.$M$502])) / (MAX([.$M$2:.$M$502]) - MIN([.$M$2:.$M$502]))" office:value-type="float" office:value="0.0565725171871117" calcext:value-type="float">
            <text:p>0,056572517187111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: trouble psychique</text:p>
          </table:table-cell>
          <table:table-cell office:value-type="string" calcext:value-type="string">
            <text:p>trouble psych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psychiques</text:p>
          </table:table-cell>
          <table:table-cell office:value-type="string" calcext:value-type="string">
            <text:p>3.56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89</text:p>
          </table:table-cell>
          <table:table-cell office:value-type="float" office:value="586" calcext:value-type="float">
            <text:p>586</text:p>
          </table:table-cell>
          <table:table-cell office:value-type="float" office:value="11.03" calcext:value-type="float">
            <text:p>11,03</text:p>
          </table:table-cell>
          <table:table-cell table:number-columns-repeated="2"/>
          <table:table-cell table:formula="of:=([.M214] - MIN([.$M$2:.$M$502])) / (MAX([.$M$2:.$M$502]) - MIN([.$M$2:.$M$502]))" office:value-type="float" office:value="0.0564896877329578" calcext:value-type="float">
            <text:p>0,05648968773295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: psychiatrique</text:p>
          </table:table-cell>
          <table:table-cell office:value-type="string" calcext:value-type="string">
            <text:p>psychiatriq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atrique</text:p>
          </table:table-cell>
          <table:table-cell office:value-type="string" calcext:value-type="string">
            <text:p>3.5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.20</text:p>
          </table:table-cell>
          <table:table-cell office:value-type="float" office:value="121" calcext:value-type="float">
            <text:p>121</text:p>
          </table:table-cell>
          <table:table-cell office:value-type="float" office:value="11.02" calcext:value-type="float">
            <text:p>11,02</text:p>
          </table:table-cell>
          <table:table-cell table:number-columns-repeated="2"/>
          <table:table-cell table:formula="of:=([.M215] - MIN([.$M$2:.$M$502])) / (MAX([.$M$2:.$M$502]) - MIN([.$M$2:.$M$502]))" office:value-type="float" office:value="0.0564068582788039" calcext:value-type="float">
            <text:p>0,056406858278803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s</text:p>
          </table:table-cell>
          <table:table-cell office:value-type="string" calcext:value-type="string">
            <text:p>3.6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0.27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([.M216] - MIN([.$M$2:.$M$502])) / (MAX([.$M$2:.$M$502]) - MIN([.$M$2:.$M$502]))" office:value-type="float" office:value="0.0562411993704961" calcext:value-type="float">
            <text:p>0,05624119937049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a: revue neurologique</text:p>
          </table:table-cell>
          <table:table-cell office:value-type="string" calcext:value-type="string">
            <text:p>revue neurologiq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neurologique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.00</text:p>
          </table:table-cell>
          <table:table-cell office:value-type="float" office:value="284" calcext:value-type="float">
            <text:p>284</text:p>
          </table:table-cell>
          <table:table-cell office:value-type="float" office:value="10.96" calcext:value-type="float">
            <text:p>10,96</text:p>
          </table:table-cell>
          <table:table-cell table:number-columns-repeated="2"/>
          <table:table-cell table:formula="of:=([.M217] - MIN([.$M$2:.$M$502])) / (MAX([.$M$2:.$M$502]) - MIN([.$M$2:.$M$502]))" office:value-type="float" office:value="0.0559098815538806" calcext:value-type="float">
            <text:p>0,05590988155388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: internement</text:p>
          </table:table-cell>
          <table:table-cell office:value-type="string" calcext:value-type="string">
            <text:p>interneme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rnement</text:p>
          </table:table-cell>
          <table:table-cell office:value-type="string" calcext:value-type="string">
            <text:p>3.4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.71</text:p>
          </table:table-cell>
          <table:table-cell office:value-type="float" office:value="407" calcext:value-type="float">
            <text:p>407</text:p>
          </table:table-cell>
          <table:table-cell office:value-type="float" office:value="10.77" calcext:value-type="float">
            <text:p>10,77</text:p>
          </table:table-cell>
          <table:table-cell table:number-columns-repeated="2"/>
          <table:table-cell table:formula="of:=([.M218] - MIN([.$M$2:.$M$502])) / (MAX([.$M$2:.$M$502]) - MIN([.$M$2:.$M$502]))" office:value-type="float" office:value="0.0543361219249565" calcext:value-type="float">
            <text:p>0,054336121924956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56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15</text:p>
          </table:table-cell>
          <table:table-cell office:value-type="float" office:value="102" calcext:value-type="float">
            <text:p>102</text:p>
          </table:table-cell>
          <table:table-cell office:value-type="float" office:value="10.71" calcext:value-type="float">
            <text:p>10,71</text:p>
          </table:table-cell>
          <table:table-cell table:number-columns-repeated="2"/>
          <table:table-cell table:formula="of:=([.M219] - MIN([.$M$2:.$M$502])) / (MAX([.$M$2:.$M$502]) - MIN([.$M$2:.$M$502]))" office:value-type="float" office:value="0.0538391452000331" calcext:value-type="float">
            <text:p>0,053839145200033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toxine</text:p>
          </table:table-cell>
          <table:table-cell office:value-type="string" calcext:value-type="string">
            <text:p>tox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ines</text:p>
          </table:table-cell>
          <table:table-cell office:value-type="string" calcext:value-type="string">
            <text:p>3.3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59</text:p>
          </table:table-cell>
          <table:table-cell office:value-type="float" office:value="222" calcext:value-type="float">
            <text:p>222</text:p>
          </table:table-cell>
          <table:table-cell office:value-type="float" office:value="10.69" calcext:value-type="float">
            <text:p>10,69</text:p>
          </table:table-cell>
          <table:table-cell table:number-columns-repeated="2"/>
          <table:table-cell table:formula="of:=([.M220] - MIN([.$M$2:.$M$502])) / (MAX([.$M$2:.$M$502]) - MIN([.$M$2:.$M$502]))" office:value-type="float" office:value="0.0536734862917253" calcext:value-type="float">
            <text:p>0,053673486291725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: diabétique</text:p>
          </table:table-cell>
          <table:table-cell office:value-type="string" calcext:value-type="string">
            <text:p>diabétiq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bétique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64</text:p>
          </table:table-cell>
          <table:table-cell office:value-type="float" office:value="328" calcext:value-type="float">
            <text:p>328</text:p>
          </table:table-cell>
          <table:table-cell office:value-type="float" office:value="10.67" calcext:value-type="float">
            <text:p>10,67</text:p>
          </table:table-cell>
          <table:table-cell table:number-columns-repeated="2"/>
          <table:table-cell table:formula="of:=([.M221] - MIN([.$M$2:.$M$502])) / (MAX([.$M$2:.$M$502]) - MIN([.$M$2:.$M$502]))" office:value-type="float" office:value="0.0535078273834175" calcext:value-type="float">
            <text:p>0,05350782738341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58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28</text:p>
          </table:table-cell>
          <table:table-cell office:value-type="float" office:value="195" calcext:value-type="float">
            <text:p>195</text:p>
          </table:table-cell>
          <table:table-cell office:value-type="float" office:value="10.66" calcext:value-type="float">
            <text:p>10,66</text:p>
          </table:table-cell>
          <table:table-cell table:number-columns-repeated="2"/>
          <table:table-cell table:formula="of:=([.M222] - MIN([.$M$2:.$M$502])) / (MAX([.$M$2:.$M$502]) - MIN([.$M$2:.$M$502]))" office:value-type="float" office:value="0.0534249979292637" calcext:value-type="float">
            <text:p>0,05342499792926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2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83</text:p>
          </table:table-cell>
          <table:table-cell office:value-type="float" office:value="532" calcext:value-type="float">
            <text:p>532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  <table:table-cell table:formula="of:=([.M223] - MIN([.$M$2:.$M$502])) / (MAX([.$M$2:.$M$502]) - MIN([.$M$2:.$M$502]))" office:value-type="float" office:value="0.0533421684751098" calcext:value-type="float">
            <text:p>0,053342168475109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symp</text:p>
          </table:table-cell>
          <table:table-cell office:value-type="string" calcext:value-type="string">
            <text:p>sym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mp</text:p>
          </table:table-cell>
          <table:table-cell office:value-type="string" calcext:value-type="string">
            <text:p>3.5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93</text:p>
          </table:table-cell>
          <table:table-cell office:value-type="float" office:value="566" calcext:value-type="float">
            <text:p>566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  <table:table-cell table:formula="of:=([.M224] - MIN([.$M$2:.$M$502])) / (MAX([.$M$2:.$M$502]) - MIN([.$M$2:.$M$502]))" office:value-type="float" office:value="0.0533421684751098" calcext:value-type="float">
            <text:p>0,053342168475109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a: œuvre complet</text:p>
          </table:table-cell>
          <table:table-cell office:value-type="string" calcext:value-type="string">
            <text:p>œuvre compl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Œuvres complèt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9</text:p>
          </table:table-cell>
          <table:table-cell office:value-type="float" office:value="272" calcext:value-type="float">
            <text:p>272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225] - MIN([.$M$2:.$M$502])) / (MAX([.$M$2:.$M$502]) - MIN([.$M$2:.$M$502]))" office:value-type="float" office:value="0.053093680112648" calcext:value-type="float">
            <text:p>0,0530936801126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s</text:p>
          </table:table-cell>
          <table:table-cell office:value-type="string" calcext:value-type="string">
            <text:p>3.5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0.45</text:p>
          </table:table-cell>
          <table:table-cell office:value-type="float" office:value="287" calcext:value-type="float">
            <text:p>287</text:p>
          </table:table-cell>
          <table:table-cell office:value-type="float" office:value="10.54" calcext:value-type="float">
            <text:p>10,54</text:p>
          </table:table-cell>
          <table:table-cell table:number-columns-repeated="2"/>
          <table:table-cell table:formula="of:=([.M226] - MIN([.$M$2:.$M$502])) / (MAX([.$M$2:.$M$502]) - MIN([.$M$2:.$M$502]))" office:value-type="float" office:value="0.0524310444794169" calcext:value-type="float">
            <text:p>0,052431044479416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: neurolog</text:p>
          </table:table-cell>
          <table:table-cell office:value-type="string" calcext:value-type="string">
            <text:p>neurolo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</text:p>
          </table:table-cell>
          <table:table-cell office:value-type="string" calcext:value-type="string">
            <text:p>3.3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.00</text:p>
          </table:table-cell>
          <table:table-cell office:value-type="float" office:value="428" calcext:value-type="float">
            <text:p>428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([.M227] - MIN([.$M$2:.$M$502])) / (MAX([.$M$2:.$M$502]) - MIN([.$M$2:.$M$502]))" office:value-type="float" office:value="0.0517684088461857" calcext:value-type="float">
            <text:p>0,05176840884618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: terminaison</text:p>
          </table:table-cell>
          <table:table-cell office:value-type="string" calcext:value-type="string">
            <text:p>terminais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inaison</text:p>
          </table:table-cell>
          <table:table-cell office:value-type="string" calcext:value-type="string">
            <text:p>3.2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43</text:p>
          </table:table-cell>
          <table:table-cell office:value-type="float" office:value="301" calcext:value-type="float">
            <text:p>301</text:p>
          </table:table-cell>
          <table:table-cell office:value-type="float" office:value="10.45" calcext:value-type="float">
            <text:p>10,45</text:p>
          </table:table-cell>
          <table:table-cell table:number-columns-repeated="2"/>
          <table:table-cell table:formula="of:=([.M228] - MIN([.$M$2:.$M$502])) / (MAX([.$M$2:.$M$502]) - MIN([.$M$2:.$M$502]))" office:value-type="float" office:value="0.0516855793920318" calcext:value-type="float">
            <text:p>0,05168557939203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: albumine</text:p>
          </table:table-cell>
          <table:table-cell office:value-type="string" calcext:value-type="string">
            <text:p>album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bumine</text:p>
          </table:table-cell>
          <table:table-cell office:value-type="string" calcext:value-type="string">
            <text:p>3.5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50</text:p>
          </table:table-cell>
          <table:table-cell office:value-type="float" office:value="307" calcext:value-type="float">
            <text:p>307</text:p>
          </table:table-cell>
          <table:table-cell office:value-type="float" office:value="10.3" calcext:value-type="float">
            <text:p>10,3</text:p>
          </table:table-cell>
          <table:table-cell table:number-columns-repeated="2"/>
          <table:table-cell table:formula="of:=([.M229] - MIN([.$M$2:.$M$502])) / (MAX([.$M$2:.$M$502]) - MIN([.$M$2:.$M$502]))" office:value-type="float" office:value="0.0504431375797234" calcext:value-type="float">
            <text:p>0,050443137579723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: céré</text:p>
          </table:table-cell>
          <table:table-cell office:value-type="string" calcext:value-type="string">
            <text:p>cér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</text:p>
          </table:table-cell>
          <table:table-cell office:value-type="string" calcext:value-type="string">
            <text:p>3.4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29</text:p>
          </table:table-cell>
          <table:table-cell office:value-type="float" office:value="164" calcext:value-type="float">
            <text:p>164</text:p>
          </table:table-cell>
          <table:table-cell office:value-type="float" office:value="10.25" calcext:value-type="float">
            <text:p>10,25</text:p>
          </table:table-cell>
          <table:table-cell table:number-columns-repeated="2"/>
          <table:table-cell table:formula="of:=([.M230] - MIN([.$M$2:.$M$502])) / (MAX([.$M$2:.$M$502]) - MIN([.$M$2:.$M$502]))" office:value-type="float" office:value="0.0500289903089539" calcext:value-type="float">
            <text:p>0,05002899030895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urée</text:p>
          </table:table-cell>
          <table:table-cell office:value-type="string" calcext:value-type="string">
            <text:p>uré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ée</text:p>
          </table:table-cell>
          <table:table-cell office:value-type="string" calcext:value-type="string">
            <text:p>3.4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49</text:p>
          </table:table-cell>
          <table:table-cell office:value-type="float" office:value="225" calcext:value-type="float">
            <text:p>225</text:p>
          </table:table-cell>
          <table:table-cell office:value-type="float" office:value="10.16" calcext:value-type="float">
            <text:p>10,16</text:p>
          </table:table-cell>
          <table:table-cell table:number-columns-repeated="2"/>
          <table:table-cell table:formula="of:=([.M231] - MIN([.$M$2:.$M$502])) / (MAX([.$M$2:.$M$502]) - MIN([.$M$2:.$M$502]))" office:value-type="float" office:value="0.0492835252215688" calcext:value-type="float">
            <text:p>0,049283525221568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: paralysie facial</text:p>
          </table:table-cell>
          <table:table-cell office:value-type="string" calcext:value-type="string">
            <text:p>paralysie faci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faciale</text:p>
          </table:table-cell>
          <table:table-cell office:value-type="string" calcext:value-type="string">
            <text:p>3.2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57</text:p>
          </table:table-cell>
          <table:table-cell office:value-type="float" office:value="340" calcext:value-type="float">
            <text:p>340</text:p>
          </table:table-cell>
          <table:table-cell office:value-type="float" office:value="10.14" calcext:value-type="float">
            <text:p>10,14</text:p>
          </table:table-cell>
          <table:table-cell table:number-columns-repeated="2"/>
          <table:table-cell table:formula="of:=([.M232] - MIN([.$M$2:.$M$502])) / (MAX([.$M$2:.$M$502]) - MIN([.$M$2:.$M$502]))" office:value-type="float" office:value="0.049117866313261" calcext:value-type="float">
            <text:p>0,049117866313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: somatique</text:p>
          </table:table-cell>
          <table:table-cell office:value-type="string" calcext:value-type="string">
            <text:p>somat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matiques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33</text:p>
          </table:table-cell>
          <table:table-cell office:value-type="float" office:value="199" calcext:value-type="float">
            <text:p>199</text:p>
          </table:table-cell>
          <table:table-cell office:value-type="float" office:value="10.13" calcext:value-type="float">
            <text:p>10,13</text:p>
          </table:table-cell>
          <table:table-cell table:number-columns-repeated="2"/>
          <table:table-cell table:formula="of:=([.M233] - MIN([.$M$2:.$M$502])) / (MAX([.$M$2:.$M$502]) - MIN([.$M$2:.$M$502]))" office:value-type="float" office:value="0.0490350368591071" calcext:value-type="float">
            <text:p>0,049035036859107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: cylindraxe</text:p>
          </table:table-cell>
          <table:table-cell office:value-type="string" calcext:value-type="string">
            <text:p>cylindrax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axes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72</text:p>
          </table:table-cell>
          <table:table-cell office:value-type="float" office:value="306" calcext:value-type="float">
            <text:p>306</text:p>
          </table:table-cell>
          <table:table-cell office:value-type="float" office:value="10.12" calcext:value-type="float">
            <text:p>10,12</text:p>
          </table:table-cell>
          <table:table-cell table:number-columns-repeated="2"/>
          <table:table-cell table:formula="of:=([.M234] - MIN([.$M$2:.$M$502])) / (MAX([.$M$2:.$M$502]) - MIN([.$M$2:.$M$502]))" office:value-type="float" office:value="0.0489522074049532" calcext:value-type="float">
            <text:p>0,048952207404953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: étiologique</text:p>
          </table:table-cell>
          <table:table-cell office:value-type="string" calcext:value-type="string">
            <text:p>étiolog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iologiqu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20</text:p>
          </table:table-cell>
          <table:table-cell office:value-type="float" office:value="127" calcext:value-type="float">
            <text:p>127</text:p>
          </table:table-cell>
          <table:table-cell office:value-type="float" office:value="10.08" calcext:value-type="float">
            <text:p>10,08</text:p>
          </table:table-cell>
          <table:table-cell table:number-columns-repeated="2"/>
          <table:table-cell table:formula="of:=([.M235] - MIN([.$M$2:.$M$502])) / (MAX([.$M$2:.$M$502]) - MIN([.$M$2:.$M$502]))" office:value-type="float" office:value="0.0486208895883376" calcext:value-type="float">
            <text:p>0,048620889588337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5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41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M236] - MIN([.$M$2:.$M$502])) / (MAX([.$M$2:.$M$502]) - MIN([.$M$2:.$M$502]))" office:value-type="float" office:value="0.0479582539551064" calcext:value-type="float">
            <text:p>0,04795825395510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neurologique</text:p>
          </table:table-cell>
          <table:table-cell office:value-type="string" calcext:value-type="string">
            <text:p>neurologiqu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rologique</text:p>
          </table:table-cell>
          <table:table-cell office:value-type="string" calcext:value-type="string">
            <text:p>3.3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15</text:p>
          </table:table-cell>
          <table:table-cell office:value-type="float" office:value="56" calcext:value-type="float">
            <text:p>56</text:p>
          </table:table-cell>
          <table:table-cell office:value-type="float" office:value="9.95" calcext:value-type="float">
            <text:p>9,95</text:p>
          </table:table-cell>
          <table:table-cell table:number-columns-repeated="2"/>
          <table:table-cell table:formula="of:=([.M237] - MIN([.$M$2:.$M$502])) / (MAX([.$M$2:.$M$502]) - MIN([.$M$2:.$M$502]))" office:value-type="float" office:value="0.0475441066843369" calcext:value-type="float">
            <text:p>0,047544106684336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5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67</text:p>
          </table:table-cell>
          <table:table-cell office:value-type="float" office:value="419" calcext:value-type="float">
            <text:p>419</text:p>
          </table:table-cell>
          <table:table-cell office:value-type="float" office:value="9.95" calcext:value-type="float">
            <text:p>9,95</text:p>
          </table:table-cell>
          <table:table-cell table:number-columns-repeated="2"/>
          <table:table-cell table:formula="of:=([.M238] - MIN([.$M$2:.$M$502])) / (MAX([.$M$2:.$M$502]) - MIN([.$M$2:.$M$502]))" office:value-type="float" office:value="0.0475441066843369" calcext:value-type="float">
            <text:p>0,047544106684336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: géné</text:p>
          </table:table-cell>
          <table:table-cell office:value-type="string" calcext:value-type="string">
            <text:p>géné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é</text:p>
          </table:table-cell>
          <table:table-cell office:value-type="string" calcext:value-type="string">
            <text:p>3.4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23</text:p>
          </table:table-cell>
          <table:table-cell office:value-type="float" office:value="122" calcext:value-type="float">
            <text:p>122</text:p>
          </table:table-cell>
          <table:table-cell office:value-type="float" office:value="9.91" calcext:value-type="float">
            <text:p>9,91</text:p>
          </table:table-cell>
          <table:table-cell table:number-columns-repeated="2"/>
          <table:table-cell table:formula="of:=([.M239] - MIN([.$M$2:.$M$502])) / (MAX([.$M$2:.$M$502]) - MIN([.$M$2:.$M$502]))" office:value-type="float" office:value="0.0472127888677214" calcext:value-type="float">
            <text:p>0,04721278886772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: anxieux</text:p>
          </table:table-cell>
          <table:table-cell office:value-type="string" calcext:value-type="string">
            <text:p>anxieu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xieuse</text:p>
          </table:table-cell>
          <table:table-cell office:value-type="string" calcext:value-type="string">
            <text:p>3.5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50</text:p>
          </table:table-cell>
          <table:table-cell office:value-type="float" office:value="288" calcext:value-type="float">
            <text:p>288</text:p>
          </table:table-cell>
          <table:table-cell office:value-type="float" office:value="9.83" calcext:value-type="float">
            <text:p>9,83</text:p>
          </table:table-cell>
          <table:table-cell table:number-columns-repeated="2"/>
          <table:table-cell table:formula="of:=([.M240] - MIN([.$M$2:.$M$502])) / (MAX([.$M$2:.$M$502]) - MIN([.$M$2:.$M$502]))" office:value-type="float" office:value="0.0465501532344902" calcext:value-type="float">
            <text:p>0,04655015323449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: alitement</text:p>
          </table:table-cell>
          <table:table-cell office:value-type="string" calcext:value-type="string">
            <text:p>alite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tement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8</text:p>
          </table:table-cell>
          <table:table-cell office:value-type="float" office:value="206" calcext:value-type="float">
            <text:p>206</text:p>
          </table:table-cell>
          <table:table-cell office:value-type="float" office:value="9.81" calcext:value-type="float">
            <text:p>9,81</text:p>
          </table:table-cell>
          <table:table-cell table:number-columns-repeated="2"/>
          <table:table-cell table:formula="of:=([.M241] - MIN([.$M$2:.$M$502])) / (MAX([.$M$2:.$M$502]) - MIN([.$M$2:.$M$502]))" office:value-type="float" office:value="0.0463844943261824" calcext:value-type="float">
            <text:p>0,04638449432618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84</text:p>
          </table:table-cell>
          <table:table-cell office:value-type="float" office:value="508" calcext:value-type="float">
            <text:p>508</text:p>
          </table:table-cell>
          <table:table-cell office:value-type="float" office:value="9.81" calcext:value-type="float">
            <text:p>9,81</text:p>
          </table:table-cell>
          <table:table-cell table:number-columns-repeated="2"/>
          <table:table-cell table:formula="of:=([.M242] - MIN([.$M$2:.$M$502])) / (MAX([.$M$2:.$M$502]) - MIN([.$M$2:.$M$502]))" office:value-type="float" office:value="0.0463844943261824" calcext:value-type="float">
            <text:p>0,04638449432618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: cirrhose</text:p>
          </table:table-cell>
          <table:table-cell office:value-type="string" calcext:value-type="string">
            <text:p>cirrho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rhose</text:p>
          </table:table-cell>
          <table:table-cell office:value-type="string" calcext:value-type="string">
            <text:p>3.3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float" office:value="9.79" calcext:value-type="float">
            <text:p>9,79</text:p>
          </table:table-cell>
          <table:table-cell table:number-columns-repeated="2"/>
          <table:table-cell table:formula="of:=([.M243] - MIN([.$M$2:.$M$502])) / (MAX([.$M$2:.$M$502]) - MIN([.$M$2:.$M$502]))" office:value-type="float" office:value="0.0462188354178746" calcext:value-type="float">
            <text:p>0,046218835417874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a: glande thyroïde</text:p>
          </table:table-cell>
          <table:table-cell office:value-type="string" calcext:value-type="string">
            <text:p>glande thyroï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glande thyroïde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90</text:p>
          </table:table-cell>
          <table:table-cell office:value-type="float" office:value="378" calcext:value-type="float">
            <text:p>378</text:p>
          </table:table-cell>
          <table:table-cell office:value-type="float" office:value="9.79" calcext:value-type="float">
            <text:p>9,79</text:p>
          </table:table-cell>
          <table:table-cell table:number-columns-repeated="2"/>
          <table:table-cell table:formula="of:=([.M244] - MIN([.$M$2:.$M$502])) / (MAX([.$M$2:.$M$502]) - MIN([.$M$2:.$M$502]))" office:value-type="float" office:value="0.0462188354178746" calcext:value-type="float">
            <text:p>0,04621883541787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96</text:p>
          </table:table-cell>
          <table:table-cell office:value-type="float" office:value="551" calcext:value-type="float">
            <text:p>551</text:p>
          </table:table-cell>
          <table:table-cell office:value-type="float" office:value="9.75" calcext:value-type="float">
            <text:p>9,75</text:p>
          </table:table-cell>
          <table:table-cell table:number-columns-repeated="2"/>
          <table:table-cell table:formula="of:=([.M245] - MIN([.$M$2:.$M$502])) / (MAX([.$M$2:.$M$502]) - MIN([.$M$2:.$M$502]))" office:value-type="float" office:value="0.045887517601259" calcext:value-type="float">
            <text:p>0,0458875176012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1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53</text:p>
          </table:table-cell>
          <table:table-cell office:value-type="float" office:value="290" calcext:value-type="float">
            <text:p>290</text:p>
          </table:table-cell>
          <table:table-cell office:value-type="float" office:value="9.73" calcext:value-type="float">
            <text:p>9,73</text:p>
          </table:table-cell>
          <table:table-cell table:number-columns-repeated="2"/>
          <table:table-cell table:formula="of:=([.M246] - MIN([.$M$2:.$M$502])) / (MAX([.$M$2:.$M$502]) - MIN([.$M$2:.$M$502]))" office:value-type="float" office:value="0.0457218586929512" calcext:value-type="float">
            <text:p>0,045721858692951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: passionnel</text:p>
          </table:table-cell>
          <table:table-cell office:value-type="string" calcext:value-type="string">
            <text:p>passio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ionnell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24</text:p>
          </table:table-cell>
          <table:table-cell office:value-type="float" office:value="102" calcext:value-type="float">
            <text:p>102</text:p>
          </table:table-cell>
          <table:table-cell office:value-type="float" office:value="9.7" calcext:value-type="float">
            <text:p>9,7</text:p>
          </table:table-cell>
          <table:table-cell table:number-columns-repeated="2"/>
          <table:table-cell table:formula="of:=([.M247] - MIN([.$M$2:.$M$502])) / (MAX([.$M$2:.$M$502]) - MIN([.$M$2:.$M$502]))" office:value-type="float" office:value="0.0454733703304895" calcext:value-type="float">
            <text:p>0,04547337033048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75</text:p>
          </table:table-cell>
          <table:table-cell office:value-type="float" office:value="456" calcext:value-type="float">
            <text:p>456</text:p>
          </table:table-cell>
          <table:table-cell office:value-type="float" office:value="9.6" calcext:value-type="float">
            <text:p>9,6</text:p>
          </table:table-cell>
          <table:table-cell table:number-columns-repeated="2"/>
          <table:table-cell table:formula="of:=([.M248] - MIN([.$M$2:.$M$502])) / (MAX([.$M$2:.$M$502]) - MIN([.$M$2:.$M$502]))" office:value-type="float" office:value="0.0446450757889506" calcext:value-type="float">
            <text:p>0,04464507578895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rémission</text:p>
          </table:table-cell>
          <table:table-cell office:value-type="string" calcext:value-type="string">
            <text:p>rémiss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mission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69</text:p>
          </table:table-cell>
          <table:table-cell office:value-type="float" office:value="418" calcext:value-type="float">
            <text:p>418</text:p>
          </table:table-cell>
          <table:table-cell office:value-type="float" office:value="9.6" calcext:value-type="float">
            <text:p>9,6</text:p>
          </table:table-cell>
          <table:table-cell table:number-columns-repeated="2"/>
          <table:table-cell table:formula="of:=([.M249] - MIN([.$M$2:.$M$502])) / (MAX([.$M$2:.$M$502]) - MIN([.$M$2:.$M$502]))" office:value-type="float" office:value="0.0446450757889506" calcext:value-type="float">
            <text:p>0,04464507578895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48</text:p>
          </table:table-cell>
          <table:table-cell office:value-type="float" office:value="277" calcext:value-type="float">
            <text:p>277</text:p>
          </table:table-cell>
          <table:table-cell office:value-type="float" office:value="9.58" calcext:value-type="float">
            <text:p>9,58</text:p>
          </table:table-cell>
          <table:table-cell table:number-columns-repeated="2"/>
          <table:table-cell table:formula="of:=([.M250] - MIN([.$M$2:.$M$502])) / (MAX([.$M$2:.$M$502]) - MIN([.$M$2:.$M$502]))" office:value-type="float" office:value="0.0444794168806428" calcext:value-type="float">
            <text:p>0,044479416880642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pn: cas de paralysie</text:p>
          </table:table-cell>
          <table:table-cell office:value-type="string" calcext:value-type="string">
            <text:p>cas de paralysi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paralysie</text:p>
          </table:table-cell>
          <table:table-cell office:value-type="string" calcext:value-type="string">
            <text:p>3.5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.26</text:p>
          </table:table-cell>
          <table:table-cell office:value-type="float" office:value="163" calcext:value-type="float">
            <text:p>163</text:p>
          </table:table-cell>
          <table:table-cell office:value-type="float" office:value="9.58" calcext:value-type="float">
            <text:p>9,58</text:p>
          </table:table-cell>
          <table:table-cell table:number-columns-repeated="2"/>
          <table:table-cell table:formula="of:=([.M251] - MIN([.$M$2:.$M$502])) / (MAX([.$M$2:.$M$502]) - MIN([.$M$2:.$M$502]))" office:value-type="float" office:value="0.0444794168806428" calcext:value-type="float">
            <text:p>0,04447941688064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: tation</text:p>
          </table:table-cell>
          <table:table-cell office:value-type="string" calcext:value-type="string">
            <text:p>t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tion</text:p>
          </table:table-cell>
          <table:table-cell office:value-type="string" calcext:value-type="string">
            <text:p>3.4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.78</text:p>
          </table:table-cell>
          <table:table-cell office:value-type="float" office:value="419" calcext:value-type="float">
            <text:p>419</text:p>
          </table:table-cell>
          <table:table-cell office:value-type="float" office:value="9.57" calcext:value-type="float">
            <text:p>9,57</text:p>
          </table:table-cell>
          <table:table-cell table:number-columns-repeated="2"/>
          <table:table-cell table:formula="of:=([.M252] - MIN([.$M$2:.$M$502])) / (MAX([.$M$2:.$M$502]) - MIN([.$M$2:.$M$502]))" office:value-type="float" office:value="0.0443965874264889" calcext:value-type="float">
            <text:p>0,04439658742648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: papille</text:p>
          </table:table-cell>
          <table:table-cell office:value-type="string" calcext:value-type="string">
            <text:p>papil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pille</text:p>
          </table:table-cell>
          <table:table-cell office:value-type="string" calcext:value-type="string">
            <text:p>3.5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0.52</text:p>
          </table:table-cell>
          <table:table-cell office:value-type="float" office:value="318" calcext:value-type="float">
            <text:p>318</text:p>
          </table:table-cell>
          <table:table-cell office:value-type="float" office:value="9.55" calcext:value-type="float">
            <text:p>9,55</text:p>
          </table:table-cell>
          <table:table-cell table:number-columns-repeated="2"/>
          <table:table-cell table:formula="of:=([.M253] - MIN([.$M$2:.$M$502])) / (MAX([.$M$2:.$M$502]) - MIN([.$M$2:.$M$502]))" office:value-type="float" office:value="0.0442309285181811" calcext:value-type="float">
            <text:p>0,04423092851818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l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21</text:p>
          </table:table-cell>
          <table:table-cell office:value-type="float" office:value="134" calcext:value-type="float">
            <text:p>134</text:p>
          </table:table-cell>
          <table:table-cell office:value-type="float" office:value="9.49" calcext:value-type="float">
            <text:p>9,49</text:p>
          </table:table-cell>
          <table:table-cell table:number-columns-repeated="2"/>
          <table:table-cell table:formula="of:=([.M254] - MIN([.$M$2:.$M$502])) / (MAX([.$M$2:.$M$502]) - MIN([.$M$2:.$M$502]))" office:value-type="float" office:value="0.0437339517932577" calcext:value-type="float">
            <text:p>0,04373395179325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: fasc</text:p>
          </table:table-cell>
          <table:table-cell office:value-type="string" calcext:value-type="string">
            <text:p>fas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sc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.00</text:p>
          </table:table-cell>
          <table:table-cell office:value-type="float" office:value="445" calcext:value-type="float">
            <text:p>445</text:p>
          </table:table-cell>
          <table:table-cell office:value-type="float" office:value="9.47" calcext:value-type="float">
            <text:p>9,47</text:p>
          </table:table-cell>
          <table:table-cell table:number-columns-repeated="2"/>
          <table:table-cell table:formula="of:=([.M255] - MIN([.$M$2:.$M$502])) / (MAX([.$M$2:.$M$502]) - MIN([.$M$2:.$M$502]))" office:value-type="float" office:value="0.0435682928849499" calcext:value-type="float">
            <text:p>0,04356829288494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: cation</text:p>
          </table:table-cell>
          <table:table-cell office:value-type="string" calcext:value-type="string">
            <text:p>c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ion</text:p>
          </table:table-cell>
          <table:table-cell office:value-type="string" calcext:value-type="string">
            <text:p>3.4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0.86</text:p>
          </table:table-cell>
          <table:table-cell office:value-type="float" office:value="462" calcext:value-type="float">
            <text:p>462</text:p>
          </table:table-cell>
          <table:table-cell office:value-type="float" office:value="9.42" calcext:value-type="float">
            <text:p>9,42</text:p>
          </table:table-cell>
          <table:table-cell table:number-columns-repeated="2"/>
          <table:table-cell table:formula="of:=([.M256] - MIN([.$M$2:.$M$502])) / (MAX([.$M$2:.$M$502]) - MIN([.$M$2:.$M$502]))" office:value-type="float" office:value="0.0431541456141804" calcext:value-type="float">
            <text:p>0,043154145614180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2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6</text:p>
          </table:table-cell>
          <table:table-cell office:value-type="float" office:value="402" calcext:value-type="float">
            <text:p>402</text:p>
          </table:table-cell>
          <table:table-cell office:value-type="float" office:value="9.38" calcext:value-type="float">
            <text:p>9,38</text:p>
          </table:table-cell>
          <table:table-cell table:number-columns-repeated="2"/>
          <table:table-cell table:formula="of:=([.M257] - MIN([.$M$2:.$M$502])) / (MAX([.$M$2:.$M$502]) - MIN([.$M$2:.$M$502]))" office:value-type="float" office:value="0.0428228277975648" calcext:value-type="float">
            <text:p>0,042822827797564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: catatonie</text:p>
          </table:table-cell>
          <table:table-cell office:value-type="string" calcext:value-type="string">
            <text:p>catatoni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tonie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8</text:p>
          </table:table-cell>
          <table:table-cell office:value-type="float" office:value="282" calcext:value-type="float">
            <text:p>282</text:p>
          </table:table-cell>
          <table:table-cell office:value-type="float" office:value="9.31" calcext:value-type="float">
            <text:p>9,31</text:p>
          </table:table-cell>
          <table:table-cell table:number-columns-repeated="2"/>
          <table:table-cell table:formula="of:=([.M258] - MIN([.$M$2:.$M$502])) / (MAX([.$M$2:.$M$502]) - MIN([.$M$2:.$M$502]))" office:value-type="float" office:value="0.0422430216184875" calcext:value-type="float">
            <text:p>0,0422430216184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: lysie</text:p>
          </table:table-cell>
          <table:table-cell office:value-type="string" calcext:value-type="string">
            <text:p>lys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ie</text:p>
          </table:table-cell>
          <table:table-cell office:value-type="string" calcext:value-type="string">
            <text:p>3.4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3</text:p>
          </table:table-cell>
          <table:table-cell office:value-type="float" office:value="172" calcext:value-type="float">
            <text:p>172</text:p>
          </table:table-cell>
          <table:table-cell office:value-type="float" office:value="9.29" calcext:value-type="float">
            <text:p>9,29</text:p>
          </table:table-cell>
          <table:table-cell table:number-columns-repeated="2"/>
          <table:table-cell table:formula="of:=([.M259] - MIN([.$M$2:.$M$502])) / (MAX([.$M$2:.$M$502]) - MIN([.$M$2:.$M$502]))" office:value-type="float" office:value="0.0420773627101797" calcext:value-type="float">
            <text:p>0,042077362710179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: allg</text:p>
          </table:table-cell>
          <table:table-cell office:value-type="string" calcext:value-type="string">
            <text:p>all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g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.00</text:p>
          </table:table-cell>
          <table:table-cell office:value-type="float" office:value="398" calcext:value-type="float">
            <text:p>398</text:p>
          </table:table-cell>
          <table:table-cell office:value-type="float" office:value="9.28" calcext:value-type="float">
            <text:p>9,28</text:p>
          </table:table-cell>
          <table:table-cell table:number-columns-repeated="2"/>
          <table:table-cell table:formula="of:=([.M260] - MIN([.$M$2:.$M$502])) / (MAX([.$M$2:.$M$502]) - MIN([.$M$2:.$M$502]))" office:value-type="float" office:value="0.0419945332560258" calcext:value-type="float">
            <text:p>0,041994533256025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: sieur</text:p>
          </table:table-cell>
          <table:table-cell office:value-type="string" calcext:value-type="string">
            <text:p>si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urs</text:p>
          </table:table-cell>
          <table:table-cell office:value-type="string" calcext:value-type="string">
            <text:p>3.4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67</text:p>
          </table:table-cell>
          <table:table-cell office:value-type="float" office:value="346" calcext:value-type="float">
            <text:p>346</text:p>
          </table:table-cell>
          <table:table-cell office:value-type="float" office:value="9.21" calcext:value-type="float">
            <text:p>9,21</text:p>
          </table:table-cell>
          <table:table-cell table:number-columns-repeated="2"/>
          <table:table-cell table:formula="of:=([.M261] - MIN([.$M$2:.$M$502])) / (MAX([.$M$2:.$M$502]) - MIN([.$M$2:.$M$502]))" office:value-type="float" office:value="0.0414147270769486" calcext:value-type="float">
            <text:p>0,04141472707694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: urinaire</text:p>
          </table:table-cell>
          <table:table-cell office:value-type="string" calcext:value-type="string">
            <text:p>uri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inaire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22</text:p>
          </table:table-cell>
          <table:table-cell office:value-type="float" office:value="117" calcext:value-type="float">
            <text:p>117</text:p>
          </table:table-cell>
          <table:table-cell office:value-type="float" office:value="9.2" calcext:value-type="float">
            <text:p>9,2</text:p>
          </table:table-cell>
          <table:table-cell table:number-columns-repeated="2"/>
          <table:table-cell table:formula="of:=([.M262] - MIN([.$M$2:.$M$502])) / (MAX([.$M$2:.$M$502]) - MIN([.$M$2:.$M$502]))" office:value-type="float" office:value="0.0413318976227947" calcext:value-type="float">
            <text:p>0,04133189762279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5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6</text:p>
          </table:table-cell>
          <table:table-cell office:value-type="float" office:value="404" calcext:value-type="float">
            <text:p>404</text:p>
          </table:table-cell>
          <table:table-cell office:value-type="float" office:value="9.19" calcext:value-type="float">
            <text:p>9,19</text:p>
          </table:table-cell>
          <table:table-cell table:number-columns-repeated="2"/>
          <table:table-cell table:formula="of:=([.M263] - MIN([.$M$2:.$M$502])) / (MAX([.$M$2:.$M$502]) - MIN([.$M$2:.$M$502]))" office:value-type="float" office:value="0.0412490681686408" calcext:value-type="float">
            <text:p>0,04124906816864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: infirmerie</text:p>
          </table:table-cell>
          <table:table-cell office:value-type="string" calcext:value-type="string">
            <text:p>infirmer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3.5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40</text:p>
          </table:table-cell>
          <table:table-cell office:value-type="float" office:value="235" calcext:value-type="float">
            <text:p>235</text:p>
          </table:table-cell>
          <table:table-cell office:value-type="float" office:value="9.16" calcext:value-type="float">
            <text:p>9,16</text:p>
          </table:table-cell>
          <table:table-cell table:number-columns-repeated="2"/>
          <table:table-cell table:formula="of:=([.M264] - MIN([.$M$2:.$M$502])) / (MAX([.$M$2:.$M$502]) - MIN([.$M$2:.$M$502]))" office:value-type="float" office:value="0.0410005798061791" calcext:value-type="float">
            <text:p>0,04100057980617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68</text:p>
          </table:table-cell>
          <table:table-cell office:value-type="float" office:value="418" calcext:value-type="float">
            <text:p>418</text:p>
          </table:table-cell>
          <table:table-cell office:value-type="float" office:value="9.13" calcext:value-type="float">
            <text:p>9,13</text:p>
          </table:table-cell>
          <table:table-cell table:number-columns-repeated="2"/>
          <table:table-cell table:formula="of:=([.M265] - MIN([.$M$2:.$M$502])) / (MAX([.$M$2:.$M$502]) - MIN([.$M$2:.$M$502]))" office:value-type="float" office:value="0.0407520914437174" calcext:value-type="float">
            <text:p>0,040752091443717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: sécrétion</text:p>
          </table:table-cell>
          <table:table-cell office:value-type="string" calcext:value-type="string">
            <text:p>sécré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écrétion</text:p>
          </table:table-cell>
          <table:table-cell office:value-type="string" calcext:value-type="string">
            <text:p>3.2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32</text:p>
          </table:table-cell>
          <table:table-cell office:value-type="float" office:value="185" calcext:value-type="float">
            <text:p>185</text:p>
          </table:table-cell>
          <table:table-cell office:value-type="float" office:value="9.11" calcext:value-type="float">
            <text:p>9,11</text:p>
          </table:table-cell>
          <table:table-cell table:number-columns-repeated="2"/>
          <table:table-cell table:formula="of:=([.M266] - MIN([.$M$2:.$M$502])) / (MAX([.$M$2:.$M$502]) - MIN([.$M$2:.$M$502]))" office:value-type="float" office:value="0.0405864325354096" calcext:value-type="float">
            <text:p>0,04058643253540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: paternel</text:p>
          </table:table-cell>
          <table:table-cell office:value-type="string" calcext:value-type="string">
            <text:p>pater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ernel</text:p>
          </table:table-cell>
          <table:table-cell office:value-type="string" calcext:value-type="string">
            <text:p>3.4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14</text:p>
          </table:table-cell>
          <table:table-cell office:value-type="float" office:value="76" calcext:value-type="float">
            <text:p>76</text:p>
          </table:table-cell>
          <table:table-cell office:value-type="float" office:value="9.07" calcext:value-type="float">
            <text:p>9,07</text:p>
          </table:table-cell>
          <table:table-cell table:number-columns-repeated="2"/>
          <table:table-cell table:formula="of:=([.M267] - MIN([.$M$2:.$M$502])) / (MAX([.$M$2:.$M$502]) - MIN([.$M$2:.$M$502]))" office:value-type="float" office:value="0.040255114718794" calcext:value-type="float">
            <text:p>0,0402551147187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5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78</text:p>
          </table:table-cell>
          <table:table-cell office:value-type="float" office:value="462" calcext:value-type="float">
            <text:p>462</text:p>
          </table:table-cell>
          <table:table-cell office:value-type="float" office:value="9.06" calcext:value-type="float">
            <text:p>9,06</text:p>
          </table:table-cell>
          <table:table-cell table:number-columns-repeated="2"/>
          <table:table-cell table:formula="of:=([.M268] - MIN([.$M$2:.$M$502])) / (MAX([.$M$2:.$M$502]) - MIN([.$M$2:.$M$502]))" office:value-type="float" office:value="0.0401722852646401" calcext:value-type="float">
            <text:p>0,04017228526464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52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0.50</text:p>
          </table:table-cell>
          <table:table-cell office:value-type="float" office:value="306" calcext:value-type="float">
            <text:p>306</text:p>
          </table:table-cell>
          <table:table-cell office:value-type="float" office:value="9.04" calcext:value-type="float">
            <text:p>9,04</text:p>
          </table:table-cell>
          <table:table-cell table:number-columns-repeated="2"/>
          <table:table-cell table:formula="of:=([.M269] - MIN([.$M$2:.$M$502])) / (MAX([.$M$2:.$M$502]) - MIN([.$M$2:.$M$502]))" office:value-type="float" office:value="0.0400066263563323" calcext:value-type="float">
            <text:p>0,04000662635633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20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M270] - MIN([.$M$2:.$M$502])) / (MAX([.$M$2:.$M$502]) - MIN([.$M$2:.$M$502]))" office:value-type="float" office:value="0.0396753085397167" calcext:value-type="float">
            <text:p>0,03967530853971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8</text:p>
          </table:table-cell>
          <table:table-cell office:value-type="float" office:value="574" calcext:value-type="float">
            <text:p>574</text:p>
          </table:table-cell>
          <table:table-cell office:value-type="float" office:value="8.98" calcext:value-type="float">
            <text:p>8,98</text:p>
          </table:table-cell>
          <table:table-cell table:number-columns-repeated="2"/>
          <table:table-cell table:formula="of:=([.M271] - MIN([.$M$2:.$M$502])) / (MAX([.$M$2:.$M$502]) - MIN([.$M$2:.$M$502]))" office:value-type="float" office:value="0.0395096496314089" calcext:value-type="float">
            <text:p>0,039509649631408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féré</text:p>
          </table:table-cell>
          <table:table-cell office:value-type="string" calcext:value-type="string">
            <text:p>féré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éré</text:p>
          </table:table-cell>
          <table:table-cell office:value-type="string" calcext:value-type="string">
            <text:p>3.4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0.99</text:p>
          </table:table-cell>
          <table:table-cell office:value-type="float" office:value="525" calcext:value-type="float">
            <text:p>525</text:p>
          </table:table-cell>
          <table:table-cell office:value-type="float" office:value="8.97" calcext:value-type="float">
            <text:p>8,97</text:p>
          </table:table-cell>
          <table:table-cell table:number-columns-repeated="2"/>
          <table:table-cell table:formula="of:=([.M272] - MIN([.$M$2:.$M$502])) / (MAX([.$M$2:.$M$502]) - MIN([.$M$2:.$M$502]))" office:value-type="float" office:value="0.039426820177255" calcext:value-type="float">
            <text:p>0,0394268201772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18</text:p>
          </table:table-cell>
          <table:table-cell office:value-type="float" office:value="101" calcext:value-type="float">
            <text:p>101</text:p>
          </table:table-cell>
          <table:table-cell office:value-type="float" office:value="8.94" calcext:value-type="float">
            <text:p>8,94</text:p>
          </table:table-cell>
          <table:table-cell table:number-columns-repeated="2"/>
          <table:table-cell table:formula="of:=([.M273] - MIN([.$M$2:.$M$502])) / (MAX([.$M$2:.$M$502]) - MIN([.$M$2:.$M$502]))" office:value-type="float" office:value="0.0391783318147933" calcext:value-type="float">
            <text:p>0,03917833181479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40</text:p>
          </table:table-cell>
          <table:table-cell office:value-type="float" office:value="232" calcext:value-type="float">
            <text:p>232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274] - MIN([.$M$2:.$M$502])) / (MAX([.$M$2:.$M$502]) - MIN([.$M$2:.$M$502]))" office:value-type="float" office:value="0.0385156961815622" calcext:value-type="float">
            <text:p>0,03851569618156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s</text:p>
          </table:table-cell>
          <table:table-cell office:value-type="string" calcext:value-type="string">
            <text:p>3.2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30</text:p>
          </table:table-cell>
          <table:table-cell office:value-type="float" office:value="177" calcext:value-type="float">
            <text:p>177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275] - MIN([.$M$2:.$M$502])) / (MAX([.$M$2:.$M$502]) - MIN([.$M$2:.$M$502]))" office:value-type="float" office:value="0.0385156961815622" calcext:value-type="float">
            <text:p>0,03851569618156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: buveur</text:p>
          </table:table-cell>
          <table:table-cell office:value-type="string" calcext:value-type="string">
            <text:p>buveu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veurs</text:p>
          </table:table-cell>
          <table:table-cell office:value-type="string" calcext:value-type="string">
            <text:p>3.4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61</text:p>
          </table:table-cell>
          <table:table-cell office:value-type="float" office:value="313" calcext:value-type="float">
            <text:p>313</text:p>
          </table:table-cell>
          <table:table-cell office:value-type="float" office:value="8.79" calcext:value-type="float">
            <text:p>8,79</text:p>
          </table:table-cell>
          <table:table-cell table:number-columns-repeated="2"/>
          <table:table-cell table:formula="of:=([.M276] - MIN([.$M$2:.$M$502])) / (MAX([.$M$2:.$M$502]) - MIN([.$M$2:.$M$502]))" office:value-type="float" office:value="0.0379358900024849" calcext:value-type="float">
            <text:p>0,037935890002484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4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23</text:p>
          </table:table-cell>
          <table:table-cell office:value-type="float" office:value="125" calcext:value-type="float">
            <text:p>125</text:p>
          </table:table-cell>
          <table:table-cell office:value-type="float" office:value="8.79" calcext:value-type="float">
            <text:p>8,79</text:p>
          </table:table-cell>
          <table:table-cell table:number-columns-repeated="2"/>
          <table:table-cell table:formula="of:=([.M277] - MIN([.$M$2:.$M$502])) / (MAX([.$M$2:.$M$502]) - MIN([.$M$2:.$M$502]))" office:value-type="float" office:value="0.0379358900024849" calcext:value-type="float">
            <text:p>0,037935890002484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float" office:value="8.78" calcext:value-type="float">
            <text:p>8,78</text:p>
          </table:table-cell>
          <table:table-cell table:number-columns-repeated="2"/>
          <table:table-cell table:formula="of:=([.M278] - MIN([.$M$2:.$M$502])) / (MAX([.$M$2:.$M$502]) - MIN([.$M$2:.$M$502]))" office:value-type="float" office:value="0.037853060548331" calcext:value-type="float">
            <text:p>0,03785306054833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rale</text:p>
          </table:table-cell>
          <table:table-cell office:value-type="string" calcext:value-type="string">
            <text:p>r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le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float" office:value="8.78" calcext:value-type="float">
            <text:p>8,78</text:p>
          </table:table-cell>
          <table:table-cell table:number-columns-repeated="2"/>
          <table:table-cell table:formula="of:=([.M279] - MIN([.$M$2:.$M$502])) / (MAX([.$M$2:.$M$502]) - MIN([.$M$2:.$M$502]))" office:value-type="float" office:value="0.037853060548331" calcext:value-type="float">
            <text:p>0,0378530605483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: différentiel</text:p>
          </table:table-cell>
          <table:table-cell office:value-type="string" calcext:value-type="string">
            <text:p>différenti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3.4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10</text:p>
          </table:table-cell>
          <table:table-cell office:value-type="float" office:value="56" calcext:value-type="float">
            <text:p>56</text:p>
          </table:table-cell>
          <table:table-cell office:value-type="float" office:value="8.75" calcext:value-type="float">
            <text:p>8,75</text:p>
          </table:table-cell>
          <table:table-cell table:number-columns-repeated="2"/>
          <table:table-cell table:formula="of:=([.M280] - MIN([.$M$2:.$M$502])) / (MAX([.$M$2:.$M$502]) - MIN([.$M$2:.$M$502]))" office:value-type="float" office:value="0.0376045721858693" calcext:value-type="float">
            <text:p>0,03760457218586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2</text:p>
          </table:table-cell>
          <table:table-cell office:value-type="float" office:value="105" calcext:value-type="float">
            <text:p>105</text:p>
          </table:table-cell>
          <table:table-cell office:value-type="float" office:value="8.74" calcext:value-type="float">
            <text:p>8,74</text:p>
          </table:table-cell>
          <table:table-cell table:number-columns-repeated="2"/>
          <table:table-cell table:formula="of:=([.M281] - MIN([.$M$2:.$M$502])) / (MAX([.$M$2:.$M$502]) - MIN([.$M$2:.$M$502]))" office:value-type="float" office:value="0.0375217427317154" calcext:value-type="float">
            <text:p>0,037521742731715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: vallon</text:p>
          </table:table-cell>
          <table:table-cell office:value-type="string" calcext:value-type="string">
            <text:p>vall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lon</text:p>
          </table:table-cell>
          <table:table-cell office:value-type="string" calcext:value-type="string">
            <text:p>3.3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98</text:p>
          </table:table-cell>
          <table:table-cell office:value-type="float" office:value="384" calcext:value-type="float">
            <text:p>384</text:p>
          </table:table-cell>
          <table:table-cell office:value-type="float" office:value="8.73" calcext:value-type="float">
            <text:p>8,73</text:p>
          </table:table-cell>
          <table:table-cell table:number-columns-repeated="2"/>
          <table:table-cell table:formula="of:=([.M282] - MIN([.$M$2:.$M$502])) / (MAX([.$M$2:.$M$502]) - MIN([.$M$2:.$M$502]))" office:value-type="float" office:value="0.0374389132775615" calcext:value-type="float">
            <text:p>0,03743891327756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pn: nombre de cas</text:p>
          </table:table-cell>
          <table:table-cell office:value-type="string" calcext:value-type="string">
            <text:p>nombre de ca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nombre de cas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1</text:p>
          </table:table-cell>
          <table:table-cell office:value-type="float" office:value="530" calcext:value-type="float">
            <text:p>530</text:p>
          </table:table-cell>
          <table:table-cell office:value-type="float" office:value="8.72" calcext:value-type="float">
            <text:p>8,72</text:p>
          </table:table-cell>
          <table:table-cell table:number-columns-repeated="2"/>
          <table:table-cell table:formula="of:=([.M283] - MIN([.$M$2:.$M$502])) / (MAX([.$M$2:.$M$502]) - MIN([.$M$2:.$M$502]))" office:value-type="float" office:value="0.0373560838234076" calcext:value-type="float">
            <text:p>0,03735608382340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2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71</text:p>
          </table:table-cell>
          <table:table-cell office:value-type="float" office:value="414" calcext:value-type="float">
            <text:p>414</text:p>
          </table:table-cell>
          <table:table-cell office:value-type="float" office:value="8.66" calcext:value-type="float">
            <text:p>8,66</text:p>
          </table:table-cell>
          <table:table-cell table:number-columns-repeated="2"/>
          <table:table-cell table:formula="of:=([.M284] - MIN([.$M$2:.$M$502])) / (MAX([.$M$2:.$M$502]) - MIN([.$M$2:.$M$502]))" office:value-type="float" office:value="0.0368591070984842" calcext:value-type="float">
            <text:p>0,03685910709848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4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39</text:p>
          </table:table-cell>
          <table:table-cell office:value-type="float" office:value="181" calcext:value-type="float">
            <text:p>181</text:p>
          </table:table-cell>
          <table:table-cell office:value-type="float" office:value="8.63" calcext:value-type="float">
            <text:p>8,63</text:p>
          </table:table-cell>
          <table:table-cell table:number-columns-repeated="2"/>
          <table:table-cell table:formula="of:=([.M285] - MIN([.$M$2:.$M$502])) / (MAX([.$M$2:.$M$502]) - MIN([.$M$2:.$M$502]))" office:value-type="float" office:value="0.0366106187360225" calcext:value-type="float">
            <text:p>0,03661061873602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anémie</text:p>
          </table:table-cell>
          <table:table-cell office:value-type="string" calcext:value-type="string">
            <text:p>aném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mie</text:p>
          </table:table-cell>
          <table:table-cell office:value-type="string" calcext:value-type="string">
            <text:p>3.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63</text:p>
          </table:table-cell>
          <table:table-cell office:value-type="float" office:value="359" calcext:value-type="float">
            <text:p>359</text:p>
          </table:table-cell>
          <table:table-cell office:value-type="float" office:value="8.61" calcext:value-type="float">
            <text:p>8,61</text:p>
          </table:table-cell>
          <table:table-cell table:number-columns-repeated="2"/>
          <table:table-cell table:formula="of:=([.M286] - MIN([.$M$2:.$M$502])) / (MAX([.$M$2:.$M$502]) - MIN([.$M$2:.$M$502]))" office:value-type="float" office:value="0.0364449598277147" calcext:value-type="float">
            <text:p>0,03644495982771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cylindre</text:p>
          </table:table-cell>
          <table:table-cell office:value-type="string" calcext:value-type="string">
            <text:p>cylind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</text:p>
          </table:table-cell>
          <table:table-cell office:value-type="string" calcext:value-type="string">
            <text:p>3.4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30</text:p>
          </table:table-cell>
          <table:table-cell office:value-type="float" office:value="137" calcext:value-type="float">
            <text:p>137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287] - MIN([.$M$2:.$M$502])) / (MAX([.$M$2:.$M$502]) - MIN([.$M$2:.$M$502]))" office:value-type="float" office:value="0.0362793009194069" calcext:value-type="float">
            <text:p>0,036279300919406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1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0.21</text:p>
          </table:table-cell>
          <table:table-cell office:value-type="float" office:value="116" calcext:value-type="float">
            <text:p>116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288] - MIN([.$M$2:.$M$502])) / (MAX([.$M$2:.$M$502]) - MIN([.$M$2:.$M$502]))" office:value-type="float" office:value="0.0362793009194069" calcext:value-type="float">
            <text:p>0,03627930091940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67</text:p>
          </table:table-cell>
          <table:table-cell office:value-type="float" office:value="367" calcext:value-type="float">
            <text:p>367</text:p>
          </table:table-cell>
          <table:table-cell office:value-type="float" office:value="8.56" calcext:value-type="float">
            <text:p>8,56</text:p>
          </table:table-cell>
          <table:table-cell table:number-columns-repeated="2"/>
          <table:table-cell table:formula="of:=([.M289] - MIN([.$M$2:.$M$502])) / (MAX([.$M$2:.$M$502]) - MIN([.$M$2:.$M$502]))" office:value-type="float" office:value="0.0360308125569453" calcext:value-type="float">
            <text:p>0,03603081255694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: graisseux</text:p>
          </table:table-cell>
          <table:table-cell office:value-type="string" calcext:value-type="string">
            <text:p>graiss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isseuse</text:p>
          </table:table-cell>
          <table:table-cell office:value-type="string" calcext:value-type="string">
            <text:p>3.4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24</text:p>
          </table:table-cell>
          <table:table-cell office:value-type="float" office:value="122" calcext:value-type="float">
            <text:p>122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290] - MIN([.$M$2:.$M$502])) / (MAX([.$M$2:.$M$502]) - MIN([.$M$2:.$M$502]))" office:value-type="float" office:value="0.0359479831027914" calcext:value-type="float">
            <text:p>0,035947983102791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1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74</text:p>
          </table:table-cell>
          <table:table-cell office:value-type="float" office:value="424" calcext:value-type="float">
            <text:p>424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291] - MIN([.$M$2:.$M$502])) / (MAX([.$M$2:.$M$502]) - MIN([.$M$2:.$M$502]))" office:value-type="float" office:value="0.0359479831027914" calcext:value-type="float">
            <text:p>0,03594798310279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61</text:p>
          </table:table-cell>
          <table:table-cell office:value-type="float" office:value="332" calcext:value-type="float">
            <text:p>332</text:p>
          </table:table-cell>
          <table:table-cell office:value-type="float" office:value="8.48" calcext:value-type="float">
            <text:p>8,48</text:p>
          </table:table-cell>
          <table:table-cell table:number-columns-repeated="2"/>
          <table:table-cell table:formula="of:=([.M292] - MIN([.$M$2:.$M$502])) / (MAX([.$M$2:.$M$502]) - MIN([.$M$2:.$M$502]))" office:value-type="float" office:value="0.0353681769237141" calcext:value-type="float">
            <text:p>0,03536817692371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4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64</text:p>
          </table:table-cell>
          <table:table-cell office:value-type="float" office:value="310" calcext:value-type="float">
            <text:p>310</text:p>
          </table:table-cell>
          <table:table-cell office:value-type="float" office:value="8.38" calcext:value-type="float">
            <text:p>8,38</text:p>
          </table:table-cell>
          <table:table-cell table:number-columns-repeated="2"/>
          <table:table-cell table:formula="of:=([.M293] - MIN([.$M$2:.$M$502])) / (MAX([.$M$2:.$M$502]) - MIN([.$M$2:.$M$502]))" office:value-type="float" office:value="0.0345398823821751" calcext:value-type="float">
            <text:p>0,03453988238217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: ovarien</text:p>
          </table:table-cell>
          <table:table-cell office:value-type="string" calcext:value-type="string">
            <text:p>ovari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varienne</text:p>
          </table:table-cell>
          <table:table-cell office:value-type="string" calcext:value-type="string">
            <text:p>3.3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float" office:value="8.33" calcext:value-type="float">
            <text:p>8,33</text:p>
          </table:table-cell>
          <table:table-cell table:number-columns-repeated="2"/>
          <table:table-cell table:formula="of:=([.M294] - MIN([.$M$2:.$M$502])) / (MAX([.$M$2:.$M$502]) - MIN([.$M$2:.$M$502]))" office:value-type="float" office:value="0.0341257351114056" calcext:value-type="float">
            <text:p>0,03412573511140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: émotif</text:p>
          </table:table-cell>
          <table:table-cell office:value-type="string" calcext:value-type="string">
            <text:p>émoti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motif</text:p>
          </table:table-cell>
          <table:table-cell office:value-type="string" calcext:value-type="string">
            <text:p>3.4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67</text:p>
          </table:table-cell>
          <table:table-cell office:value-type="float" office:value="312" calcext:value-type="float">
            <text:p>312</text:p>
          </table:table-cell>
          <table:table-cell office:value-type="float" office:value="8.3" calcext:value-type="float">
            <text:p>8,3</text:p>
          </table:table-cell>
          <table:table-cell table:number-columns-repeated="2"/>
          <table:table-cell table:formula="of:=([.M295] - MIN([.$M$2:.$M$502])) / (MAX([.$M$2:.$M$502]) - MIN([.$M$2:.$M$502]))" office:value-type="float" office:value="0.0338772467489439" calcext:value-type="float">
            <text:p>0,033877246748943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: neurol</text:p>
          </table:table-cell>
          <table:table-cell office:value-type="string" calcext:value-type="string">
            <text:p>neuro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</text:p>
          </table:table-cell>
          <table:table-cell office:value-type="string" calcext:value-type="string">
            <text:p>3.3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.00</text:p>
          </table:table-cell>
          <table:table-cell office:value-type="float" office:value="389" calcext:value-type="float">
            <text:p>389</text:p>
          </table:table-cell>
          <table:table-cell office:value-type="float" office:value="8.28" calcext:value-type="float">
            <text:p>8,28</text:p>
          </table:table-cell>
          <table:table-cell table:number-columns-repeated="2"/>
          <table:table-cell table:formula="of:=([.M296] - MIN([.$M$2:.$M$502])) / (MAX([.$M$2:.$M$502]) - MIN([.$M$2:.$M$502]))" office:value-type="float" office:value="0.0337115878406361" calcext:value-type="float">
            <text:p>0,03371158784063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a: système nerveux central</text:p>
          </table:table-cell>
          <table:table-cell office:value-type="string" calcext:value-type="string">
            <text:p>système nerveux cent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système nerveux central</text:p>
          </table:table-cell>
          <table:table-cell office:value-type="string" calcext:value-type="string">
            <text:p>3.4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75</text:p>
          </table:table-cell>
          <table:table-cell office:value-type="float" office:value="365" calcext:value-type="float">
            <text:p>365</text:p>
          </table:table-cell>
          <table:table-cell office:value-type="float" office:value="8.27" calcext:value-type="float">
            <text:p>8,27</text:p>
          </table:table-cell>
          <table:table-cell table:number-columns-repeated="2"/>
          <table:table-cell table:formula="of:=([.M297] - MIN([.$M$2:.$M$502])) / (MAX([.$M$2:.$M$502]) - MIN([.$M$2:.$M$502]))" office:value-type="float" office:value="0.0336287583864822" calcext:value-type="float">
            <text:p>0,033628758386482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35</text:p>
          </table:table-cell>
          <table:table-cell office:value-type="float" office:value="177" calcext:value-type="float">
            <text:p>177</text:p>
          </table:table-cell>
          <table:table-cell office:value-type="float" office:value="8.26" calcext:value-type="float">
            <text:p>8,26</text:p>
          </table:table-cell>
          <table:table-cell table:number-columns-repeated="2"/>
          <table:table-cell table:formula="of:=([.M298] - MIN([.$M$2:.$M$502])) / (MAX([.$M$2:.$M$502]) - MIN([.$M$2:.$M$502]))" office:value-type="float" office:value="0.0335459289323283" calcext:value-type="float">
            <text:p>0,03354592893232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4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59</text:p>
          </table:table-cell>
          <table:table-cell office:value-type="float" office:value="288" calcext:value-type="float">
            <text:p>288</text:p>
          </table:table-cell>
          <table:table-cell office:value-type="float" office:value="8.22" calcext:value-type="float">
            <text:p>8,22</text:p>
          </table:table-cell>
          <table:table-cell table:number-columns-repeated="2"/>
          <table:table-cell table:formula="of:=([.M299] - MIN([.$M$2:.$M$502])) / (MAX([.$M$2:.$M$502]) - MIN([.$M$2:.$M$502]))" office:value-type="float" office:value="0.0332146111157127" calcext:value-type="float">
            <text:p>0,03321461111571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: eschare</text:p>
          </table:table-cell>
          <table:table-cell office:value-type="string" calcext:value-type="string">
            <text:p>escha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chare</text:p>
          </table:table-cell>
          <table:table-cell office:value-type="string" calcext:value-type="string">
            <text:p>3.3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55</text:p>
          </table:table-cell>
          <table:table-cell office:value-type="float" office:value="213" calcext:value-type="float">
            <text:p>213</text:p>
          </table:table-cell>
          <table:table-cell office:value-type="float" office:value="8.17" calcext:value-type="float">
            <text:p>8,17</text:p>
          </table:table-cell>
          <table:table-cell table:number-columns-repeated="2"/>
          <table:table-cell table:formula="of:=([.M300] - MIN([.$M$2:.$M$502])) / (MAX([.$M$2:.$M$502]) - MIN([.$M$2:.$M$502]))" office:value-type="float" office:value="0.0328004638449433" calcext:value-type="float">
            <text:p>0,032800463844943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3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66</text:p>
          </table:table-cell>
          <table:table-cell office:value-type="float" office:value="295" calcext:value-type="float">
            <text:p>295</text:p>
          </table:table-cell>
          <table:table-cell office:value-type="float" office:value="8.15" calcext:value-type="float">
            <text:p>8,15</text:p>
          </table:table-cell>
          <table:table-cell table:number-columns-repeated="2"/>
          <table:table-cell table:formula="of:=([.M301] - MIN([.$M$2:.$M$502])) / (MAX([.$M$2:.$M$502]) - MIN([.$M$2:.$M$502]))" office:value-type="float" office:value="0.0326348049366355" calcext:value-type="float">
            <text:p>0,032634804936635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: ictus</text:p>
          </table:table-cell>
          <table:table-cell office:value-type="string" calcext:value-type="string">
            <text:p>ictu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tus</text:p>
          </table:table-cell>
          <table:table-cell office:value-type="string" calcext:value-type="string">
            <text:p>3.4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51</text:p>
          </table:table-cell>
          <table:table-cell office:value-type="float" office:value="246" calcext:value-type="float">
            <text:p>246</text:p>
          </table:table-cell>
          <table:table-cell office:value-type="float" office:value="8.12" calcext:value-type="float">
            <text:p>8,12</text:p>
          </table:table-cell>
          <table:table-cell table:number-columns-repeated="2"/>
          <table:table-cell table:formula="of:=([.M302] - MIN([.$M$2:.$M$502])) / (MAX([.$M$2:.$M$502]) - MIN([.$M$2:.$M$502]))" office:value-type="float" office:value="0.0323863165741738" calcext:value-type="float">
            <text:p>0,032386316574173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81</text:p>
          </table:table-cell>
          <table:table-cell office:value-type="float" office:value="387" calcext:value-type="float">
            <text:p>387</text:p>
          </table:table-cell>
          <table:table-cell office:value-type="float" office:value="8.1" calcext:value-type="float">
            <text:p>8,1</text:p>
          </table:table-cell>
          <table:table-cell table:number-columns-repeated="2"/>
          <table:table-cell table:formula="of:=([.M303] - MIN([.$M$2:.$M$502])) / (MAX([.$M$2:.$M$502]) - MIN([.$M$2:.$M$502]))" office:value-type="float" office:value="0.032220657665866" calcext:value-type="float">
            <text:p>0,0322206576658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4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71</text:p>
          </table:table-cell>
          <table:table-cell office:value-type="float" office:value="354" calcext:value-type="float">
            <text:p>354</text:p>
          </table:table-cell>
          <table:table-cell office:value-type="float" office:value="8.08" calcext:value-type="float">
            <text:p>8,08</text:p>
          </table:table-cell>
          <table:table-cell table:number-columns-repeated="2"/>
          <table:table-cell table:formula="of:=([.M304] - MIN([.$M$2:.$M$502])) / (MAX([.$M$2:.$M$502]) - MIN([.$M$2:.$M$502]))" office:value-type="float" office:value="0.0320549987575582" calcext:value-type="float">
            <text:p>0,032054998757558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4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41</text:p>
          </table:table-cell>
          <table:table-cell office:value-type="float" office:value="218" calcext:value-type="float">
            <text:p>218</text:p>
          </table:table-cell>
          <table:table-cell office:value-type="float" office:value="8.08" calcext:value-type="float">
            <text:p>8,08</text:p>
          </table:table-cell>
          <table:table-cell table:number-columns-repeated="2"/>
          <table:table-cell table:formula="of:=([.M305] - MIN([.$M$2:.$M$502])) / (MAX([.$M$2:.$M$502]) - MIN([.$M$2:.$M$502]))" office:value-type="float" office:value="0.0320549987575582" calcext:value-type="float">
            <text:p>0,032054998757558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: impulsif</text:p>
          </table:table-cell>
          <table:table-cell office:value-type="string" calcext:value-type="string">
            <text:p>impuls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ulsifs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61</text:p>
          </table:table-cell>
          <table:table-cell office:value-type="float" office:value="286" calcext:value-type="float">
            <text:p>286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([.M306] - MIN([.$M$2:.$M$502])) / (MAX([.$M$2:.$M$502]) - MIN([.$M$2:.$M$502]))" office:value-type="float" office:value="0.0312267042160192" calcext:value-type="float">
            <text:p>0,031226704216019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caillot</text:p>
          </table:table-cell>
          <table:table-cell office:value-type="string" calcext:value-type="string">
            <text:p>caillo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illots</text:p>
          </table:table-cell>
          <table:table-cell office:value-type="string" calcext:value-type="string">
            <text:p>3.3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58</text:p>
          </table:table-cell>
          <table:table-cell office:value-type="float" office:value="246" calcext:value-type="float">
            <text:p>246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([.M307] - MIN([.$M$2:.$M$502])) / (MAX([.$M$2:.$M$502]) - MIN([.$M$2:.$M$502]))" office:value-type="float" office:value="0.0312267042160192" calcext:value-type="float">
            <text:p>0,03122670421601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3.3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73</text:p>
          </table:table-cell>
          <table:table-cell office:value-type="float" office:value="280" calcext:value-type="float">
            <text:p>280</text:p>
          </table:table-cell>
          <table:table-cell office:value-type="float" office:value="7.96" calcext:value-type="float">
            <text:p>7,96</text:p>
          </table:table-cell>
          <table:table-cell table:number-columns-repeated="2"/>
          <table:table-cell table:formula="of:=([.M308] - MIN([.$M$2:.$M$502])) / (MAX([.$M$2:.$M$502]) - MIN([.$M$2:.$M$502]))" office:value-type="float" office:value="0.0310610453077114" calcext:value-type="float">
            <text:p>0,03106104530771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4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19</text:p>
          </table:table-cell>
          <table:table-cell office:value-type="float" office:value="98" calcext:value-type="float">
            <text:p>98</text:p>
          </table:table-cell>
          <table:table-cell office:value-type="float" office:value="7.95" calcext:value-type="float">
            <text:p>7,95</text:p>
          </table:table-cell>
          <table:table-cell table:number-columns-repeated="2"/>
          <table:table-cell table:formula="of:=([.M309] - MIN([.$M$2:.$M$502])) / (MAX([.$M$2:.$M$502]) - MIN([.$M$2:.$M$502]))" office:value-type="float" office:value="0.0309782158535575" calcext:value-type="float">
            <text:p>0,03097821585355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: tractus</text:p>
          </table:table-cell>
          <table:table-cell office:value-type="string" calcext:value-type="string">
            <text:p>tractu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us</text:p>
          </table:table-cell>
          <table:table-cell office:value-type="string" calcext:value-type="string">
            <text:p>3.3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0.53</text:p>
          </table:table-cell>
          <table:table-cell office:value-type="float" office:value="238" calcext:value-type="float">
            <text:p>238</text:p>
          </table:table-cell>
          <table:table-cell office:value-type="float" office:value="7.95" calcext:value-type="float">
            <text:p>7,95</text:p>
          </table:table-cell>
          <table:table-cell table:number-columns-repeated="2"/>
          <table:table-cell table:formula="of:=([.M310] - MIN([.$M$2:.$M$502])) / (MAX([.$M$2:.$M$502]) - MIN([.$M$2:.$M$502]))" office:value-type="float" office:value="0.0309782158535575" calcext:value-type="float">
            <text:p>0,03097821585355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: basedow</text:p>
          </table:table-cell>
          <table:table-cell office:value-type="string" calcext:value-type="string">
            <text:p>basedo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edow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11</text:p>
          </table:table-cell>
          <table:table-cell office:value-type="float" office:value="39" calcext:value-type="float">
            <text:p>39</text:p>
          </table:table-cell>
          <table:table-cell office:value-type="float" office:value="7.93" calcext:value-type="float">
            <text:p>7,93</text:p>
          </table:table-cell>
          <table:table-cell table:number-columns-repeated="2"/>
          <table:table-cell table:formula="of:=([.M311] - MIN([.$M$2:.$M$502])) / (MAX([.$M$2:.$M$502]) - MIN([.$M$2:.$M$502]))" office:value-type="float" office:value="0.0308125569452497" calcext:value-type="float">
            <text:p>0,030812556945249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fibrille</text:p>
          </table:table-cell>
          <table:table-cell office:value-type="string" calcext:value-type="string">
            <text:p>fibril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brilles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63</text:p>
          </table:table-cell>
          <table:table-cell office:value-type="float" office:value="253" calcext:value-type="float">
            <text:p>253</text:p>
          </table:table-cell>
          <table:table-cell office:value-type="float" office:value="7.92" calcext:value-type="float">
            <text:p>7,92</text:p>
          </table:table-cell>
          <table:table-cell table:number-columns-repeated="2"/>
          <table:table-cell table:formula="of:=([.M312] - MIN([.$M$2:.$M$502])) / (MAX([.$M$2:.$M$502]) - MIN([.$M$2:.$M$502]))" office:value-type="float" office:value="0.0307297274910958" calcext:value-type="float">
            <text:p>0,030729727491095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0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table:formula="of:=([.M313] - MIN([.$M$2:.$M$502])) / (MAX([.$M$2:.$M$502]) - MIN([.$M$2:.$M$502]))" office:value-type="float" office:value="0.030564068582788" calcext:value-type="float">
            <text:p>0,03056406858278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19</text:p>
          </table:table-cell>
          <table:table-cell office:value-type="float" office:value="88" calcext:value-type="float">
            <text:p>88</text:p>
          </table:table-cell>
          <table:table-cell office:value-type="float" office:value="7.85" calcext:value-type="float">
            <text:p>7,85</text:p>
          </table:table-cell>
          <table:table-cell table:number-columns-repeated="2"/>
          <table:table-cell table:formula="of:=([.M314] - MIN([.$M$2:.$M$502])) / (MAX([.$M$2:.$M$502]) - MIN([.$M$2:.$M$502]))" office:value-type="float" office:value="0.0301499213120185" calcext:value-type="float">
            <text:p>0,030149921312018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33</text:p>
          </table:table-cell>
          <table:table-cell office:value-type="float" office:value="159" calcext:value-type="float">
            <text:p>159</text:p>
          </table:table-cell>
          <table:table-cell office:value-type="float" office:value="7.84" calcext:value-type="float">
            <text:p>7,84</text:p>
          </table:table-cell>
          <table:table-cell table:number-columns-repeated="2"/>
          <table:table-cell table:formula="of:=([.M315] - MIN([.$M$2:.$M$502])) / (MAX([.$M$2:.$M$502]) - MIN([.$M$2:.$M$502]))" office:value-type="float" office:value="0.0300670918578647" calcext:value-type="float">
            <text:p>0,030067091857864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: hémisphère gauche</text:p>
          </table:table-cell>
          <table:table-cell office:value-type="string" calcext:value-type="string">
            <text:p>hémisphère gauch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gauche</text:p>
          </table:table-cell>
          <table:table-cell office:value-type="string" calcext:value-type="string">
            <text:p>3.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97</text:p>
          </table:table-cell>
          <table:table-cell office:value-type="float" office:value="423" calcext:value-type="float">
            <text:p>423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table:formula="of:=([.M316] - MIN([.$M$2:.$M$502])) / (MAX([.$M$2:.$M$502]) - MIN([.$M$2:.$M$502]))" office:value-type="float" office:value="0.0287418205914023" calcext:value-type="float">
            <text:p>0,028741820591402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: centre cortical</text:p>
          </table:table-cell>
          <table:table-cell office:value-type="string" calcext:value-type="string">
            <text:p>centre cortic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corticaux</text:p>
          </table:table-cell>
          <table:table-cell office:value-type="string" calcext:value-type="string">
            <text:p>3.3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77</text:p>
          </table:table-cell>
          <table:table-cell office:value-type="float" office:value="323" calcext:value-type="float">
            <text:p>323</text:p>
          </table:table-cell>
          <table:table-cell office:value-type="float" office:value="7.67" calcext:value-type="float">
            <text:p>7,67</text:p>
          </table:table-cell>
          <table:table-cell table:number-columns-repeated="2"/>
          <table:table-cell table:formula="of:=([.M317] - MIN([.$M$2:.$M$502])) / (MAX([.$M$2:.$M$502]) - MIN([.$M$2:.$M$502]))" office:value-type="float" office:value="0.0286589911372484" calcext:value-type="float">
            <text:p>0,02865899113724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nodule</text:p>
          </table:table-cell>
          <table:table-cell office:value-type="string" calcext:value-type="string">
            <text:p>nodu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dules</text:p>
          </table:table-cell>
          <table:table-cell office:value-type="string" calcext:value-type="string">
            <text:p>3.1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51</text:p>
          </table:table-cell>
          <table:table-cell office:value-type="float" office:value="139" calcext:value-type="float">
            <text:p>139</text:p>
          </table:table-cell>
          <table:table-cell office:value-type="float" office:value="7.56" calcext:value-type="float">
            <text:p>7,56</text:p>
          </table:table-cell>
          <table:table-cell table:number-columns-repeated="2"/>
          <table:table-cell table:formula="of:=([.M318] - MIN([.$M$2:.$M$502])) / (MAX([.$M$2:.$M$502]) - MIN([.$M$2:.$M$502]))" office:value-type="float" office:value="0.0277478671415555" calcext:value-type="float">
            <text:p>0,027747867141555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: saturnin</text:p>
          </table:table-cell>
          <table:table-cell office:value-type="string" calcext:value-type="string">
            <text:p>saturn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turnine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35</text:p>
          </table:table-cell>
          <table:table-cell office:value-type="float" office:value="156" calcext:value-type="float">
            <text:p>156</text:p>
          </table:table-cell>
          <table:table-cell office:value-type="float" office:value="7.54" calcext:value-type="float">
            <text:p>7,54</text:p>
          </table:table-cell>
          <table:table-cell table:number-columns-repeated="2"/>
          <table:table-cell table:formula="of:=([.M319] - MIN([.$M$2:.$M$502])) / (MAX([.$M$2:.$M$502]) - MIN([.$M$2:.$M$502]))" office:value-type="float" office:value="0.0275822082332477" calcext:value-type="float">
            <text:p>0,027582208233247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: ques</text:p>
          </table:table-cell>
          <table:table-cell office:value-type="string" calcext:value-type="string">
            <text:p>qu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83</text:p>
          </table:table-cell>
          <table:table-cell office:value-type="float" office:value="346" calcext:value-type="float">
            <text:p>346</text:p>
          </table:table-cell>
          <table:table-cell office:value-type="float" office:value="7.45" calcext:value-type="float">
            <text:p>7,45</text:p>
          </table:table-cell>
          <table:table-cell table:number-columns-repeated="2"/>
          <table:table-cell table:formula="of:=([.M320] - MIN([.$M$2:.$M$502])) / (MAX([.$M$2:.$M$502]) - MIN([.$M$2:.$M$502]))" office:value-type="float" office:value="0.0268367431458627" calcext:value-type="float">
            <text:p>0,02683674314586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: laryngé</text:p>
          </table:table-cell>
          <table:table-cell office:value-type="string" calcext:value-type="string">
            <text:p>laryngé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yngé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7" calcext:value-type="float">
            <text:p>127</text:p>
          </table:table-cell>
          <table:table-cell office:value-type="float" office:value="7.41" calcext:value-type="float">
            <text:p>7,41</text:p>
          </table:table-cell>
          <table:table-cell table:number-columns-repeated="2"/>
          <table:table-cell table:formula="of:=([.M321] - MIN([.$M$2:.$M$502])) / (MAX([.$M$2:.$M$502]) - MIN([.$M$2:.$M$502]))" office:value-type="float" office:value="0.0265054253292471" calcext:value-type="float">
            <text:p>0,02650542532924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16</text:p>
          </table:table-cell>
          <table:table-cell office:value-type="float" office:value="63" calcext:value-type="float">
            <text:p>63</text:p>
          </table:table-cell>
          <table:table-cell office:value-type="float" office:value="7.39" calcext:value-type="float">
            <text:p>7,39</text:p>
          </table:table-cell>
          <table:table-cell table:number-columns-repeated="2"/>
          <table:table-cell table:formula="of:=([.M322] - MIN([.$M$2:.$M$502])) / (MAX([.$M$2:.$M$502]) - MIN([.$M$2:.$M$502]))" office:value-type="float" office:value="0.0263397664209393" calcext:value-type="float">
            <text:p>0,02633976642093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: apoplexie</text:p>
          </table:table-cell>
          <table:table-cell office:value-type="string" calcext:value-type="string">
            <text:p>apoplex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lexie</text:p>
          </table:table-cell>
          <table:table-cell office:value-type="string" calcext:value-type="string">
            <text:p>3.4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39</text:p>
          </table:table-cell>
          <table:table-cell office:value-type="float" office:value="183" calcext:value-type="float">
            <text:p>183</text:p>
          </table:table-cell>
          <table:table-cell office:value-type="float" office:value="7.38" calcext:value-type="float">
            <text:p>7,38</text:p>
          </table:table-cell>
          <table:table-cell table:number-columns-repeated="2"/>
          <table:table-cell table:formula="of:=([.M323] - MIN([.$M$2:.$M$502])) / (MAX([.$M$2:.$M$502]) - MIN([.$M$2:.$M$502]))" office:value-type="float" office:value="0.0262569369667854" calcext:value-type="float">
            <text:p>0,026256936966785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25</text:p>
          </table:table-cell>
          <table:table-cell office:value-type="float" office:value="115" calcext:value-type="float">
            <text:p>115</text:p>
          </table:table-cell>
          <table:table-cell office:value-type="float" office:value="7.24" calcext:value-type="float">
            <text:p>7,24</text:p>
          </table:table-cell>
          <table:table-cell table:number-columns-repeated="2"/>
          <table:table-cell table:formula="of:=([.M324] - MIN([.$M$2:.$M$502])) / (MAX([.$M$2:.$M$502]) - MIN([.$M$2:.$M$502]))" office:value-type="float" office:value="0.0250973246086308" calcext:value-type="float">
            <text:p>0,025097324608630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n: arthrite</text:p>
          </table:table-cell>
          <table:table-cell office:value-type="string" calcext:value-type="string">
            <text:p>arthr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hrite</text:p>
          </table:table-cell>
          <table:table-cell office:value-type="string" calcext:value-type="string">
            <text:p>3.3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34</text:p>
          </table:table-cell>
          <table:table-cell office:value-type="float" office:value="122" calcext:value-type="float">
            <text:p>122</text:p>
          </table:table-cell>
          <table:table-cell office:value-type="float" office:value="7.24" calcext:value-type="float">
            <text:p>7,24</text:p>
          </table:table-cell>
          <table:table-cell table:number-columns-repeated="2"/>
          <table:table-cell table:formula="of:=([.M325] - MIN([.$M$2:.$M$502])) / (MAX([.$M$2:.$M$502]) - MIN([.$M$2:.$M$502]))" office:value-type="float" office:value="0.0250973246086308" calcext:value-type="float">
            <text:p>0,02509732460863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4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98</text:p>
          </table:table-cell>
          <table:table-cell office:value-type="float" office:value="469" calcext:value-type="float">
            <text:p>469</text:p>
          </table:table-cell>
          <table:table-cell office:value-type="float" office:value="7.23" calcext:value-type="float">
            <text:p>7,23</text:p>
          </table:table-cell>
          <table:table-cell table:number-columns-repeated="2"/>
          <table:table-cell table:formula="of:=([.M326] - MIN([.$M$2:.$M$502])) / (MAX([.$M$2:.$M$502]) - MIN([.$M$2:.$M$502]))" office:value-type="float" office:value="0.0250144951544769" calcext:value-type="float">
            <text:p>0,02501449515447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renflement</text:p>
          </table:table-cell>
          <table:table-cell office:value-type="string" calcext:value-type="string">
            <text:p>renfleme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flement</text:p>
          </table:table-cell>
          <table:table-cell office:value-type="string" calcext:value-type="string">
            <text:p>3.4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18</text:p>
          </table:table-cell>
          <table:table-cell office:value-type="float" office:value="83" calcext:value-type="float">
            <text:p>83</text:p>
          </table:table-cell>
          <table:table-cell office:value-type="float" office:value="7.22" calcext:value-type="float">
            <text:p>7,22</text:p>
          </table:table-cell>
          <table:table-cell table:number-columns-repeated="2"/>
          <table:table-cell table:formula="of:=([.M327] - MIN([.$M$2:.$M$502])) / (MAX([.$M$2:.$M$502]) - MIN([.$M$2:.$M$502]))" office:value-type="float" office:value="0.024931665700323" calcext:value-type="float">
            <text:p>0,0249316657003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77</text:p>
          </table:table-cell>
          <table:table-cell office:value-type="float" office:value="355" calcext:value-type="float">
            <text:p>355</text:p>
          </table:table-cell>
          <table:table-cell office:value-type="float" office:value="7.22" calcext:value-type="float">
            <text:p>7,22</text:p>
          </table:table-cell>
          <table:table-cell table:number-columns-repeated="2"/>
          <table:table-cell table:formula="of:=([.M328] - MIN([.$M$2:.$M$502])) / (MAX([.$M$2:.$M$502]) - MIN([.$M$2:.$M$502]))" office:value-type="float" office:value="0.024931665700323" calcext:value-type="float">
            <text:p>0,02493166570032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pn: arc de cercle</text:p>
          </table:table-cell>
          <table:table-cell office:value-type="string" calcext:value-type="string">
            <text:p>arc de cerc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rc de cercl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6</text:p>
          </table:table-cell>
          <table:table-cell office:value-type="float" office:value="253" calcext:value-type="float">
            <text:p>253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table:formula="of:=([.M329] - MIN([.$M$2:.$M$502])) / (MAX([.$M$2:.$M$502]) - MIN([.$M$2:.$M$502]))" office:value-type="float" office:value="0.0247660067920152" calcext:value-type="float">
            <text:p>0,02476600679201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74</text:p>
          </table:table-cell>
          <table:table-cell office:value-type="float" office:value="335" calcext:value-type="float">
            <text:p>335</text:p>
          </table:table-cell>
          <table:table-cell office:value-type="float" office:value="7.14" calcext:value-type="float">
            <text:p>7,14</text:p>
          </table:table-cell>
          <table:table-cell table:number-columns-repeated="2"/>
          <table:table-cell table:formula="of:=([.M330] - MIN([.$M$2:.$M$502])) / (MAX([.$M$2:.$M$502]) - MIN([.$M$2:.$M$502]))" office:value-type="float" office:value="0.0242690300670919" calcext:value-type="float">
            <text:p>0,02426903006709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: ablation</text:p>
          </table:table-cell>
          <table:table-cell office:value-type="string" calcext:value-type="string">
            <text:p>abl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3.3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46</text:p>
          </table:table-cell>
          <table:table-cell office:value-type="float" office:value="186" calcext:value-type="float">
            <text:p>186</text:p>
          </table:table-cell>
          <table:table-cell office:value-type="float" office:value="7.14" calcext:value-type="float">
            <text:p>7,14</text:p>
          </table:table-cell>
          <table:table-cell table:number-columns-repeated="2"/>
          <table:table-cell table:formula="of:=([.M331] - MIN([.$M$2:.$M$502])) / (MAX([.$M$2:.$M$502]) - MIN([.$M$2:.$M$502]))" office:value-type="float" office:value="0.0242690300670919" calcext:value-type="float">
            <text:p>0,02426903006709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: lade</text:p>
          </table:table-cell>
          <table:table-cell office:value-type="string" calcext:value-type="string">
            <text:p>la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3.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.95</text:p>
          </table:table-cell>
          <table:table-cell office:value-type="float" office:value="401" calcext:value-type="float">
            <text:p>401</text:p>
          </table:table-cell>
          <table:table-cell office:value-type="float" office:value="7.12" calcext:value-type="float">
            <text:p>7,12</text:p>
          </table:table-cell>
          <table:table-cell table:number-columns-repeated="2"/>
          <table:table-cell table:formula="of:=([.M332] - MIN([.$M$2:.$M$502])) / (MAX([.$M$2:.$M$502]) - MIN([.$M$2:.$M$502]))" office:value-type="float" office:value="0.0241033711587841" calcext:value-type="float">
            <text:p>0,02410337115878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4</text:p>
          </table:table-cell>
          <table:table-cell office:value-type="float" office:value="297" calcext:value-type="float">
            <text:p>297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333] - MIN([.$M$2:.$M$502])) / (MAX([.$M$2:.$M$502]) - MIN([.$M$2:.$M$502]))" office:value-type="float" office:value="0.0240205417046302" calcext:value-type="float">
            <text:p>0,024020541704630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polyurie</text:p>
          </table:table-cell>
          <table:table-cell office:value-type="string" calcext:value-type="string">
            <text:p>polyu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yurie</text:p>
          </table:table-cell>
          <table:table-cell office:value-type="string" calcext:value-type="string">
            <text:p>3.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76</text:p>
          </table:table-cell>
          <table:table-cell office:value-type="float" office:value="242" calcext:value-type="float">
            <text:p>242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334] - MIN([.$M$2:.$M$502])) / (MAX([.$M$2:.$M$502]) - MIN([.$M$2:.$M$502]))" office:value-type="float" office:value="0.0240205417046302" calcext:value-type="float">
            <text:p>0,024020541704630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3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67</text:p>
          </table:table-cell>
          <table:table-cell office:value-type="float" office:value="261" calcext:value-type="float">
            <text:p>261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335] - MIN([.$M$2:.$M$502])) / (MAX([.$M$2:.$M$502]) - MIN([.$M$2:.$M$502]))" office:value-type="float" office:value="0.0240205417046302" calcext:value-type="float">
            <text:p>0,024020541704630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bile</text:p>
          </table:table-cell>
          <table:table-cell office:value-type="string" calcext:value-type="string">
            <text:p>bi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le</text:p>
          </table:table-cell>
          <table:table-cell office:value-type="string" calcext:value-type="string">
            <text:p>3.2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76</text:p>
          </table:table-cell>
          <table:table-cell office:value-type="float" office:value="238" calcext:value-type="float">
            <text:p>238</text:p>
          </table:table-cell>
          <table:table-cell office:value-type="float" office:value="6.98" calcext:value-type="float">
            <text:p>6,98</text:p>
          </table:table-cell>
          <table:table-cell table:number-columns-repeated="2"/>
          <table:table-cell table:formula="of:=([.M336] - MIN([.$M$2:.$M$502])) / (MAX([.$M$2:.$M$502]) - MIN([.$M$2:.$M$502]))" office:value-type="float" office:value="0.0229437588006295" calcext:value-type="float">
            <text:p>0,022943758800629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: centripète</text:p>
          </table:table-cell>
          <table:table-cell office:value-type="string" calcext:value-type="string">
            <text:p>centripè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ntripètes</text:p>
          </table:table-cell>
          <table:table-cell office:value-type="string" calcext:value-type="string">
            <text:p>3.3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38</text:p>
          </table:table-cell>
          <table:table-cell office:value-type="float" office:value="153" calcext:value-type="float">
            <text:p>153</text:p>
          </table:table-cell>
          <table:table-cell office:value-type="float" office:value="6.98" calcext:value-type="float">
            <text:p>6,98</text:p>
          </table:table-cell>
          <table:table-cell table:number-columns-repeated="2"/>
          <table:table-cell table:formula="of:=([.M337] - MIN([.$M$2:.$M$502])) / (MAX([.$M$2:.$M$502]) - MIN([.$M$2:.$M$502]))" office:value-type="float" office:value="0.0229437588006295" calcext:value-type="float">
            <text:p>0,02294375880062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: xvii</text:p>
          </table:table-cell>
          <table:table-cell office:value-type="string" calcext:value-type="string">
            <text:p>xv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VII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.00</text:p>
          </table:table-cell>
          <table:table-cell office:value-type="float" office:value="420" calcext:value-type="float">
            <text:p>42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table:formula="of:=([.M338] - MIN([.$M$2:.$M$502])) / (MAX([.$M$2:.$M$502]) - MIN([.$M$2:.$M$502]))" office:value-type="float" office:value="0.0222811231673983" calcext:value-type="float">
            <text:p>0,022281123167398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a: délire aigu</text:p>
          </table:table-cell>
          <table:table-cell office:value-type="string" calcext:value-type="string">
            <text:p>délire aigu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délire aigu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74</text:p>
          </table:table-cell>
          <table:table-cell office:value-type="float" office:value="251" calcext:value-type="float">
            <text:p>2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table:formula="of:=([.M339] - MIN([.$M$2:.$M$502])) / (MAX([.$M$2:.$M$502]) - MIN([.$M$2:.$M$502]))" office:value-type="float" office:value="0.0222811231673983" calcext:value-type="float">
            <text:p>0,02228112316739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: bles</text:p>
          </table:table-cell>
          <table:table-cell office:value-type="string" calcext:value-type="string">
            <text:p>b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es</text:p>
          </table:table-cell>
          <table:table-cell office:value-type="string" calcext:value-type="string">
            <text:p>3.3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.00</text:p>
          </table:table-cell>
          <table:table-cell office:value-type="float" office:value="370" calcext:value-type="float">
            <text:p>370</text:p>
          </table:table-cell>
          <table:table-cell office:value-type="float" office:value="6.85" calcext:value-type="float">
            <text:p>6,85</text:p>
          </table:table-cell>
          <table:table-cell table:number-columns-repeated="2"/>
          <table:table-cell table:formula="of:=([.M340] - MIN([.$M$2:.$M$502])) / (MAX([.$M$2:.$M$502]) - MIN([.$M$2:.$M$502]))" office:value-type="float" office:value="0.0218669758966288" calcext:value-type="float">
            <text:p>0,02186697589662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3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94</text:p>
          </table:table-cell>
          <table:table-cell office:value-type="float" office:value="395" calcext:value-type="float">
            <text:p>395</text:p>
          </table:table-cell>
          <table:table-cell office:value-type="float" office:value="6.85" calcext:value-type="float">
            <text:p>6,85</text:p>
          </table:table-cell>
          <table:table-cell table:number-columns-repeated="2"/>
          <table:table-cell table:formula="of:=([.M341] - MIN([.$M$2:.$M$502])) / (MAX([.$M$2:.$M$502]) - MIN([.$M$2:.$M$502]))" office:value-type="float" office:value="0.0218669758966288" calcext:value-type="float">
            <text:p>0,021866975896628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: ganglionnaire</text:p>
          </table:table-cell>
          <table:table-cell office:value-type="string" calcext:value-type="string">
            <text:p>ganglion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nglionnaires</text:p>
          </table:table-cell>
          <table:table-cell office:value-type="string" calcext:value-type="string">
            <text:p>3.3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14</text:p>
          </table:table-cell>
          <table:table-cell office:value-type="float" office:value="58" calcext:value-type="float">
            <text:p>58</text:p>
          </table:table-cell>
          <table:table-cell office:value-type="float" office:value="6.83" calcext:value-type="float">
            <text:p>6,83</text:p>
          </table:table-cell>
          <table:table-cell table:number-columns-repeated="2"/>
          <table:table-cell table:formula="of:=([.M342] - MIN([.$M$2:.$M$502])) / (MAX([.$M$2:.$M$502]) - MIN([.$M$2:.$M$502]))" office:value-type="float" office:value="0.021701316988321" calcext:value-type="float">
            <text:p>0,021701316988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2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0.39</text:p>
          </table:table-cell>
          <table:table-cell office:value-type="float" office:value="125" calcext:value-type="float">
            <text:p>125</text:p>
          </table:table-cell>
          <table:table-cell office:value-type="float" office:value="6.79" calcext:value-type="float">
            <text:p>6,79</text:p>
          </table:table-cell>
          <table:table-cell table:number-columns-repeated="2"/>
          <table:table-cell table:formula="of:=([.M343] - MIN([.$M$2:.$M$502])) / (MAX([.$M$2:.$M$502]) - MIN([.$M$2:.$M$502]))" office:value-type="float" office:value="0.0213699991717055" calcext:value-type="float">
            <text:p>0,02136999917170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0" calcext:value-type="float">
            <text:p>90</text:p>
          </table:table-cell>
          <table:table-cell office:value-type="float" office:value="6.76" calcext:value-type="float">
            <text:p>6,76</text:p>
          </table:table-cell>
          <table:table-cell table:number-columns-repeated="2"/>
          <table:table-cell table:formula="of:=([.M344] - MIN([.$M$2:.$M$502])) / (MAX([.$M$2:.$M$502]) - MIN([.$M$2:.$M$502]))" office:value-type="float" office:value="0.0211215108092438" calcext:value-type="float">
            <text:p>0,021121510809243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déglutition</text:p>
          </table:table-cell>
          <table:table-cell office:value-type="string" calcext:value-type="string">
            <text:p>dégluti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lutition</text:p>
          </table:table-cell>
          <table:table-cell office:value-type="string" calcext:value-type="string">
            <text:p>3.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.39</text:p>
          </table:table-cell>
          <table:table-cell office:value-type="float" office:value="172" calcext:value-type="float">
            <text:p>172</text:p>
          </table:table-cell>
          <table:table-cell office:value-type="float" office:value="6.75" calcext:value-type="float">
            <text:p>6,75</text:p>
          </table:table-cell>
          <table:table-cell table:number-columns-repeated="2"/>
          <table:table-cell table:formula="of:=([.M345] - MIN([.$M$2:.$M$502])) / (MAX([.$M$2:.$M$502]) - MIN([.$M$2:.$M$502]))" office:value-type="float" office:value="0.0210386813550899" calcext:value-type="float">
            <text:p>0,021038681355089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.19</text:p>
          </table:table-cell>
          <table:table-cell office:value-type="float" office:value="77" calcext:value-type="float">
            <text:p>77</text:p>
          </table:table-cell>
          <table:table-cell office:value-type="float" office:value="6.69" calcext:value-type="float">
            <text:p>6,69</text:p>
          </table:table-cell>
          <table:table-cell table:number-columns-repeated="2"/>
          <table:table-cell table:formula="of:=([.M346] - MIN([.$M$2:.$M$502])) / (MAX([.$M$2:.$M$502]) - MIN([.$M$2:.$M$502]))" office:value-type="float" office:value="0.0205417046301665" calcext:value-type="float">
            <text:p>0,02054170463016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3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98</text:p>
          </table:table-cell>
          <table:table-cell office:value-type="float" office:value="392" calcext:value-type="float">
            <text:p>392</text:p>
          </table:table-cell>
          <table:table-cell office:value-type="float" office:value="6.68" calcext:value-type="float">
            <text:p>6,68</text:p>
          </table:table-cell>
          <table:table-cell table:number-columns-repeated="2"/>
          <table:table-cell table:formula="of:=([.M347] - MIN([.$M$2:.$M$502])) / (MAX([.$M$2:.$M$502]) - MIN([.$M$2:.$M$502]))" office:value-type="float" office:value="0.0204588751760126" calcext:value-type="float">
            <text:p>0,02045887517601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: extirpation</text:p>
          </table:table-cell>
          <table:table-cell office:value-type="string" calcext:value-type="string">
            <text:p>extirpati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irpation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35</text:p>
          </table:table-cell>
          <table:table-cell office:value-type="float" office:value="119" calcext:value-type="float">
            <text:p>119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348] - MIN([.$M$2:.$M$502])) / (MAX([.$M$2:.$M$502]) - MIN([.$M$2:.$M$502]))" office:value-type="float" office:value="0.0203760457218587" calcext:value-type="float">
            <text:p>0,020376045721858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2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69</text:p>
          </table:table-cell>
          <table:table-cell office:value-type="float" office:value="238" calcext:value-type="float">
            <text:p>238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349] - MIN([.$M$2:.$M$502])) / (MAX([.$M$2:.$M$502]) - MIN([.$M$2:.$M$502]))" office:value-type="float" office:value="0.0203760457218587" calcext:value-type="float">
            <text:p>0,020376045721858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: contorsion</text:p>
          </table:table-cell>
          <table:table-cell office:value-type="string" calcext:value-type="string">
            <text:p>contors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orsion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64</text:p>
          </table:table-cell>
          <table:table-cell office:value-type="float" office:value="180" calcext:value-type="float">
            <text:p>180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350] - MIN([.$M$2:.$M$502])) / (MAX([.$M$2:.$M$502]) - MIN([.$M$2:.$M$502]))" office:value-type="float" office:value="0.0203760457218587" calcext:value-type="float">
            <text:p>0,02037604572185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1</text:p>
          </table:table-cell>
          <table:table-cell office:value-type="float" office:value="305" calcext:value-type="float">
            <text:p>305</text:p>
          </table:table-cell>
          <table:table-cell office:value-type="float" office:value="6.65" calcext:value-type="float">
            <text:p>6,65</text:p>
          </table:table-cell>
          <table:table-cell table:number-columns-repeated="2"/>
          <table:table-cell table:formula="of:=([.M351] - MIN([.$M$2:.$M$502])) / (MAX([.$M$2:.$M$502]) - MIN([.$M$2:.$M$502]))" office:value-type="float" office:value="0.0202103868135509" calcext:value-type="float">
            <text:p>0,020210386813550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: sance</text:p>
          </table:table-cell>
          <table:table-cell office:value-type="string" calcext:value-type="string">
            <text:p>sanc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ce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92</text:p>
          </table:table-cell>
          <table:table-cell office:value-type="float" office:value="337" calcext:value-type="float">
            <text:p>337</text:p>
          </table:table-cell>
          <table:table-cell office:value-type="float" office:value="6.65" calcext:value-type="float">
            <text:p>6,65</text:p>
          </table:table-cell>
          <table:table-cell table:number-columns-repeated="2"/>
          <table:table-cell table:formula="of:=([.M352] - MIN([.$M$2:.$M$502])) / (MAX([.$M$2:.$M$502]) - MIN([.$M$2:.$M$502]))" office:value-type="float" office:value="0.0202103868135509" calcext:value-type="float">
            <text:p>0,020210386813550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méde</text:p>
          </table:table-cell>
          <table:table-cell office:value-type="string" calcext:value-type="string">
            <text:p>mé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d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9</text:p>
          </table:table-cell>
          <table:table-cell office:value-type="float" office:value="289" calcext:value-type="float">
            <text:p>289</text:p>
          </table:table-cell>
          <table:table-cell office:value-type="float" office:value="6.64" calcext:value-type="float">
            <text:p>6,64</text:p>
          </table:table-cell>
          <table:table-cell table:number-columns-repeated="2"/>
          <table:table-cell table:formula="of:=([.M353] - MIN([.$M$2:.$M$502])) / (MAX([.$M$2:.$M$502]) - MIN([.$M$2:.$M$502]))" office:value-type="float" office:value="0.020127557359397" calcext:value-type="float">
            <text:p>0,02012755735939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s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51</text:p>
          </table:table-cell>
          <table:table-cell office:value-type="float" office:value="176" calcext:value-type="float">
            <text:p>176</text:p>
          </table:table-cell>
          <table:table-cell office:value-type="float" office:value="6.62" calcext:value-type="float">
            <text:p>6,62</text:p>
          </table:table-cell>
          <table:table-cell table:number-columns-repeated="2"/>
          <table:table-cell table:formula="of:=([.M354] - MIN([.$M$2:.$M$502])) / (MAX([.$M$2:.$M$502]) - MIN([.$M$2:.$M$502]))" office:value-type="float" office:value="0.0199618984510892" calcext:value-type="float">
            <text:p>0,01996189845108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a: lésion cérébral</text:p>
          </table:table-cell>
          <table:table-cell office:value-type="string" calcext:value-type="string">
            <text:p>lésion céréb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ésion cérébrale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73</text:p>
          </table:table-cell>
          <table:table-cell office:value-type="float" office:value="305" calcext:value-type="float">
            <text:p>305</text:p>
          </table:table-cell>
          <table:table-cell office:value-type="float" office:value="6.62" calcext:value-type="float">
            <text:p>6,62</text:p>
          </table:table-cell>
          <table:table-cell table:number-columns-repeated="2"/>
          <table:table-cell table:formula="of:=([.M355] - MIN([.$M$2:.$M$502])) / (MAX([.$M$2:.$M$502]) - MIN([.$M$2:.$M$502]))" office:value-type="float" office:value="0.0199618984510892" calcext:value-type="float">
            <text:p>0,01996189845108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persistant</text:p>
          </table:table-cell>
          <table:table-cell office:value-type="string" calcext:value-type="string">
            <text:p>persist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stante</text:p>
          </table:table-cell>
          <table:table-cell office:value-type="string" calcext:value-type="string">
            <text:p>3.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67</text:p>
          </table:table-cell>
          <table:table-cell office:value-type="float" office:value="299" calcext:value-type="float">
            <text:p>299</text:p>
          </table:table-cell>
          <table:table-cell office:value-type="float" office:value="6.61" calcext:value-type="float">
            <text:p>6,61</text:p>
          </table:table-cell>
          <table:table-cell table:number-columns-repeated="2"/>
          <table:table-cell table:formula="of:=([.M356] - MIN([.$M$2:.$M$502])) / (MAX([.$M$2:.$M$502]) - MIN([.$M$2:.$M$502]))" office:value-type="float" office:value="0.0198790689969353" calcext:value-type="float">
            <text:p>0,01987906899693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: ovaire</text:p>
          </table:table-cell>
          <table:table-cell office:value-type="string" calcext:value-type="string">
            <text:p>ovai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air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float" office:value="6.59" calcext:value-type="float">
            <text:p>6,59</text:p>
          </table:table-cell>
          <table:table-cell table:number-columns-repeated="2"/>
          <table:table-cell table:formula="of:=([.M357] - MIN([.$M$2:.$M$502])) / (MAX([.$M$2:.$M$502]) - MIN([.$M$2:.$M$502]))" office:value-type="float" office:value="0.0197134100886275" calcext:value-type="float">
            <text:p>0,019713410088627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a: conception délirant</text:p>
          </table:table-cell>
          <table:table-cell office:value-type="string" calcext:value-type="string">
            <text:p>conception délira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ceptions délirantes</text:p>
          </table:table-cell>
          <table:table-cell office:value-type="string" calcext:value-type="string">
            <text:p>3.2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88</text:p>
          </table:table-cell>
          <table:table-cell office:value-type="float" office:value="302" calcext:value-type="float">
            <text:p>302</text:p>
          </table:table-cell>
          <table:table-cell office:value-type="float" office:value="6.58" calcext:value-type="float">
            <text:p>6,58</text:p>
          </table:table-cell>
          <table:table-cell table:number-columns-repeated="2"/>
          <table:table-cell table:formula="of:=([.M358] - MIN([.$M$2:.$M$502])) / (MAX([.$M$2:.$M$502]) - MIN([.$M$2:.$M$502]))" office:value-type="float" office:value="0.0196305806344736" calcext:value-type="float">
            <text:p>0,019630580634473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: soude</text:p>
          </table:table-cell>
          <table:table-cell office:value-type="string" calcext:value-type="string">
            <text:p>sou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d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12</text:p>
          </table:table-cell>
          <table:table-cell office:value-type="float" office:value="46" calcext:value-type="float">
            <text:p>46</text:p>
          </table:table-cell>
          <table:table-cell office:value-type="float" office:value="6.54" calcext:value-type="float">
            <text:p>6,54</text:p>
          </table:table-cell>
          <table:table-cell table:number-columns-repeated="2"/>
          <table:table-cell table:formula="of:=([.M359] - MIN([.$M$2:.$M$502])) / (MAX([.$M$2:.$M$502]) - MIN([.$M$2:.$M$502]))" office:value-type="float" office:value="0.019299262817858" calcext:value-type="float">
            <text:p>0,0192992628178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38</text:p>
          </table:table-cell>
          <table:table-cell office:value-type="float" office:value="117" calcext:value-type="float">
            <text:p>117</text:p>
          </table:table-cell>
          <table:table-cell office:value-type="float" office:value="6.51" calcext:value-type="float">
            <text:p>6,51</text:p>
          </table:table-cell>
          <table:table-cell table:number-columns-repeated="2"/>
          <table:table-cell table:formula="of:=([.M360] - MIN([.$M$2:.$M$502])) / (MAX([.$M$2:.$M$502]) - MIN([.$M$2:.$M$502]))" office:value-type="float" office:value="0.0190507744553963" calcext:value-type="float">
            <text:p>0,01905077445539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3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41</text:p>
          </table:table-cell>
          <table:table-cell office:value-type="float" office:value="169" calcext:value-type="float">
            <text:p>169</text:p>
          </table:table-cell>
          <table:table-cell office:value-type="float" office:value="6.49" calcext:value-type="float">
            <text:p>6,49</text:p>
          </table:table-cell>
          <table:table-cell table:number-columns-repeated="2"/>
          <table:table-cell table:formula="of:=([.M361] - MIN([.$M$2:.$M$502])) / (MAX([.$M$2:.$M$502]) - MIN([.$M$2:.$M$502]))" office:value-type="float" office:value="0.0188851155470885" calcext:value-type="float">
            <text:p>0,018885115547088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s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48</text:p>
          </table:table-cell>
          <table:table-cell office:value-type="float" office:value="200" calcext:value-type="float">
            <text:p>200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table:formula="of:=([.M362] - MIN([.$M$2:.$M$502])) / (MAX([.$M$2:.$M$502]) - MIN([.$M$2:.$M$502]))" office:value-type="float" office:value="0.0188022860929347" calcext:value-type="float">
            <text:p>0,018802286092934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: scléreux</text:p>
          </table:table-cell>
          <table:table-cell office:value-type="string" calcext:value-type="string">
            <text:p>sclér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léreux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9" calcext:value-type="float">
            <text:p>129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table:formula="of:=([.M363] - MIN([.$M$2:.$M$502])) / (MAX([.$M$2:.$M$502]) - MIN([.$M$2:.$M$502]))" office:value-type="float" office:value="0.0188022860929347" calcext:value-type="float">
            <text:p>0,018802286092934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3</text:p>
          </table:table-cell>
          <table:table-cell office:value-type="float" office:value="317" calcext:value-type="float">
            <text:p>317</text:p>
          </table:table-cell>
          <table:table-cell office:value-type="float" office:value="6.45" calcext:value-type="float">
            <text:p>6,45</text:p>
          </table:table-cell>
          <table:table-cell table:number-columns-repeated="2"/>
          <table:table-cell table:formula="of:=([.M364] - MIN([.$M$2:.$M$502])) / (MAX([.$M$2:.$M$502]) - MIN([.$M$2:.$M$502]))" office:value-type="float" office:value="0.018553797730473" calcext:value-type="float">
            <text:p>0,01855379773047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curable</text:p>
          </table:table-cell>
          <table:table-cell office:value-type="string" calcext:value-type="string">
            <text:p>cura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ables</text:p>
          </table:table-cell>
          <table:table-cell office:value-type="string" calcext:value-type="string">
            <text:p>3.2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float" office:value="6.45" calcext:value-type="float">
            <text:p>6,45</text:p>
          </table:table-cell>
          <table:table-cell table:number-columns-repeated="2"/>
          <table:table-cell table:formula="of:=([.M365] - MIN([.$M$2:.$M$502])) / (MAX([.$M$2:.$M$502]) - MIN([.$M$2:.$M$502]))" office:value-type="float" office:value="0.018553797730473" calcext:value-type="float">
            <text:p>0,01855379773047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: glycosurie</text:p>
          </table:table-cell>
          <table:table-cell office:value-type="string" calcext:value-type="string">
            <text:p>glycosur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cosurie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7</text:p>
          </table:table-cell>
          <table:table-cell office:value-type="float" office:value="197" calcext:value-type="float">
            <text:p>197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table:formula="of:=([.M366] - MIN([.$M$2:.$M$502])) / (MAX([.$M$2:.$M$502]) - MIN([.$M$2:.$M$502]))" office:value-type="float" office:value="0.0183881388221652" calcext:value-type="float">
            <text:p>0,018388138822165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68</text:p>
          </table:table-cell>
          <table:table-cell office:value-type="float" office:value="253" calcext:value-type="float">
            <text:p>253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table:formula="of:=([.M367] - MIN([.$M$2:.$M$502])) / (MAX([.$M$2:.$M$502]) - MIN([.$M$2:.$M$502]))" office:value-type="float" office:value="0.0183881388221652" calcext:value-type="float">
            <text:p>0,01838813882216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a: attaque hystérique</text:p>
          </table:table-cell>
          <table:table-cell office:value-type="string" calcext:value-type="string">
            <text:p>attaque hystériq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taque hystérique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92</text:p>
          </table:table-cell>
          <table:table-cell office:value-type="float" office:value="247" calcext:value-type="float">
            <text:p>247</text:p>
          </table:table-cell>
          <table:table-cell office:value-type="float" office:value="6.38" calcext:value-type="float">
            <text:p>6,38</text:p>
          </table:table-cell>
          <table:table-cell table:number-columns-repeated="2"/>
          <table:table-cell table:formula="of:=([.M368] - MIN([.$M$2:.$M$502])) / (MAX([.$M$2:.$M$502]) - MIN([.$M$2:.$M$502]))" office:value-type="float" office:value="0.0179739915513957" calcext:value-type="float">
            <text:p>0,01797399155139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3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.57</text:p>
          </table:table-cell>
          <table:table-cell office:value-type="float" office:value="224" calcext:value-type="float">
            <text:p>224</text:p>
          </table:table-cell>
          <table:table-cell office:value-type="float" office:value="6.35" calcext:value-type="float">
            <text:p>6,35</text:p>
          </table:table-cell>
          <table:table-cell table:number-columns-repeated="2"/>
          <table:table-cell table:formula="of:=([.M369] - MIN([.$M$2:.$M$502])) / (MAX([.$M$2:.$M$502]) - MIN([.$M$2:.$M$502]))" office:value-type="float" office:value="0.017725503188934" calcext:value-type="float">
            <text:p>0,0177255031889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55</text:p>
          </table:table-cell>
          <table:table-cell office:value-type="float" office:value="212" calcext:value-type="float">
            <text:p>212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370] - MIN([.$M$2:.$M$502])) / (MAX([.$M$2:.$M$502]) - MIN([.$M$2:.$M$502]))" office:value-type="float" office:value="0.0176426737347801" calcext:value-type="float">
            <text:p>0,01764267373478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: trouble moteur</text:p>
          </table:table-cell>
          <table:table-cell office:value-type="string" calcext:value-type="string">
            <text:p>trouble mot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oteurs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8</text:p>
          </table:table-cell>
          <table:table-cell office:value-type="float" office:value="303" calcext:value-type="float">
            <text:p>303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371] - MIN([.$M$2:.$M$502])) / (MAX([.$M$2:.$M$502]) - MIN([.$M$2:.$M$502]))" office:value-type="float" office:value="0.0176426737347801" calcext:value-type="float">
            <text:p>0,01764267373478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: emblée</text:p>
          </table:table-cell>
          <table:table-cell office:value-type="string" calcext:value-type="string">
            <text:p>emblé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mblée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.00</text:p>
          </table:table-cell>
          <table:table-cell office:value-type="float" office:value="425" calcext:value-type="float">
            <text:p>425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372] - MIN([.$M$2:.$M$502])) / (MAX([.$M$2:.$M$502]) - MIN([.$M$2:.$M$502]))" office:value-type="float" office:value="0.0176426737347801" calcext:value-type="float">
            <text:p>0,017642673734780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: sous-cutané</text:p>
          </table:table-cell>
          <table:table-cell office:value-type="string" calcext:value-type="string">
            <text:p>sous-cutan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-cutanées</text:p>
          </table:table-cell>
          <table:table-cell office:value-type="string" calcext:value-type="string">
            <text:p>3.3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21</text:p>
          </table:table-cell>
          <table:table-cell office:value-type="float" office:value="86" calcext:value-type="float">
            <text:p>86</text:p>
          </table:table-cell>
          <table:table-cell office:value-type="float" office:value="6.33" calcext:value-type="float">
            <text:p>6,33</text:p>
          </table:table-cell>
          <table:table-cell table:number-columns-repeated="2"/>
          <table:table-cell table:formula="of:=([.M373] - MIN([.$M$2:.$M$502])) / (MAX([.$M$2:.$M$502]) - MIN([.$M$2:.$M$502]))" office:value-type="float" office:value="0.0175598442806262" calcext:value-type="float">
            <text:p>0,017559844280626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tact</text:p>
          </table:table-cell>
          <table:table-cell office:value-type="string" calcext:value-type="string">
            <text:p>tac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ct</text:p>
          </table:table-cell>
          <table:table-cell office:value-type="string" calcext:value-type="string">
            <text:p>3.3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67</text:p>
          </table:table-cell>
          <table:table-cell office:value-type="float" office:value="259" calcext:value-type="float">
            <text:p>259</text:p>
          </table:table-cell>
          <table:table-cell office:value-type="float" office:value="6.33" calcext:value-type="float">
            <text:p>6,33</text:p>
          </table:table-cell>
          <table:table-cell table:number-columns-repeated="2"/>
          <table:table-cell table:formula="of:=([.M374] - MIN([.$M$2:.$M$502])) / (MAX([.$M$2:.$M$502]) - MIN([.$M$2:.$M$502]))" office:value-type="float" office:value="0.0175598442806262" calcext:value-type="float">
            <text:p>0,01755984428062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: conduit</text:p>
          </table:table-cell>
          <table:table-cell office:value-type="string" calcext:value-type="string">
            <text:p>condui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uits</text:p>
          </table:table-cell>
          <table:table-cell office:value-type="string" calcext:value-type="string">
            <text:p>3.2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0</text:p>
          </table:table-cell>
          <table:table-cell office:value-type="float" office:value="99" calcext:value-type="float">
            <text:p>99</text:p>
          </table:table-cell>
          <table:table-cell office:value-type="float" office:value="6.31" calcext:value-type="float">
            <text:p>6,31</text:p>
          </table:table-cell>
          <table:table-cell table:number-columns-repeated="2"/>
          <table:table-cell table:formula="of:=([.M375] - MIN([.$M$2:.$M$502])) / (MAX([.$M$2:.$M$502]) - MIN([.$M$2:.$M$502]))" office:value-type="float" office:value="0.0173941853723184" calcext:value-type="float">
            <text:p>0,017394185372318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phtisie</text:p>
          </table:table-cell>
          <table:table-cell office:value-type="string" calcext:value-type="string">
            <text:p>phtis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tis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34</text:p>
          </table:table-cell>
          <table:table-cell office:value-type="float" office:value="99" calcext:value-type="float">
            <text:p>99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376] - MIN([.$M$2:.$M$502])) / (MAX([.$M$2:.$M$502]) - MIN([.$M$2:.$M$502]))" office:value-type="float" office:value="0.0173113559181645" calcext:value-type="float">
            <text:p>0,017311355918164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logie</text:p>
          </table:table-cell>
          <table:table-cell office:value-type="string" calcext:value-type="string">
            <text:p>logi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i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3</text:p>
          </table:table-cell>
          <table:table-cell office:value-type="float" office:value="263" calcext:value-type="float">
            <text:p>263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377] - MIN([.$M$2:.$M$502])) / (MAX([.$M$2:.$M$502]) - MIN([.$M$2:.$M$502]))" office:value-type="float" office:value="0.0173113559181645" calcext:value-type="float">
            <text:p>0,01731135591816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dortoir</text:p>
          </table:table-cell>
          <table:table-cell office:value-type="string" calcext:value-type="string">
            <text:p>dortoi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toirs</text:p>
          </table:table-cell>
          <table:table-cell office:value-type="string" calcext:value-type="string">
            <text:p>3.29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84</text:p>
          </table:table-cell>
          <table:table-cell office:value-type="float" office:value="295" calcext:value-type="float">
            <text:p>295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378] - MIN([.$M$2:.$M$502])) / (MAX([.$M$2:.$M$502]) - MIN([.$M$2:.$M$502]))" office:value-type="float" office:value="0.0173113559181645" calcext:value-type="float">
            <text:p>0,017311355918164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: simultané</text:p>
          </table:table-cell>
          <table:table-cell office:value-type="string" calcext:value-type="string">
            <text:p>simultan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multanée</text:p>
          </table:table-cell>
          <table:table-cell office:value-type="string" calcext:value-type="string">
            <text:p>3.3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47</text:p>
          </table:table-cell>
          <table:table-cell office:value-type="float" office:value="187" calcext:value-type="float">
            <text:p>187</text:p>
          </table:table-cell>
          <table:table-cell office:value-type="float" office:value="6.29" calcext:value-type="float">
            <text:p>6,29</text:p>
          </table:table-cell>
          <table:table-cell table:number-columns-repeated="2"/>
          <table:table-cell table:formula="of:=([.M379] - MIN([.$M$2:.$M$502])) / (MAX([.$M$2:.$M$502]) - MIN([.$M$2:.$M$502]))" office:value-type="float" office:value="0.0172285264640106" calcext:value-type="float">
            <text:p>0,01722852646401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a: trouble nerveux</text:p>
          </table:table-cell>
          <table:table-cell office:value-type="string" calcext:value-type="string">
            <text:p>trouble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nerve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86</text:p>
          </table:table-cell>
          <table:table-cell office:value-type="float" office:value="331" calcext:value-type="float">
            <text:p>331</text:p>
          </table:table-cell>
          <table:table-cell office:value-type="float" office:value="6.24" calcext:value-type="float">
            <text:p>6,24</text:p>
          </table:table-cell>
          <table:table-cell table:number-columns-repeated="2"/>
          <table:table-cell table:formula="of:=([.M380] - MIN([.$M$2:.$M$502])) / (MAX([.$M$2:.$M$502]) - MIN([.$M$2:.$M$502]))" office:value-type="float" office:value="0.0168143791932411" calcext:value-type="float">
            <text:p>0,01681437919324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: fruste</text:p>
          </table:table-cell>
          <table:table-cell office:value-type="string" calcext:value-type="string">
            <text:p>frus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ustes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38</text:p>
          </table:table-cell>
          <table:table-cell office:value-type="float" office:value="140" calcext:value-type="float">
            <text:p>140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table:formula="of:=([.M381] - MIN([.$M$2:.$M$502])) / (MAX([.$M$2:.$M$502]) - MIN([.$M$2:.$M$502]))" office:value-type="float" office:value="0.0164830613766255" calcext:value-type="float">
            <text:p>0,01648306137662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: surmenage</text:p>
          </table:table-cell>
          <table:table-cell office:value-type="string" calcext:value-type="string">
            <text:p>surmena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menag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54</text:p>
          </table:table-cell>
          <table:table-cell office:value-type="float" office:value="173" calcext:value-type="float">
            <text:p>173</text:p>
          </table:table-cell>
          <table:table-cell office:value-type="float" office:value="6.17" calcext:value-type="float">
            <text:p>6,17</text:p>
          </table:table-cell>
          <table:table-cell table:number-columns-repeated="2"/>
          <table:table-cell table:formula="of:=([.M382] - MIN([.$M$2:.$M$502])) / (MAX([.$M$2:.$M$502]) - MIN([.$M$2:.$M$502]))" office:value-type="float" office:value="0.0162345730141638" calcext:value-type="float">
            <text:p>0,016234573014163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a: asile clinique</text:p>
          </table:table-cell>
          <table:table-cell office:value-type="string" calcext:value-type="string">
            <text:p>asile cliniq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cliniqu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98</text:p>
          </table:table-cell>
          <table:table-cell office:value-type="float" office:value="265" calcext:value-type="float">
            <text:p>265</text:p>
          </table:table-cell>
          <table:table-cell office:value-type="float" office:value="6.16" calcext:value-type="float">
            <text:p>6,16</text:p>
          </table:table-cell>
          <table:table-cell table:number-columns-repeated="2"/>
          <table:table-cell table:formula="of:=([.M383] - MIN([.$M$2:.$M$502])) / (MAX([.$M$2:.$M$502]) - MIN([.$M$2:.$M$502]))" office:value-type="float" office:value="0.0161517435600099" calcext:value-type="float">
            <text:p>0,01615174356000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rectum</text:p>
          </table:table-cell>
          <table:table-cell office:value-type="string" calcext:value-type="string">
            <text:p>rect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5</text:p>
          </table:table-cell>
          <table:table-cell office:value-type="float" office:value="273" calcext:value-type="float">
            <text:p>273</text:p>
          </table:table-cell>
          <table:table-cell office:value-type="float" office:value="6.15" calcext:value-type="float">
            <text:p>6,15</text:p>
          </table:table-cell>
          <table:table-cell table:number-columns-repeated="2"/>
          <table:table-cell table:formula="of:=([.M384] - MIN([.$M$2:.$M$502])) / (MAX([.$M$2:.$M$502]) - MIN([.$M$2:.$M$502]))" office:value-type="float" office:value="0.016068914105856" calcext:value-type="float">
            <text:p>0,0160689141058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3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66</text:p>
          </table:table-cell>
          <table:table-cell office:value-type="float" office:value="252" calcext:value-type="float">
            <text:p>252</text:p>
          </table:table-cell>
          <table:table-cell office:value-type="float" office:value="6.13" calcext:value-type="float">
            <text:p>6,13</text:p>
          </table:table-cell>
          <table:table-cell table:number-columns-repeated="2"/>
          <table:table-cell table:formula="of:=([.M385] - MIN([.$M$2:.$M$502])) / (MAX([.$M$2:.$M$502]) - MIN([.$M$2:.$M$502]))" office:value-type="float" office:value="0.0159032551975482" calcext:value-type="float">
            <text:p>0,01590325519754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pn: cas de folie</text:p>
          </table:table-cell>
          <table:table-cell office:value-type="string" calcext:value-type="string">
            <text:p>cas de fol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foli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2</text:p>
          </table:table-cell>
          <table:table-cell office:value-type="float" office:value="188" calcext:value-type="float">
            <text:p>188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table:formula="of:=([.M386] - MIN([.$M$2:.$M$502])) / (MAX([.$M$2:.$M$502]) - MIN([.$M$2:.$M$502]))" office:value-type="float" office:value="0.0156547668350866" calcext:value-type="float">
            <text:p>0,015654766835086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3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61</text:p>
          </table:table-cell>
          <table:table-cell office:value-type="float" office:value="238" calcext:value-type="float">
            <text:p>238</text:p>
          </table:table-cell>
          <table:table-cell office:value-type="float" office:value="6.09" calcext:value-type="float">
            <text:p>6,09</text:p>
          </table:table-cell>
          <table:table-cell table:number-columns-repeated="2"/>
          <table:table-cell table:formula="of:=([.M387] - MIN([.$M$2:.$M$502])) / (MAX([.$M$2:.$M$502]) - MIN([.$M$2:.$M$502]))" office:value-type="float" office:value="0.0155719373809327" calcext:value-type="float">
            <text:p>0,01557193738093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: alié</text:p>
          </table:table-cell>
          <table:table-cell office:value-type="string" calcext:value-type="string">
            <text:p>alié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</text:p>
          </table:table-cell>
          <table:table-cell office:value-type="string" calcext:value-type="string">
            <text:p>3.2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72</text:p>
          </table:table-cell>
          <table:table-cell office:value-type="float" office:value="228" calcext:value-type="float">
            <text:p>228</text:p>
          </table:table-cell>
          <table:table-cell office:value-type="float" office:value="6.08" calcext:value-type="float">
            <text:p>6,08</text:p>
          </table:table-cell>
          <table:table-cell table:number-columns-repeated="2"/>
          <table:table-cell table:formula="of:=([.M388] - MIN([.$M$2:.$M$502])) / (MAX([.$M$2:.$M$502]) - MIN([.$M$2:.$M$502]))" office:value-type="float" office:value="0.0154891079267788" calcext:value-type="float">
            <text:p>0,01548910792677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: in-8</text:p>
          </table:table-cell>
          <table:table-cell office:value-type="string" calcext:value-type="string">
            <text:p>in-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-8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1</text:p>
          </table:table-cell>
          <table:table-cell office:value-type="float" office:value="248" calcext:value-type="float">
            <text:p>248</text:p>
          </table:table-cell>
          <table:table-cell office:value-type="float" office:value="6.07" calcext:value-type="float">
            <text:p>6,07</text:p>
          </table:table-cell>
          <table:table-cell table:number-columns-repeated="2"/>
          <table:table-cell table:formula="of:=([.M389] - MIN([.$M$2:.$M$502])) / (MAX([.$M$2:.$M$502]) - MIN([.$M$2:.$M$502]))" office:value-type="float" office:value="0.0154062784726249" calcext:value-type="float">
            <text:p>0,015406278472624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29</text:p>
          </table:table-cell>
          <table:table-cell office:value-type="float" office:value="92" calcext:value-type="float">
            <text:p>92</text:p>
          </table:table-cell>
          <table:table-cell office:value-type="float" office:value="6.06" calcext:value-type="float">
            <text:p>6,06</text:p>
          </table:table-cell>
          <table:table-cell table:number-columns-repeated="2"/>
          <table:table-cell table:formula="of:=([.M390] - MIN([.$M$2:.$M$502])) / (MAX([.$M$2:.$M$502]) - MIN([.$M$2:.$M$502]))" office:value-type="float" office:value="0.015323449018471" calcext:value-type="float">
            <text:p>0,01532344901847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4</text:p>
          </table:table-cell>
          <table:table-cell office:value-type="float" office:value="285" calcext:value-type="float">
            <text:p>285</text:p>
          </table:table-cell>
          <table:table-cell office:value-type="float" office:value="6.05" calcext:value-type="float">
            <text:p>6,05</text:p>
          </table:table-cell>
          <table:table-cell table:number-columns-repeated="2"/>
          <table:table-cell table:formula="of:=([.M391] - MIN([.$M$2:.$M$502])) / (MAX([.$M$2:.$M$502]) - MIN([.$M$2:.$M$502]))" office:value-type="float" office:value="0.0152406195643171" calcext:value-type="float">
            <text:p>0,01524061956431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: vation</text:p>
          </table:table-cell>
          <table:table-cell office:value-type="string" calcext:value-type="string">
            <text:p>v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ion</text:p>
          </table:table-cell>
          <table:table-cell office:value-type="string" calcext:value-type="string">
            <text:p>3.2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84</text:p>
          </table:table-cell>
          <table:table-cell office:value-type="float" office:value="284" calcext:value-type="float">
            <text:p>284</text:p>
          </table:table-cell>
          <table:table-cell office:value-type="float" office:value="6.05" calcext:value-type="float">
            <text:p>6,05</text:p>
          </table:table-cell>
          <table:table-cell table:number-columns-repeated="2"/>
          <table:table-cell table:formula="of:=([.M392] - MIN([.$M$2:.$M$502])) / (MAX([.$M$2:.$M$502]) - MIN([.$M$2:.$M$502]))" office:value-type="float" office:value="0.0152406195643171" calcext:value-type="float">
            <text:p>0,015240619564317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: tain</text:p>
          </table:table-cell>
          <table:table-cell office:value-type="string" calcext:value-type="string">
            <text:p>ta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ins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42</text:p>
          </table:table-cell>
          <table:table-cell office:value-type="float" office:value="142" calcext:value-type="float">
            <text:p>142</text:p>
          </table:table-cell>
          <table:table-cell office:value-type="float" office:value="6.04" calcext:value-type="float">
            <text:p>6,04</text:p>
          </table:table-cell>
          <table:table-cell table:number-columns-repeated="2"/>
          <table:table-cell table:formula="of:=([.M393] - MIN([.$M$2:.$M$502])) / (MAX([.$M$2:.$M$502]) - MIN([.$M$2:.$M$502]))" office:value-type="float" office:value="0.0151577901101632" calcext:value-type="float">
            <text:p>0,01515779011016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tère</text:p>
          </table:table-cell>
          <table:table-cell office:value-type="string" calcext:value-type="string">
            <text:p>tè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ère</text:p>
          </table:table-cell>
          <table:table-cell office:value-type="string" calcext:value-type="string">
            <text:p>3.2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70</text:p>
          </table:table-cell>
          <table:table-cell office:value-type="float" office:value="245" calcext:value-type="float">
            <text:p>245</text:p>
          </table:table-cell>
          <table:table-cell office:value-type="float" office:value="6.03" calcext:value-type="float">
            <text:p>6,03</text:p>
          </table:table-cell>
          <table:table-cell table:number-columns-repeated="2"/>
          <table:table-cell table:formula="of:=([.M394] - MIN([.$M$2:.$M$502])) / (MAX([.$M$2:.$M$502]) - MIN([.$M$2:.$M$502]))" office:value-type="float" office:value="0.0150749606560093" calcext:value-type="float">
            <text:p>0,01507496065600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tive</text:p>
          </table:table-cell>
          <table:table-cell office:value-type="string" calcext:value-type="string">
            <text:p>t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v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.00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M395] - MIN([.$M$2:.$M$502])) / (MAX([.$M$2:.$M$502]) - MIN([.$M$2:.$M$502]))" office:value-type="float" office:value="0.0148264722935476" calcext:value-type="float">
            <text:p>0,014826472293547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mala</text:p>
          </table:table-cell>
          <table:table-cell office:value-type="string" calcext:value-type="string">
            <text:p>ma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3.2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.91</text:p>
          </table:table-cell>
          <table:table-cell office:value-type="float" office:value="302" calcext:value-type="float">
            <text:p>302</text:p>
          </table:table-cell>
          <table:table-cell office:value-type="float" office:value="5.95" calcext:value-type="float">
            <text:p>5,95</text:p>
          </table:table-cell>
          <table:table-cell table:number-columns-repeated="2"/>
          <table:table-cell table:formula="of:=([.M396] - MIN([.$M$2:.$M$502])) / (MAX([.$M$2:.$M$502]) - MIN([.$M$2:.$M$502]))" office:value-type="float" office:value="0.0144123250227781" calcext:value-type="float">
            <text:p>0,01441232502277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: richer</text:p>
          </table:table-cell>
          <table:table-cell office:value-type="string" calcext:value-type="string">
            <text:p>ric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er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9</text:p>
          </table:table-cell>
          <table:table-cell office:value-type="float" office:value="271" calcext:value-type="float">
            <text:p>271</text:p>
          </table:table-cell>
          <table:table-cell office:value-type="float" office:value="5.93" calcext:value-type="float">
            <text:p>5,93</text:p>
          </table:table-cell>
          <table:table-cell table:number-columns-repeated="2"/>
          <table:table-cell table:formula="of:=([.M397] - MIN([.$M$2:.$M$502])) / (MAX([.$M$2:.$M$502]) - MIN([.$M$2:.$M$502]))" office:value-type="float" office:value="0.0142466661144703" calcext:value-type="float">
            <text:p>0,014246666114470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84</text:p>
          </table:table-cell>
          <table:table-cell office:value-type="float" office:value="254" calcext:value-type="float">
            <text:p>254</text:p>
          </table:table-cell>
          <table:table-cell office:value-type="float" office:value="5.92" calcext:value-type="float">
            <text:p>5,92</text:p>
          </table:table-cell>
          <table:table-cell table:number-columns-repeated="2"/>
          <table:table-cell table:formula="of:=([.M398] - MIN([.$M$2:.$M$502])) / (MAX([.$M$2:.$M$502]) - MIN([.$M$2:.$M$502]))" office:value-type="float" office:value="0.0141638366603164" calcext:value-type="float">
            <text:p>0,014163836660316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: contagion</text:p>
          </table:table-cell>
          <table:table-cell office:value-type="string" calcext:value-type="string">
            <text:p>contagi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1</text:p>
          </table:table-cell>
          <table:table-cell office:value-type="float" office:value="118" calcext:value-type="float">
            <text:p>118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table:formula="of:=([.M399] - MIN([.$M$2:.$M$502])) / (MAX([.$M$2:.$M$502]) - MIN([.$M$2:.$M$502]))" office:value-type="float" office:value="0.0139981777520086" calcext:value-type="float">
            <text:p>0,01399817775200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: asile spécial</text:p>
          </table:table-cell>
          <table:table-cell office:value-type="string" calcext:value-type="string">
            <text:p>asile spéc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spécial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89</text:p>
          </table:table-cell>
          <table:table-cell office:value-type="float" office:value="236" calcext:value-type="float">
            <text:p>236</text:p>
          </table:table-cell>
          <table:table-cell office:value-type="float" office:value="5.89" calcext:value-type="float">
            <text:p>5,89</text:p>
          </table:table-cell>
          <table:table-cell table:number-columns-repeated="2"/>
          <table:table-cell table:formula="of:=([.M400] - MIN([.$M$2:.$M$502])) / (MAX([.$M$2:.$M$502]) - MIN([.$M$2:.$M$502]))" office:value-type="float" office:value="0.0139153482978547" calcext:value-type="float">
            <text:p>0,01391534829785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dyspnée</text:p>
          </table:table-cell>
          <table:table-cell office:value-type="string" calcext:value-type="string">
            <text:p>dyspné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spné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float" office:value="5.89" calcext:value-type="float">
            <text:p>5,89</text:p>
          </table:table-cell>
          <table:table-cell table:number-columns-repeated="2"/>
          <table:table-cell table:formula="of:=([.M401] - MIN([.$M$2:.$M$502])) / (MAX([.$M$2:.$M$502]) - MIN([.$M$2:.$M$502]))" office:value-type="float" office:value="0.0139153482978547" calcext:value-type="float">
            <text:p>0,013915348297854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pn: heure du soir</text:p>
          </table:table-cell>
          <table:table-cell office:value-type="string" calcext:value-type="string">
            <text:p>heure du soi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heures du soir</text:p>
          </table:table-cell>
          <table:table-cell office:value-type="string" calcext:value-type="string">
            <text:p>3.3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99</text:p>
          </table:table-cell>
          <table:table-cell office:value-type="float" office:value="365" calcext:value-type="float">
            <text:p>365</text:p>
          </table:table-cell>
          <table:table-cell office:value-type="float" office:value="5.86" calcext:value-type="float">
            <text:p>5,86</text:p>
          </table:table-cell>
          <table:table-cell table:number-columns-repeated="2"/>
          <table:table-cell table:formula="of:=([.M402] - MIN([.$M$2:.$M$502])) / (MAX([.$M$2:.$M$502]) - MIN([.$M$2:.$M$502]))" office:value-type="float" office:value="0.013666859935393" calcext:value-type="float">
            <text:p>0,01366685993539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: antécédent personnel</text:p>
          </table:table-cell>
          <table:table-cell office:value-type="string" calcext:value-type="string">
            <text:p>antécédent perso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personnels</text:p>
          </table:table-cell>
          <table:table-cell office:value-type="string" calcext:value-type="string">
            <text:p>3.2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.92</text:p>
          </table:table-cell>
          <table:table-cell office:value-type="float" office:value="269" calcext:value-type="float">
            <text:p>269</text:p>
          </table:table-cell>
          <table:table-cell office:value-type="float" office:value="5.86" calcext:value-type="float">
            <text:p>5,86</text:p>
          </table:table-cell>
          <table:table-cell table:number-columns-repeated="2"/>
          <table:table-cell table:formula="of:=([.M403] - MIN([.$M$2:.$M$502])) / (MAX([.$M$2:.$M$502]) - MIN([.$M$2:.$M$502]))" office:value-type="float" office:value="0.013666859935393" calcext:value-type="float">
            <text:p>0,0136668599353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: deny</text:p>
          </table:table-cell>
          <table:table-cell office:value-type="string" calcext:value-type="string">
            <text:p>den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00</text:p>
          </table:table-cell>
          <table:table-cell office:value-type="float" office:value="263" calcext:value-type="float">
            <text:p>263</text:p>
          </table:table-cell>
          <table:table-cell office:value-type="float" office:value="5.84" calcext:value-type="float">
            <text:p>5,84</text:p>
          </table:table-cell>
          <table:table-cell table:number-columns-repeated="2"/>
          <table:table-cell table:formula="of:=([.M404] - MIN([.$M$2:.$M$502])) / (MAX([.$M$2:.$M$502]) - MIN([.$M$2:.$M$502]))" office:value-type="float" office:value="0.0135012010270852" calcext:value-type="float">
            <text:p>0,01350120102708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: miction</text:p>
          </table:table-cell>
          <table:table-cell office:value-type="string" calcext:value-type="string">
            <text:p>mi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tion</text:p>
          </table:table-cell>
          <table:table-cell office:value-type="string" calcext:value-type="string">
            <text:p>3.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46</text:p>
          </table:table-cell>
          <table:table-cell office:value-type="float" office:value="163" calcext:value-type="float">
            <text:p>163</text:p>
          </table:table-cell>
          <table:table-cell office:value-type="float" office:value="5.82" calcext:value-type="float">
            <text:p>5,82</text:p>
          </table:table-cell>
          <table:table-cell table:number-columns-repeated="2"/>
          <table:table-cell table:formula="of:=([.M405] - MIN([.$M$2:.$M$502])) / (MAX([.$M$2:.$M$502]) - MIN([.$M$2:.$M$502]))" office:value-type="float" office:value="0.0133355421187774" calcext:value-type="float">
            <text:p>0,013335542118777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: rieures</text:p>
          </table:table-cell>
          <table:table-cell office:value-type="string" calcext:value-type="string">
            <text:p>rieur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eure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89</text:p>
          </table:table-cell>
          <table:table-cell office:value-type="float" office:value="295" calcext:value-type="float">
            <text:p>295</text:p>
          </table:table-cell>
          <table:table-cell office:value-type="float" office:value="5.82" calcext:value-type="float">
            <text:p>5,82</text:p>
          </table:table-cell>
          <table:table-cell table:number-columns-repeated="2"/>
          <table:table-cell table:formula="of:=([.M406] - MIN([.$M$2:.$M$502])) / (MAX([.$M$2:.$M$502]) - MIN([.$M$2:.$M$502]))" office:value-type="float" office:value="0.0133355421187774" calcext:value-type="float">
            <text:p>0,013335542118777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a: médecine mental</text:p>
          </table:table-cell>
          <table:table-cell office:value-type="string" calcext:value-type="string">
            <text:p>médecine ment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édecine mental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49</text:p>
          </table:table-cell>
          <table:table-cell office:value-type="float" office:value="148" calcext:value-type="float">
            <text:p>148</text:p>
          </table:table-cell>
          <table:table-cell office:value-type="float" office:value="5.81" calcext:value-type="float">
            <text:p>5,81</text:p>
          </table:table-cell>
          <table:table-cell table:number-columns-repeated="2"/>
          <table:table-cell table:formula="of:=([.M407] - MIN([.$M$2:.$M$502])) / (MAX([.$M$2:.$M$502]) - MIN([.$M$2:.$M$502]))" office:value-type="float" office:value="0.0132527126646235" calcext:value-type="float">
            <text:p>0,013252712664623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london</text:p>
          </table:table-cell>
          <table:table-cell office:value-type="string" calcext:value-type="string">
            <text:p>lond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97</text:p>
          </table:table-cell>
          <table:table-cell office:value-type="float" office:value="292" calcext:value-type="float">
            <text:p>292</text:p>
          </table:table-cell>
          <table:table-cell office:value-type="float" office:value="5.81" calcext:value-type="float">
            <text:p>5,81</text:p>
          </table:table-cell>
          <table:table-cell table:number-columns-repeated="2"/>
          <table:table-cell table:formula="of:=([.M408] - MIN([.$M$2:.$M$502])) / (MAX([.$M$2:.$M$502]) - MIN([.$M$2:.$M$502]))" office:value-type="float" office:value="0.0132527126646235" calcext:value-type="float">
            <text:p>0,01325271266462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2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52</text:p>
          </table:table-cell>
          <table:table-cell office:value-type="float" office:value="182" calcext:value-type="float">
            <text:p>1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table:formula="of:=([.M409] - MIN([.$M$2:.$M$502])) / (MAX([.$M$2:.$M$502]) - MIN([.$M$2:.$M$502]))" office:value-type="float" office:value="0.0131698832104696" calcext:value-type="float">
            <text:p>0,013169883210469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: laires</text:p>
          </table:table-cell>
          <table:table-cell office:value-type="string" calcext:value-type="string">
            <text:p>lair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s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00</text:p>
          </table:table-cell>
          <table:table-cell office:value-type="float" office:value="301" calcext:value-type="float">
            <text:p>301</text:p>
          </table:table-cell>
          <table:table-cell office:value-type="float" office:value="5.79" calcext:value-type="float">
            <text:p>5,79</text:p>
          </table:table-cell>
          <table:table-cell table:number-columns-repeated="2"/>
          <table:table-cell table:formula="of:=([.M410] - MIN([.$M$2:.$M$502])) / (MAX([.$M$2:.$M$502]) - MIN([.$M$2:.$M$502]))" office:value-type="float" office:value="0.0130870537563157" calcext:value-type="float">
            <text:p>0,013087053756315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2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76</text:p>
          </table:table-cell>
          <table:table-cell office:value-type="float" office:value="261" calcext:value-type="float">
            <text:p>261</text:p>
          </table:table-cell>
          <table:table-cell office:value-type="float" office:value="5.75" calcext:value-type="float">
            <text:p>5,75</text:p>
          </table:table-cell>
          <table:table-cell table:number-columns-repeated="2"/>
          <table:table-cell table:formula="of:=([.M411] - MIN([.$M$2:.$M$502])) / (MAX([.$M$2:.$M$502]) - MIN([.$M$2:.$M$502]))" office:value-type="float" office:value="0.0127557359397002" calcext:value-type="float">
            <text:p>0,01275573593970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: amaurose</text:p>
          </table:table-cell>
          <table:table-cell office:value-type="string" calcext:value-type="string">
            <text:p>amauros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auro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44</text:p>
          </table:table-cell>
          <table:table-cell office:value-type="float" office:value="138" calcext:value-type="float">
            <text:p>138</text:p>
          </table:table-cell>
          <table:table-cell office:value-type="float" office:value="5.73" calcext:value-type="float">
            <text:p>5,73</text:p>
          </table:table-cell>
          <table:table-cell table:number-columns-repeated="2"/>
          <table:table-cell table:formula="of:=([.M412] - MIN([.$M$2:.$M$502])) / (MAX([.$M$2:.$M$502]) - MIN([.$M$2:.$M$502]))" office:value-type="float" office:value="0.0125900770313924" calcext:value-type="float">
            <text:p>0,01259007703139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64</text:p>
          </table:table-cell>
          <table:table-cell office:value-type="float" office:value="211" calcext:value-type="float">
            <text:p>211</text:p>
          </table:table-cell>
          <table:table-cell office:value-type="float" office:value="5.71" calcext:value-type="float">
            <text:p>5,71</text:p>
          </table:table-cell>
          <table:table-cell table:number-columns-repeated="2"/>
          <table:table-cell table:formula="of:=([.M413] - MIN([.$M$2:.$M$502])) / (MAX([.$M$2:.$M$502]) - MIN([.$M$2:.$M$502]))" office:value-type="float" office:value="0.0124244181230846" calcext:value-type="float">
            <text:p>0,01242441812308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: gâtisme</text:p>
          </table:table-cell>
          <table:table-cell office:value-type="string" calcext:value-type="string">
            <text:p>gâtis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âtism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table:formula="of:=([.M414] - MIN([.$M$2:.$M$502])) / (MAX([.$M$2:.$M$502]) - MIN([.$M$2:.$M$502]))" office:value-type="float" office:value="0.0123415886689307" calcext:value-type="float">
            <text:p>0,012341588668930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: chloral</text:p>
          </table:table-cell>
          <table:table-cell office:value-type="string" calcext:value-type="string">
            <text:p>chlor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loral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70</text:p>
          </table:table-cell>
          <table:table-cell office:value-type="float" office:value="212" calcext:value-type="float">
            <text:p>212</text:p>
          </table:table-cell>
          <table:table-cell office:value-type="float" office:value="5.68" calcext:value-type="float">
            <text:p>5,68</text:p>
          </table:table-cell>
          <table:table-cell table:number-columns-repeated="2"/>
          <table:table-cell table:formula="of:=([.M415] - MIN([.$M$2:.$M$502])) / (MAX([.$M$2:.$M$502]) - MIN([.$M$2:.$M$502]))" office:value-type="float" office:value="0.0121759297606229" calcext:value-type="float">
            <text:p>0,01217592976062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: lades</text:p>
          </table:table-cell>
          <table:table-cell office:value-type="string" calcext:value-type="string">
            <text:p>lad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s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96</text:p>
          </table:table-cell>
          <table:table-cell office:value-type="float" office:value="295" calcext:value-type="float">
            <text:p>295</text:p>
          </table:table-cell>
          <table:table-cell office:value-type="float" office:value="5.67" calcext:value-type="float">
            <text:p>5,67</text:p>
          </table:table-cell>
          <table:table-cell table:number-columns-repeated="2"/>
          <table:table-cell table:formula="of:=([.M416] - MIN([.$M$2:.$M$502])) / (MAX([.$M$2:.$M$502]) - MIN([.$M$2:.$M$502]))" office:value-type="float" office:value="0.012093100306469" calcext:value-type="float">
            <text:p>0,01209310030646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: fonc</text:p>
          </table:table-cell>
          <table:table-cell office:value-type="string" calcext:value-type="string">
            <text:p>fon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nc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1</text:p>
          </table:table-cell>
          <table:table-cell office:value-type="float" office:value="272" calcext:value-type="float">
            <text:p>272</text:p>
          </table:table-cell>
          <table:table-cell office:value-type="float" office:value="5.66" calcext:value-type="float">
            <text:p>5,66</text:p>
          </table:table-cell>
          <table:table-cell table:number-columns-repeated="2"/>
          <table:table-cell table:formula="of:=([.M417] - MIN([.$M$2:.$M$502])) / (MAX([.$M$2:.$M$502]) - MIN([.$M$2:.$M$502]))" office:value-type="float" office:value="0.0120102708523151" calcext:value-type="float">
            <text:p>0,01201027085231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marandon</text:p>
          </table:table-cell>
          <table:table-cell office:value-type="string" calcext:value-type="string">
            <text:p>marand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andon</text:p>
          </table:table-cell>
          <table:table-cell office:value-type="string" calcext:value-type="string">
            <text:p>3.1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45</text:p>
          </table:table-cell>
          <table:table-cell office:value-type="float" office:value="118" calcext:value-type="float">
            <text:p>118</text:p>
          </table:table-cell>
          <table:table-cell office:value-type="float" office:value="5.65" calcext:value-type="float">
            <text:p>5,65</text:p>
          </table:table-cell>
          <table:table-cell table:number-columns-repeated="2"/>
          <table:table-cell table:formula="of:=([.M418] - MIN([.$M$2:.$M$502])) / (MAX([.$M$2:.$M$502]) - MIN([.$M$2:.$M$502]))" office:value-type="float" office:value="0.0119274413981612" calcext:value-type="float">
            <text:p>0,011927441398161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: nant</text:p>
          </table:table-cell>
          <table:table-cell office:value-type="string" calcext:value-type="string">
            <text:p>n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t</text:p>
          </table:table-cell>
          <table:table-cell office:value-type="string" calcext:value-type="string">
            <text:p>3.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90</text:p>
          </table:table-cell>
          <table:table-cell office:value-type="float" office:value="294" calcext:value-type="float">
            <text:p>294</text:p>
          </table:table-cell>
          <table:table-cell office:value-type="float" office:value="5.64" calcext:value-type="float">
            <text:p>5,64</text:p>
          </table:table-cell>
          <table:table-cell table:number-columns-repeated="2"/>
          <table:table-cell table:formula="of:=([.M419] - MIN([.$M$2:.$M$502])) / (MAX([.$M$2:.$M$502]) - MIN([.$M$2:.$M$502]))" office:value-type="float" office:value="0.0118446119440073" calcext:value-type="float">
            <text:p>0,01184461194400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se</text:p>
          </table:table-cell>
          <table:table-cell office:value-type="string" calcext:value-type="string">
            <text:p>3.3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54</text:p>
          </table:table-cell>
          <table:table-cell office:value-type="float" office:value="202" calcext:value-type="float">
            <text:p>202</text:p>
          </table:table-cell>
          <table:table-cell office:value-type="float" office:value="5.62" calcext:value-type="float">
            <text:p>5,62</text:p>
          </table:table-cell>
          <table:table-cell table:number-columns-repeated="2"/>
          <table:table-cell table:formula="of:=([.M420] - MIN([.$M$2:.$M$502])) / (MAX([.$M$2:.$M$502]) - MIN([.$M$2:.$M$502]))" office:value-type="float" office:value="0.0116789530356995" calcext:value-type="float">
            <text:p>0,011678953035699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1</text:p>
          </table:table-cell>
          <table:table-cell office:value-type="float" office:value="259" calcext:value-type="float">
            <text:p>259</text:p>
          </table:table-cell>
          <table:table-cell office:value-type="float" office:value="5.62" calcext:value-type="float">
            <text:p>5,62</text:p>
          </table:table-cell>
          <table:table-cell table:number-columns-repeated="2"/>
          <table:table-cell table:formula="of:=([.M421] - MIN([.$M$2:.$M$502])) / (MAX([.$M$2:.$M$502]) - MIN([.$M$2:.$M$502]))" office:value-type="float" office:value="0.0116789530356995" calcext:value-type="float">
            <text:p>0,01167895303569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40</text:p>
          </table:table-cell>
          <table:table-cell office:value-type="float" office:value="133" calcext:value-type="float">
            <text:p>133</text:p>
          </table:table-cell>
          <table:table-cell office:value-type="float" office:value="5.61" calcext:value-type="float">
            <text:p>5,61</text:p>
          </table:table-cell>
          <table:table-cell table:number-columns-repeated="2"/>
          <table:table-cell table:formula="of:=([.M422] - MIN([.$M$2:.$M$502])) / (MAX([.$M$2:.$M$502]) - MIN([.$M$2:.$M$502]))" office:value-type="float" office:value="0.0115961235815456" calcext:value-type="float">
            <text:p>0,011596123581545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table:formula="of:=([.M423] - MIN([.$M$2:.$M$502])) / (MAX([.$M$2:.$M$502]) - MIN([.$M$2:.$M$502]))" office:value-type="float" office:value="0.0115132941273917" calcext:value-type="float">
            <text:p>0,01151329412739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: romberg</text:p>
          </table:table-cell>
          <table:table-cell office:value-type="string" calcext:value-type="string">
            <text:p>romber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mberg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5.59" calcext:value-type="float">
            <text:p>5,59</text:p>
          </table:table-cell>
          <table:table-cell table:number-columns-repeated="2"/>
          <table:table-cell table:formula="of:=([.M424] - MIN([.$M$2:.$M$502])) / (MAX([.$M$2:.$M$502]) - MIN([.$M$2:.$M$502]))" office:value-type="float" office:value="0.0114304646732378" calcext:value-type="float">
            <text:p>0,01143046467323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2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48</text:p>
          </table:table-cell>
          <table:table-cell office:value-type="float" office:value="155" calcext:value-type="float">
            <text:p>155</text:p>
          </table:table-cell>
          <table:table-cell office:value-type="float" office:value="5.57" calcext:value-type="float">
            <text:p>5,57</text:p>
          </table:table-cell>
          <table:table-cell table:number-columns-repeated="2"/>
          <table:table-cell table:formula="of:=([.M425] - MIN([.$M$2:.$M$502])) / (MAX([.$M$2:.$M$502]) - MIN([.$M$2:.$M$502]))" office:value-type="float" office:value="0.01126480576493" calcext:value-type="float">
            <text:p>0,0112648057649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</text:p>
          </table:table-cell>
          <table:table-cell office:value-type="float" office:value="292" calcext:value-type="float">
            <text:p>292</text:p>
          </table:table-cell>
          <table:table-cell office:value-type="float" office:value="5.55" calcext:value-type="float">
            <text:p>5,55</text:p>
          </table:table-cell>
          <table:table-cell table:number-columns-repeated="2"/>
          <table:table-cell table:formula="of:=([.M426] - MIN([.$M$2:.$M$502])) / (MAX([.$M$2:.$M$502]) - MIN([.$M$2:.$M$502]))" office:value-type="float" office:value="0.0110991468566222" calcext:value-type="float">
            <text:p>0,01109914685662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30</text:p>
          </table:table-cell>
          <table:table-cell office:value-type="float" office:value="92" calcext:value-type="float">
            <text:p>92</text:p>
          </table:table-cell>
          <table:table-cell office:value-type="float" office:value="5.55" calcext:value-type="float">
            <text:p>5,55</text:p>
          </table:table-cell>
          <table:table-cell table:number-columns-repeated="2"/>
          <table:table-cell table:formula="of:=([.M427] - MIN([.$M$2:.$M$502])) / (MAX([.$M$2:.$M$502]) - MIN([.$M$2:.$M$502]))" office:value-type="float" office:value="0.0110991468566222" calcext:value-type="float">
            <text:p>0,01109914685662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: muqueux</text:p>
          </table:table-cell>
          <table:table-cell office:value-type="string" calcext:value-type="string">
            <text:p>muqueu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37</text:p>
          </table:table-cell>
          <table:table-cell office:value-type="float" office:value="118" calcext:value-type="float">
            <text:p>118</text:p>
          </table:table-cell>
          <table:table-cell office:value-type="float" office:value="5.53" calcext:value-type="float">
            <text:p>5,53</text:p>
          </table:table-cell>
          <table:table-cell table:number-columns-repeated="2"/>
          <table:table-cell table:formula="of:=([.M428] - MIN([.$M$2:.$M$502])) / (MAX([.$M$2:.$M$502]) - MIN([.$M$2:.$M$502]))" office:value-type="float" office:value="0.0109334879483144" calcext:value-type="float">
            <text:p>0,010933487948314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: racine antérieur</text:p>
          </table:table-cell>
          <table:table-cell office:value-type="string" calcext:value-type="string">
            <text:p>racine antérie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antérieures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61</text:p>
          </table:table-cell>
          <table:table-cell office:value-type="float" office:value="183" calcext:value-type="float">
            <text:p>183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429] - MIN([.$M$2:.$M$502])) / (MAX([.$M$2:.$M$502]) - MIN([.$M$2:.$M$502]))" office:value-type="float" office:value="0.0108506584941605" calcext:value-type="float">
            <text:p>0,01085065849416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: veineux</text:p>
          </table:table-cell>
          <table:table-cell office:value-type="string" calcext:value-type="string">
            <text:p>vein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ineux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31</text:p>
          </table:table-cell>
          <table:table-cell office:value-type="float" office:value="102" calcext:value-type="float">
            <text:p>102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430] - MIN([.$M$2:.$M$502])) / (MAX([.$M$2:.$M$502]) - MIN([.$M$2:.$M$502]))" office:value-type="float" office:value="0.0108506584941605" calcext:value-type="float">
            <text:p>0,010850658494160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esquirol</text:p>
          </table:table-cell>
          <table:table-cell office:value-type="string" calcext:value-type="string">
            <text:p>esquiro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quirol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8</text:p>
          </table:table-cell>
          <table:table-cell office:value-type="float" office:value="211" calcext:value-type="float">
            <text:p>211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431] - MIN([.$M$2:.$M$502])) / (MAX([.$M$2:.$M$502]) - MIN([.$M$2:.$M$502]))" office:value-type="float" office:value="0.0108506584941605" calcext:value-type="float">
            <text:p>0,01085065849416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2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69</text:p>
          </table:table-cell>
          <table:table-cell office:value-type="float" office:value="235" calcext:value-type="float">
            <text:p>23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table:formula="of:=([.M432] - MIN([.$M$2:.$M$502])) / (MAX([.$M$2:.$M$502]) - MIN([.$M$2:.$M$502]))" office:value-type="float" office:value="0.0106849995858527" calcext:value-type="float">
            <text:p>0,01068499958585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: subs</text:p>
          </table:table-cell>
          <table:table-cell office:value-type="string" calcext:value-type="string">
            <text:p>sub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92</text:p>
          </table:table-cell>
          <table:table-cell office:value-type="float" office:value="257" calcext:value-type="float">
            <text:p>257</text:p>
          </table:table-cell>
          <table:table-cell office:value-type="float" office:value="5.49" calcext:value-type="float">
            <text:p>5,49</text:p>
          </table:table-cell>
          <table:table-cell table:number-columns-repeated="2"/>
          <table:table-cell table:formula="of:=([.M433] - MIN([.$M$2:.$M$502])) / (MAX([.$M$2:.$M$502]) - MIN([.$M$2:.$M$502]))" office:value-type="float" office:value="0.0106021701316988" calcext:value-type="float">
            <text:p>0,01060217013169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: opium</text:p>
          </table:table-cell>
          <table:table-cell office:value-type="string" calcext:value-type="string">
            <text:p>op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um</text:p>
          </table:table-cell>
          <table:table-cell office:value-type="string" calcext:value-type="string">
            <text:p>3.2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8</text:p>
          </table:table-cell>
          <table:table-cell office:value-type="float" office:value="226" calcext:value-type="float">
            <text:p>226</text:p>
          </table:table-cell>
          <table:table-cell office:value-type="float" office:value="5.48" calcext:value-type="float">
            <text:p>5,48</text:p>
          </table:table-cell>
          <table:table-cell table:number-columns-repeated="2"/>
          <table:table-cell table:formula="of:=([.M434] - MIN([.$M$2:.$M$502])) / (MAX([.$M$2:.$M$502]) - MIN([.$M$2:.$M$502]))" office:value-type="float" office:value="0.0105193406775449" calcext:value-type="float">
            <text:p>0,010519340677544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: nière</text:p>
          </table:table-cell>
          <table:table-cell office:value-type="string" calcext:value-type="string">
            <text:p>niè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ère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78</text:p>
          </table:table-cell>
          <table:table-cell office:value-type="float" office:value="243" calcext:value-type="float">
            <text:p>243</text:p>
          </table:table-cell>
          <table:table-cell office:value-type="float" office:value="5.47" calcext:value-type="float">
            <text:p>5,47</text:p>
          </table:table-cell>
          <table:table-cell table:number-columns-repeated="2"/>
          <table:table-cell table:formula="of:=([.M435] - MIN([.$M$2:.$M$502])) / (MAX([.$M$2:.$M$502]) - MIN([.$M$2:.$M$502]))" office:value-type="float" office:value="0.010436511223391" calcext:value-type="float">
            <text:p>0,0104365112233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: tumeur cérébral</text:p>
          </table:table-cell>
          <table:table-cell office:value-type="string" calcext:value-type="string">
            <text:p>tumeur céréb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umeur cérébra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8</text:p>
          </table:table-cell>
          <table:table-cell office:value-type="float" office:value="203" calcext:value-type="float">
            <text:p>203</text:p>
          </table:table-cell>
          <table:table-cell office:value-type="float" office:value="5.45" calcext:value-type="float">
            <text:p>5,45</text:p>
          </table:table-cell>
          <table:table-cell table:number-columns-repeated="2"/>
          <table:table-cell table:formula="of:=([.M436] - MIN([.$M$2:.$M$502])) / (MAX([.$M$2:.$M$502]) - MIN([.$M$2:.$M$502]))" office:value-type="float" office:value="0.0102708523150832" calcext:value-type="float">
            <text:p>0,010270852315083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: commotion</text:p>
          </table:table-cell>
          <table:table-cell office:value-type="string" calcext:value-type="string">
            <text:p>commoti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otion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41</text:p>
          </table:table-cell>
          <table:table-cell office:value-type="float" office:value="122" calcext:value-type="float">
            <text:p>122</text:p>
          </table:table-cell>
          <table:table-cell office:value-type="float" office:value="5.44" calcext:value-type="float">
            <text:p>5,44</text:p>
          </table:table-cell>
          <table:table-cell table:number-columns-repeated="2"/>
          <table:table-cell table:formula="of:=([.M437] - MIN([.$M$2:.$M$502])) / (MAX([.$M$2:.$M$502]) - MIN([.$M$2:.$M$502]))" office:value-type="float" office:value="0.0101880228609293" calcext:value-type="float">
            <text:p>0,010188022860929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: puerpéral</text:p>
          </table:table-cell>
          <table:table-cell office:value-type="string" calcext:value-type="string">
            <text:p>puerpé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erpérale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38</text:p>
          </table:table-cell>
          <table:table-cell office:value-type="float" office:value="114" calcext:value-type="float">
            <text:p>114</text:p>
          </table:table-cell>
          <table:table-cell office:value-type="float" office:value="5.42" calcext:value-type="float">
            <text:p>5,42</text:p>
          </table:table-cell>
          <table:table-cell table:number-columns-repeated="2"/>
          <table:table-cell table:formula="of:=([.M438] - MIN([.$M$2:.$M$502])) / (MAX([.$M$2:.$M$502]) - MIN([.$M$2:.$M$502]))" office:value-type="float" office:value="0.0100223639526216" calcext:value-type="float">
            <text:p>0,01002236395262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pn: idée de grandeur</text:p>
          </table:table-cell>
          <table:table-cell office:value-type="string" calcext:value-type="string">
            <text:p>idée de grandeu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idées de grandeur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3</text:p>
          </table:table-cell>
          <table:table-cell office:value-type="float" office:value="194" calcext:value-type="float">
            <text:p>194</text:p>
          </table:table-cell>
          <table:table-cell office:value-type="float" office:value="5.41" calcext:value-type="float">
            <text:p>5,41</text:p>
          </table:table-cell>
          <table:table-cell table:number-columns-repeated="2"/>
          <table:table-cell table:formula="of:=([.M439] - MIN([.$M$2:.$M$502])) / (MAX([.$M$2:.$M$502]) - MIN([.$M$2:.$M$502]))" office:value-type="float" office:value="0.00993953449846766" calcext:value-type="float">
            <text:p>0,009939534498467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: vement</text:p>
          </table:table-cell>
          <table:table-cell office:value-type="string" calcext:value-type="string">
            <text:p>veme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6</text:p>
          </table:table-cell>
          <table:table-cell office:value-type="float" office:value="266" calcext:value-type="float">
            <text:p>26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table:formula="of:=([.M440] - MIN([.$M$2:.$M$502])) / (MAX([.$M$2:.$M$502]) - MIN([.$M$2:.$M$502]))" office:value-type="float" office:value="0.00985670504431376" calcext:value-type="float">
            <text:p>0,0098567050443137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: tisme</text:p>
          </table:table-cell>
          <table:table-cell office:value-type="string" calcext:value-type="string">
            <text:p>tis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sme</text:p>
          </table:table-cell>
          <table:table-cell office:value-type="string" calcext:value-type="string">
            <text:p>3.2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89</text:p>
          </table:table-cell>
          <table:table-cell office:value-type="float" office:value="272" calcext:value-type="float">
            <text:p>272</text:p>
          </table:table-cell>
          <table:table-cell office:value-type="float" office:value="5.39" calcext:value-type="float">
            <text:p>5,39</text:p>
          </table:table-cell>
          <table:table-cell table:number-columns-repeated="2"/>
          <table:table-cell table:formula="of:=([.M441] - MIN([.$M$2:.$M$502])) / (MAX([.$M$2:.$M$502]) - MIN([.$M$2:.$M$502]))" office:value-type="float" office:value="0.00977387559015986" calcext:value-type="float">
            <text:p>0,0097738755901598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1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92</text:p>
          </table:table-cell>
          <table:table-cell office:value-type="float" office:value="252" calcext:value-type="float">
            <text:p>252</text:p>
          </table:table-cell>
          <table:table-cell office:value-type="float" office:value="5.39" calcext:value-type="float">
            <text:p>5,39</text:p>
          </table:table-cell>
          <table:table-cell table:number-columns-repeated="2"/>
          <table:table-cell table:formula="of:=([.M442] - MIN([.$M$2:.$M$502])) / (MAX([.$M$2:.$M$502]) - MIN([.$M$2:.$M$502]))" office:value-type="float" office:value="0.00977387559015986" calcext:value-type="float">
            <text:p>0,0097738755901598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n: fourmillement</text:p>
          </table:table-cell>
          <table:table-cell office:value-type="string" calcext:value-type="string">
            <text:p>fourmillemen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urmillement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65</text:p>
          </table:table-cell>
          <table:table-cell office:value-type="float" office:value="215" calcext:value-type="float">
            <text:p>215</text:p>
          </table:table-cell>
          <table:table-cell office:value-type="float" office:value="5.35" calcext:value-type="float">
            <text:p>5,35</text:p>
          </table:table-cell>
          <table:table-cell table:number-columns-repeated="2"/>
          <table:table-cell table:formula="of:=([.M443] - MIN([.$M$2:.$M$502])) / (MAX([.$M$2:.$M$502]) - MIN([.$M$2:.$M$502]))" office:value-type="float" office:value="0.00944255777354427" calcext:value-type="float">
            <text:p>0,009442557773544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: xxii</text:p>
          </table:table-cell>
          <table:table-cell office:value-type="string" calcext:value-type="string">
            <text:p>xx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3.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.00</text:p>
          </table:table-cell>
          <table:table-cell office:value-type="float" office:value="326" calcext:value-type="float">
            <text:p>326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444] - MIN([.$M$2:.$M$502])) / (MAX([.$M$2:.$M$502]) - MIN([.$M$2:.$M$502]))" office:value-type="float" office:value="0.00935972831939037" calcext:value-type="float">
            <text:p>0,009359728319390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: asymétrie</text:p>
          </table:table-cell>
          <table:table-cell office:value-type="string" calcext:value-type="string">
            <text:p>asymétr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ymétrie</text:p>
          </table:table-cell>
          <table:table-cell office:value-type="string" calcext:value-type="string">
            <text:p>3.2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51</text:p>
          </table:table-cell>
          <table:table-cell office:value-type="float" office:value="157" calcext:value-type="float">
            <text:p>157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445] - MIN([.$M$2:.$M$502])) / (MAX([.$M$2:.$M$502]) - MIN([.$M$2:.$M$502]))" office:value-type="float" office:value="0.00935972831939037" calcext:value-type="float">
            <text:p>0,009359728319390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57</text:p>
          </table:table-cell>
          <table:table-cell office:value-type="float" office:value="151" calcext:value-type="float">
            <text:p>151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446] - MIN([.$M$2:.$M$502])) / (MAX([.$M$2:.$M$502]) - MIN([.$M$2:.$M$502]))" office:value-type="float" office:value="0.00935972831939037" calcext:value-type="float">
            <text:p>0,009359728319390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: purulent</text:p>
          </table:table-cell>
          <table:table-cell office:value-type="string" calcext:value-type="string">
            <text:p>purul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rulent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42</text:p>
          </table:table-cell>
          <table:table-cell office:value-type="float" office:value="113" calcext:value-type="float">
            <text:p>113</text:p>
          </table:table-cell>
          <table:table-cell office:value-type="float" office:value="5.32" calcext:value-type="float">
            <text:p>5,32</text:p>
          </table:table-cell>
          <table:table-cell table:number-columns-repeated="2"/>
          <table:table-cell table:formula="of:=([.M447] - MIN([.$M$2:.$M$502])) / (MAX([.$M$2:.$M$502]) - MIN([.$M$2:.$M$502]))" office:value-type="float" office:value="0.00919406941108258" calcext:value-type="float">
            <text:p>0,0091940694110825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77</text:p>
          </table:table-cell>
          <table:table-cell office:value-type="float" office:value="262" calcext:value-type="float">
            <text:p>262</text:p>
          </table:table-cell>
          <table:table-cell office:value-type="float" office:value="5.31" calcext:value-type="float">
            <text:p>5,31</text:p>
          </table:table-cell>
          <table:table-cell table:number-columns-repeated="2"/>
          <table:table-cell table:formula="of:=([.M448] - MIN([.$M$2:.$M$502])) / (MAX([.$M$2:.$M$502]) - MIN([.$M$2:.$M$502]))" office:value-type="float" office:value="0.00911123995692868" calcext:value-type="float">
            <text:p>0,0091112399569286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79</text:p>
          </table:table-cell>
          <table:table-cell office:value-type="float" office:value="242" calcext:value-type="float">
            <text:p>242</text:p>
          </table:table-cell>
          <table:table-cell office:value-type="float" office:value="5.26" calcext:value-type="float">
            <text:p>5,26</text:p>
          </table:table-cell>
          <table:table-cell table:number-columns-repeated="2"/>
          <table:table-cell table:formula="of:=([.M449] - MIN([.$M$2:.$M$502])) / (MAX([.$M$2:.$M$502]) - MIN([.$M$2:.$M$502]))" office:value-type="float" office:value="0.0086970926861592" calcext:value-type="float">
            <text:p>0,00869709268615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30</text:p>
          </table:table-cell>
          <table:table-cell office:value-type="float" office:value="83" calcext:value-type="float">
            <text:p>83</text:p>
          </table:table-cell>
          <table:table-cell office:value-type="float" office:value="5.25" calcext:value-type="float">
            <text:p>5,25</text:p>
          </table:table-cell>
          <table:table-cell table:number-columns-repeated="2"/>
          <table:table-cell table:formula="of:=([.M450] - MIN([.$M$2:.$M$502])) / (MAX([.$M$2:.$M$502]) - MIN([.$M$2:.$M$502]))" office:value-type="float" office:value="0.0086142632320053" calcext:value-type="float">
            <text:p>0,008614263232005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a: accident nerveux</text:p>
          </table:table-cell>
          <table:table-cell office:value-type="string" calcext:value-type="string">
            <text:p>accident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cidents nerveux</text:p>
          </table:table-cell>
          <table:table-cell office:value-type="string" calcext:value-type="string">
            <text:p>3.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87</text:p>
          </table:table-cell>
          <table:table-cell office:value-type="float" office:value="284" calcext:value-type="float">
            <text:p>284</text:p>
          </table:table-cell>
          <table:table-cell office:value-type="float" office:value="5.24" calcext:value-type="float">
            <text:p>5,24</text:p>
          </table:table-cell>
          <table:table-cell table:number-columns-repeated="2"/>
          <table:table-cell table:formula="of:=([.M451] - MIN([.$M$2:.$M$502])) / (MAX([.$M$2:.$M$502]) - MIN([.$M$2:.$M$502]))" office:value-type="float" office:value="0.00853143377785141" calcext:value-type="float">
            <text:p>0,0085314337778514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4</text:p>
          </table:table-cell>
          <table:table-cell office:value-type="float" office:value="259" calcext:value-type="float">
            <text:p>259</text:p>
          </table:table-cell>
          <table:table-cell office:value-type="float" office:value="5.22" calcext:value-type="float">
            <text:p>5,22</text:p>
          </table:table-cell>
          <table:table-cell table:number-columns-repeated="2"/>
          <table:table-cell table:formula="of:=([.M452] - MIN([.$M$2:.$M$502])) / (MAX([.$M$2:.$M$502]) - MIN([.$M$2:.$M$502]))" office:value-type="float" office:value="0.00836577486954361" calcext:value-type="float">
            <text:p>0,0083657748695436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: chique</text:p>
          </table:table-cell>
          <table:table-cell office:value-type="string" calcext:value-type="string">
            <text:p>chi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qu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4</text:p>
          </table:table-cell>
          <table:table-cell office:value-type="float" office:value="259" calcext:value-type="float">
            <text:p>259</text:p>
          </table:table-cell>
          <table:table-cell office:value-type="float" office:value="5.21" calcext:value-type="float">
            <text:p>5,21</text:p>
          </table:table-cell>
          <table:table-cell table:number-columns-repeated="2"/>
          <table:table-cell table:formula="of:=([.M453] - MIN([.$M$2:.$M$502])) / (MAX([.$M$2:.$M$502]) - MIN([.$M$2:.$M$502]))" office:value-type="float" office:value="0.00828294541538971" calcext:value-type="float">
            <text:p>0,0082829454153897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a: maladie infectieux</text:p>
          </table:table-cell>
          <table:table-cell office:value-type="string" calcext:value-type="string">
            <text:p>maladie infectieu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infectieuses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table:formula="of:=([.M454] - MIN([.$M$2:.$M$502])) / (MAX([.$M$2:.$M$502]) - MIN([.$M$2:.$M$502]))" office:value-type="float" office:value="0.00820011596123582" calcext:value-type="float">
            <text:p>0,008200115961235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54</text:p>
          </table:table-cell>
          <table:table-cell office:value-type="float" office:value="158" calcext:value-type="float">
            <text:p>158</text:p>
          </table:table-cell>
          <table:table-cell office:value-type="float" office:value="5.18" calcext:value-type="float">
            <text:p>5,18</text:p>
          </table:table-cell>
          <table:table-cell table:number-columns-repeated="2"/>
          <table:table-cell table:formula="of:=([.M455] - MIN([.$M$2:.$M$502])) / (MAX([.$M$2:.$M$502]) - MIN([.$M$2:.$M$502]))" office:value-type="float" office:value="0.00803445705292802" calcext:value-type="float">
            <text:p>0,0080344570529280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trique</text:p>
          </table:table-cell>
          <table:table-cell office:value-type="string" calcext:value-type="string">
            <text:p>triq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que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85</text:p>
          </table:table-cell>
          <table:table-cell office:value-type="float" office:value="240" calcext:value-type="float">
            <text:p>240</text:p>
          </table:table-cell>
          <table:table-cell office:value-type="float" office:value="5.16" calcext:value-type="float">
            <text:p>5,16</text:p>
          </table:table-cell>
          <table:table-cell table:number-columns-repeated="2"/>
          <table:table-cell table:formula="of:=([.M456] - MIN([.$M$2:.$M$502])) / (MAX([.$M$2:.$M$502]) - MIN([.$M$2:.$M$502]))" office:value-type="float" office:value="0.00786879814462023" calcext:value-type="float">
            <text:p>0,007868798144620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: myosis</text:p>
          </table:table-cell>
          <table:table-cell office:value-type="string" calcext:value-type="string">
            <text:p>myosi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sis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1</text:p>
          </table:table-cell>
          <table:table-cell office:value-type="float" office:value="217" calcext:value-type="float">
            <text:p>217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57] - MIN([.$M$2:.$M$502])) / (MAX([.$M$2:.$M$502]) - MIN([.$M$2:.$M$502]))" office:value-type="float" office:value="0.00762030978215853" calcext:value-type="float">
            <text:p>0,0076203097821585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: quinine</text:p>
          </table:table-cell>
          <table:table-cell office:value-type="string" calcext:value-type="string">
            <text:p>quin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33</text:p>
          </table:table-cell>
          <table:table-cell office:value-type="float" office:value="92" calcext:value-type="float">
            <text:p>92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58] - MIN([.$M$2:.$M$502])) / (MAX([.$M$2:.$M$502]) - MIN([.$M$2:.$M$502]))" office:value-type="float" office:value="0.00762030978215853" calcext:value-type="float">
            <text:p>0,0076203097821585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a: trouble intellectuel</text:p>
          </table:table-cell>
          <table:table-cell office:value-type="string" calcext:value-type="string">
            <text:p>trouble intellectu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intellectuels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93</text:p>
          </table:table-cell>
          <table:table-cell office:value-type="float" office:value="262" calcext:value-type="float">
            <text:p>262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59] - MIN([.$M$2:.$M$502])) / (MAX([.$M$2:.$M$502]) - MIN([.$M$2:.$M$502]))" office:value-type="float" office:value="0.00762030978215853" calcext:value-type="float">
            <text:p>0,0076203097821585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blement</text:p>
          </table:table-cell>
          <table:table-cell office:value-type="string" calcext:value-type="string">
            <text:p>bl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ement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float" office:value="5.11" calcext:value-type="float">
            <text:p>5,11</text:p>
          </table:table-cell>
          <table:table-cell table:number-columns-repeated="2"/>
          <table:table-cell table:formula="of:=([.M460] - MIN([.$M$2:.$M$502])) / (MAX([.$M$2:.$M$502]) - MIN([.$M$2:.$M$502]))" office:value-type="float" office:value="0.00745465087385074" calcext:value-type="float">
            <text:p>0,0074546508738507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: concomitant</text:p>
          </table:table-cell>
          <table:table-cell office:value-type="string" calcext:value-type="string">
            <text:p>concomit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comitants</text:p>
          </table:table-cell>
          <table:table-cell office:value-type="string" calcext:value-type="string">
            <text:p>3.2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55</text:p>
          </table:table-cell>
          <table:table-cell office:value-type="float" office:value="183" calcext:value-type="float">
            <text:p>183</text:p>
          </table:table-cell>
          <table:table-cell office:value-type="float" office:value="5.08" calcext:value-type="float">
            <text:p>5,08</text:p>
          </table:table-cell>
          <table:table-cell table:number-columns-repeated="2"/>
          <table:table-cell table:formula="of:=([.M461] - MIN([.$M$2:.$M$502])) / (MAX([.$M$2:.$M$502]) - MIN([.$M$2:.$M$502]))" office:value-type="float" office:value="0.00720616251138905" calcext:value-type="float">
            <text:p>0,0072061625113890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: ivrogne</text:p>
          </table:table-cell>
          <table:table-cell office:value-type="string" calcext:value-type="string">
            <text:p>ivrog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vrognes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98</text:p>
          </table:table-cell>
          <table:table-cell office:value-type="float" office:value="278" calcext:value-type="float">
            <text:p>278</text:p>
          </table:table-cell>
          <table:table-cell office:value-type="float" office:value="5.07" calcext:value-type="float">
            <text:p>5,07</text:p>
          </table:table-cell>
          <table:table-cell table:number-columns-repeated="2"/>
          <table:table-cell table:formula="of:=([.M462] - MIN([.$M$2:.$M$502])) / (MAX([.$M$2:.$M$502]) - MIN([.$M$2:.$M$502]))" office:value-type="float" office:value="0.00712333305723516" calcext:value-type="float">
            <text:p>0,007123333057235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: nasal</text:p>
          </table:table-cell>
          <table:table-cell office:value-type="string" calcext:value-type="string">
            <text:p>nas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sale</text:p>
          </table:table-cell>
          <table:table-cell office:value-type="string" calcext:value-type="string">
            <text:p>3.2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32</text:p>
          </table:table-cell>
          <table:table-cell office:value-type="float" office:value="101" calcext:value-type="float">
            <text:p>101</text:p>
          </table:table-cell>
          <table:table-cell office:value-type="float" office:value="5.05" calcext:value-type="float">
            <text:p>5,05</text:p>
          </table:table-cell>
          <table:table-cell table:number-columns-repeated="2"/>
          <table:table-cell table:formula="of:=([.M463] - MIN([.$M$2:.$M$502])) / (MAX([.$M$2:.$M$502]) - MIN([.$M$2:.$M$502]))" office:value-type="float" office:value="0.00695767414892736" calcext:value-type="float">
            <text:p>0,006957674148927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néoplasme</text:p>
          </table:table-cell>
          <table:table-cell office:value-type="string" calcext:value-type="string">
            <text:p>néoplasm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oplasme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3</text:p>
          </table:table-cell>
          <table:table-cell office:value-type="float" office:value="221" calcext:value-type="float">
            <text:p>221</text:p>
          </table:table-cell>
          <table:table-cell office:value-type="float" office:value="5.04" calcext:value-type="float">
            <text:p>5,04</text:p>
          </table:table-cell>
          <table:table-cell table:number-columns-repeated="2"/>
          <table:table-cell table:formula="of:=([.M464] - MIN([.$M$2:.$M$502])) / (MAX([.$M$2:.$M$502]) - MIN([.$M$2:.$M$502]))" office:value-type="float" office:value="0.00687484469477346" calcext:value-type="float">
            <text:p>0,006874844694773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charité</text:p>
          </table:table-cell>
          <table:table-cell office:value-type="string" calcext:value-type="string">
            <text:p>char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ité</text:p>
          </table:table-cell>
          <table:table-cell office:value-type="string" calcext:value-type="string">
            <text:p>3.2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41</text:p>
          </table:table-cell>
          <table:table-cell office:value-type="float" office:value="131" calcext:value-type="float">
            <text:p>131</text:p>
          </table:table-cell>
          <table:table-cell office:value-type="float" office:value="5.03" calcext:value-type="float">
            <text:p>5,03</text:p>
          </table:table-cell>
          <table:table-cell table:number-columns-repeated="2"/>
          <table:table-cell table:formula="of:=([.M465] - MIN([.$M$2:.$M$502])) / (MAX([.$M$2:.$M$502]) - MIN([.$M$2:.$M$502]))" office:value-type="float" office:value="0.00679201524061957" calcext:value-type="float">
            <text:p>0,0067920152406195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: faculté intellectuel</text:p>
          </table:table-cell>
          <table:table-cell office:value-type="string" calcext:value-type="string">
            <text:p>faculté intellectu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ultés intellectuelles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72</text:p>
          </table:table-cell>
          <table:table-cell office:value-type="float" office:value="215" calcext:value-type="float">
            <text:p>215</text:p>
          </table:table-cell>
          <table:table-cell office:value-type="float" office:value="5.03" calcext:value-type="float">
            <text:p>5,03</text:p>
          </table:table-cell>
          <table:table-cell table:number-columns-repeated="2"/>
          <table:table-cell table:formula="of:=([.M466] - MIN([.$M$2:.$M$502])) / (MAX([.$M$2:.$M$502]) - MIN([.$M$2:.$M$502]))" office:value-type="float" office:value="0.00679201524061957" calcext:value-type="float">
            <text:p>0,006792015240619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: syllabe</text:p>
          </table:table-cell>
          <table:table-cell office:value-type="string" calcext:value-type="string">
            <text:p>syllab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llabes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77</text:p>
          </table:table-cell>
          <table:table-cell office:value-type="float" office:value="208" calcext:value-type="float">
            <text:p>208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67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corps étranger</text:p>
          </table:table-cell>
          <table:table-cell office:value-type="string" calcext:value-type="string">
            <text:p>corps étrang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étranger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87</text:p>
          </table:table-cell>
          <table:table-cell office:value-type="float" office:value="232" calcext:value-type="float">
            <text:p>232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68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: vésical</text:p>
          </table:table-cell>
          <table:table-cell office:value-type="string" calcext:value-type="string">
            <text:p>vésic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ésicaux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1" calcext:value-type="float">
            <text:p>91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69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: parenchymateux</text:p>
          </table:table-cell>
          <table:table-cell office:value-type="string" calcext:value-type="string">
            <text:p>parenchymat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enchymateus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26</text:p>
          </table:table-cell>
          <table:table-cell office:value-type="float" office:value="70" calcext:value-type="float">
            <text:p>70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70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: vements</text:p>
          </table:table-cell>
          <table:table-cell office:value-type="string" calcext:value-type="string">
            <text:p>vemen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s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0</text:p>
          </table:table-cell>
          <table:table-cell office:value-type="float" office:value="178" calcext:value-type="float">
            <text:p>178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71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: débilité</text:p>
          </table:table-cell>
          <table:table-cell office:value-type="string" calcext:value-type="string">
            <text:p>débil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bilité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5</text:p>
          </table:table-cell>
          <table:table-cell office:value-type="float" office:value="43" calcext:value-type="float">
            <text:p>43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72] - MIN([.$M$2:.$M$502])) / (MAX([.$M$2:.$M$502]) - MIN([.$M$2:.$M$502]))" office:value-type="float" office:value="0.00670918578646566" calcext:value-type="float">
            <text:p>0,006709185786465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lepsie</text:p>
          </table:table-cell>
          <table:table-cell office:value-type="string" calcext:value-type="string">
            <text:p>leps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psi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2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M473] - MIN([.$M$2:.$M$502])) / (MAX([.$M$2:.$M$502]) - MIN([.$M$2:.$M$502]))" office:value-type="float" office:value="0.00654352687815787" calcext:value-type="float">
            <text:p>0,0065435268781578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muscu</text:p>
          </table:table-cell>
          <table:table-cell office:value-type="string" calcext:value-type="string">
            <text:p>musc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40</text:p>
          </table:table-cell>
          <table:table-cell office:value-type="float" office:value="107" calcext:value-type="float">
            <text:p>107</text:p>
          </table:table-cell>
          <table:table-cell office:value-type="float" office:value="4.98" calcext:value-type="float">
            <text:p>4,98</text:p>
          </table:table-cell>
          <table:table-cell table:number-columns-repeated="2"/>
          <table:table-cell table:formula="of:=([.M474] - MIN([.$M$2:.$M$502])) / (MAX([.$M$2:.$M$502]) - MIN([.$M$2:.$M$502]))" office:value-type="float" office:value="0.00637786796985008" calcext:value-type="float">
            <text:p>0,0063778679698500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pn: attaque de épilepsie</text:p>
          </table:table-cell>
          <table:table-cell office:value-type="string" calcext:value-type="string">
            <text:p>attaque de épileps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ttaques d'épilepsi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81</text:p>
          </table:table-cell>
          <table:table-cell office:value-type="float" office:value="221" calcext:value-type="float">
            <text:p>221</text:p>
          </table:table-cell>
          <table:table-cell office:value-type="float" office:value="4.96" calcext:value-type="float">
            <text:p>4,96</text:p>
          </table:table-cell>
          <table:table-cell table:number-columns-repeated="2"/>
          <table:table-cell table:formula="of:=([.M475] - MIN([.$M$2:.$M$502])) / (MAX([.$M$2:.$M$502]) - MIN([.$M$2:.$M$502]))" office:value-type="float" office:value="0.00621220906154228" calcext:value-type="float">
            <text:p>0,006212209061542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sphincter</text:p>
          </table:table-cell>
          <table:table-cell office:value-type="string" calcext:value-type="string">
            <text:p>sphinct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hincters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45</text:p>
          </table:table-cell>
          <table:table-cell office:value-type="float" office:value="140" calcext:value-type="float">
            <text:p>140</text:p>
          </table:table-cell>
          <table:table-cell office:value-type="float" office:value="4.95" calcext:value-type="float">
            <text:p>4,95</text:p>
          </table:table-cell>
          <table:table-cell table:number-columns-repeated="2"/>
          <table:table-cell table:formula="of:=([.M476] - MIN([.$M$2:.$M$502])) / (MAX([.$M$2:.$M$502]) - MIN([.$M$2:.$M$502]))" office:value-type="float" office:value="0.00612937960738839" calcext:value-type="float">
            <text:p>0,006129379607388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: crural</text:p>
          </table:table-cell>
          <table:table-cell office:value-type="string" calcext:value-type="string">
            <text:p>cru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ural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44</text:p>
          </table:table-cell>
          <table:table-cell office:value-type="float" office:value="131" calcext:value-type="float">
            <text:p>131</text:p>
          </table:table-cell>
          <table:table-cell office:value-type="float" office:value="4.95" calcext:value-type="float">
            <text:p>4,95</text:p>
          </table:table-cell>
          <table:table-cell table:number-columns-repeated="2"/>
          <table:table-cell table:formula="of:=([.M477] - MIN([.$M$2:.$M$502])) / (MAX([.$M$2:.$M$502]) - MIN([.$M$2:.$M$502]))" office:value-type="float" office:value="0.00612937960738839" calcext:value-type="float">
            <text:p>0,0061293796073883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phie</text:p>
          </table:table-cell>
          <table:table-cell office:value-type="string" calcext:value-type="string">
            <text:p>ph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58</text:p>
          </table:table-cell>
          <table:table-cell office:value-type="float" office:value="156" calcext:value-type="float">
            <text:p>156</text:p>
          </table:table-cell>
          <table:table-cell office:value-type="float" office:value="4.93" calcext:value-type="float">
            <text:p>4,93</text:p>
          </table:table-cell>
          <table:table-cell table:number-columns-repeated="2"/>
          <table:table-cell table:formula="of:=([.M478] - MIN([.$M$2:.$M$502])) / (MAX([.$M$2:.$M$502]) - MIN([.$M$2:.$M$502]))" office:value-type="float" office:value="0.00596372069908059" calcext:value-type="float">
            <text:p>0,0059637206990805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76</text:p>
          </table:table-cell>
          <table:table-cell office:value-type="float" office:value="213" calcext:value-type="float">
            <text:p>213</text:p>
          </table:table-cell>
          <table:table-cell office:value-type="float" office:value="4.91" calcext:value-type="float">
            <text:p>4,91</text:p>
          </table:table-cell>
          <table:table-cell table:number-columns-repeated="2"/>
          <table:table-cell table:formula="of:=([.M479] - MIN([.$M$2:.$M$502])) / (MAX([.$M$2:.$M$502]) - MIN([.$M$2:.$M$502]))" office:value-type="float" office:value="0.0057980617907728" calcext:value-type="float">
            <text:p>0,00579806179077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: occasionnel</text:p>
          </table:table-cell>
          <table:table-cell office:value-type="string" calcext:value-type="string">
            <text:p>occasio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asionnell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17</text:p>
          </table:table-cell>
          <table:table-cell office:value-type="float" office:value="53" calcext:value-type="float">
            <text:p>53</text:p>
          </table:table-cell>
          <table:table-cell office:value-type="float" office:value="4.89" calcext:value-type="float">
            <text:p>4,89</text:p>
          </table:table-cell>
          <table:table-cell table:number-columns-repeated="2"/>
          <table:table-cell table:formula="of:=([.M480] - MIN([.$M$2:.$M$502])) / (MAX([.$M$2:.$M$502]) - MIN([.$M$2:.$M$502]))" office:value-type="float" office:value="0.005632402882465" calcext:value-type="float">
            <text:p>0,005632402882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2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54</text:p>
          </table:table-cell>
          <table:table-cell office:value-type="float" office:value="156" calcext:value-type="float">
            <text:p>156</text:p>
          </table:table-cell>
          <table:table-cell office:value-type="float" office:value="4.86" calcext:value-type="float">
            <text:p>4,86</text:p>
          </table:table-cell>
          <table:table-cell table:number-columns-repeated="2"/>
          <table:table-cell table:formula="of:=([.M481] - MIN([.$M$2:.$M$502])) / (MAX([.$M$2:.$M$502]) - MIN([.$M$2:.$M$502]))" office:value-type="float" office:value="0.00538391452000332" calcext:value-type="float">
            <text:p>0,0053839145200033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2</text:p>
          </table:table-cell>
          <table:table-cell office:value-type="float" office:value="192" calcext:value-type="float">
            <text:p>192</text:p>
          </table:table-cell>
          <table:table-cell office:value-type="float" office:value="4.83" calcext:value-type="float">
            <text:p>4,83</text:p>
          </table:table-cell>
          <table:table-cell table:number-columns-repeated="2"/>
          <table:table-cell table:formula="of:=([.M482] - MIN([.$M$2:.$M$502])) / (MAX([.$M$2:.$M$502]) - MIN([.$M$2:.$M$502]))" office:value-type="float" office:value="0.00513542615754162" calcext:value-type="float">
            <text:p>0,0051354261575416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: expé</text:p>
          </table:table-cell>
          <table:table-cell office:value-type="string" calcext:value-type="string">
            <text:p>exp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96</text:p>
          </table:table-cell>
          <table:table-cell office:value-type="float" office:value="255" calcext:value-type="float">
            <text:p>255</text:p>
          </table:table-cell>
          <table:table-cell office:value-type="float" office:value="4.82" calcext:value-type="float">
            <text:p>4,82</text:p>
          </table:table-cell>
          <table:table-cell table:number-columns-repeated="2"/>
          <table:table-cell table:formula="of:=([.M483] - MIN([.$M$2:.$M$502])) / (MAX([.$M$2:.$M$502]) - MIN([.$M$2:.$M$502]))" office:value-type="float" office:value="0.00505259670338773" calcext:value-type="float">
            <text:p>0,0050525967033877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: rhumatismal</text:p>
          </table:table-cell>
          <table:table-cell office:value-type="string" calcext:value-type="string">
            <text:p>rhumatism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umatismale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35</text:p>
          </table:table-cell>
          <table:table-cell office:value-type="float" office:value="103" calcext:value-type="float">
            <text:p>103</text:p>
          </table:table-cell>
          <table:table-cell office:value-type="float" office:value="4.82" calcext:value-type="float">
            <text:p>4,82</text:p>
          </table:table-cell>
          <table:table-cell table:number-columns-repeated="2"/>
          <table:table-cell table:formula="of:=([.M484] - MIN([.$M$2:.$M$502])) / (MAX([.$M$2:.$M$502]) - MIN([.$M$2:.$M$502]))" office:value-type="float" office:value="0.00505259670338773" calcext:value-type="float">
            <text:p>0,005052596703387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: embolie</text:p>
          </table:table-cell>
          <table:table-cell office:value-type="string" calcext:value-type="string">
            <text:p>embol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olie</text:p>
          </table:table-cell>
          <table:table-cell office:value-type="string" calcext:value-type="string">
            <text:p>3.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51</text:p>
          </table:table-cell>
          <table:table-cell office:value-type="float" office:value="148" calcext:value-type="float">
            <text:p>148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table:formula="of:=([.M485] - MIN([.$M$2:.$M$502])) / (MAX([.$M$2:.$M$502]) - MIN([.$M$2:.$M$502]))" office:value-type="float" office:value="0.00488693779507993" calcext:value-type="float">
            <text:p>0,0048869377950799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: destructif</text:p>
          </table:table-cell>
          <table:table-cell office:value-type="string" calcext:value-type="string">
            <text:p>destruc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structives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27</text:p>
          </table:table-cell>
          <table:table-cell office:value-type="float" office:value="75" calcext:value-type="float">
            <text:p>75</text:p>
          </table:table-cell>
          <table:table-cell office:value-type="float" office:value="4.79" calcext:value-type="float">
            <text:p>4,79</text:p>
          </table:table-cell>
          <table:table-cell table:number-columns-repeated="2"/>
          <table:table-cell table:formula="of:=([.M486] - MIN([.$M$2:.$M$502])) / (MAX([.$M$2:.$M$502]) - MIN([.$M$2:.$M$502]))" office:value-type="float" office:value="0.00480410834092603" calcext:value-type="float">
            <text:p>0,0048041083409260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: graduel</text:p>
          </table:table-cell>
          <table:table-cell office:value-type="string" calcext:value-type="string">
            <text:p>gradu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duel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4</text:p>
          </table:table-cell>
          <table:table-cell office:value-type="float" office:value="192" calcext:value-type="float">
            <text:p>192</text:p>
          </table:table-cell>
          <table:table-cell office:value-type="float" office:value="4.76" calcext:value-type="float">
            <text:p>4,76</text:p>
          </table:table-cell>
          <table:table-cell table:number-columns-repeated="2"/>
          <table:table-cell table:formula="of:=([.M487] - MIN([.$M$2:.$M$502])) / (MAX([.$M$2:.$M$502]) - MIN([.$M$2:.$M$502]))" office:value-type="float" office:value="0.00455561997846434" calcext:value-type="float">
            <text:p>0,0045556199784643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: sation</text:p>
          </table:table-cell>
          <table:table-cell office:value-type="string" calcext:value-type="string">
            <text:p>sati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ion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82</text:p>
          </table:table-cell>
          <table:table-cell office:value-type="float" office:value="213" calcext:value-type="float">
            <text:p>213</text:p>
          </table:table-cell>
          <table:table-cell office:value-type="float" office:value="4.75" calcext:value-type="float">
            <text:p>4,75</text:p>
          </table:table-cell>
          <table:table-cell table:number-columns-repeated="2"/>
          <table:table-cell table:formula="of:=([.M488] - MIN([.$M$2:.$M$502])) / (MAX([.$M$2:.$M$502]) - MIN([.$M$2:.$M$502]))" office:value-type="float" office:value="0.00447279052431044" calcext:value-type="float">
            <text:p>0,0044727905243104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: sible</text:p>
          </table:table-cell>
          <table:table-cell office:value-type="string" calcext:value-type="string">
            <text:p>sib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ble</text:p>
          </table:table-cell>
          <table:table-cell office:value-type="string" calcext:value-type="string">
            <text:p>3.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00</text:p>
          </table:table-cell>
          <table:table-cell office:value-type="float" office:value="270" calcext:value-type="float">
            <text:p>270</text:p>
          </table:table-cell>
          <table:table-cell office:value-type="float" office:value="4.74" calcext:value-type="float">
            <text:p>4,74</text:p>
          </table:table-cell>
          <table:table-cell table:number-columns-repeated="2"/>
          <table:table-cell table:formula="of:=([.M489] - MIN([.$M$2:.$M$502])) / (MAX([.$M$2:.$M$502]) - MIN([.$M$2:.$M$502]))" office:value-type="float" office:value="0.00438996107015655" calcext:value-type="float">
            <text:p>0,0043899610701565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: congestif</text:p>
          </table:table-cell>
          <table:table-cell office:value-type="string" calcext:value-type="string">
            <text:p>congest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gestives</text:p>
          </table:table-cell>
          <table:table-cell office:value-type="string" calcext:value-type="string">
            <text:p>3.1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3</text:p>
          </table:table-cell>
          <table:table-cell office:value-type="float" office:value="91" calcext:value-type="float">
            <text:p>91</text:p>
          </table:table-cell>
          <table:table-cell office:value-type="float" office:value="4.71" calcext:value-type="float">
            <text:p>4,71</text:p>
          </table:table-cell>
          <table:table-cell table:number-columns-repeated="2"/>
          <table:table-cell table:formula="of:=([.M490] - MIN([.$M$2:.$M$502])) / (MAX([.$M$2:.$M$502]) - MIN([.$M$2:.$M$502]))" office:value-type="float" office:value="0.00414147270769486" calcext:value-type="float">
            <text:p>0,004141472707694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1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70</text:p>
          </table:table-cell>
          <table:table-cell office:value-type="float" office:value="193" calcext:value-type="float">
            <text:p>193</text:p>
          </table:table-cell>
          <table:table-cell office:value-type="float" office:value="4.69" calcext:value-type="float">
            <text:p>4,69</text:p>
          </table:table-cell>
          <table:table-cell table:number-columns-repeated="2"/>
          <table:table-cell table:formula="of:=([.M491] - MIN([.$M$2:.$M$502])) / (MAX([.$M$2:.$M$502]) - MIN([.$M$2:.$M$502]))" office:value-type="float" office:value="0.00397581379938706" calcext:value-type="float">
            <text:p>0,003975813799387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viscère</text:p>
          </table:table-cell>
          <table:table-cell office:value-type="string" calcext:value-type="string">
            <text:p>visc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cèr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65</text:p>
          </table:table-cell>
          <table:table-cell office:value-type="float" office:value="189" calcext:value-type="float">
            <text:p>189</text:p>
          </table:table-cell>
          <table:table-cell office:value-type="float" office:value="4.68" calcext:value-type="float">
            <text:p>4,68</text:p>
          </table:table-cell>
          <table:table-cell table:number-columns-repeated="2"/>
          <table:table-cell table:formula="of:=([.M492] - MIN([.$M$2:.$M$502])) / (MAX([.$M$2:.$M$502]) - MIN([.$M$2:.$M$502]))" office:value-type="float" office:value="0.00389298434523316" calcext:value-type="float">
            <text:p>0,003892984345233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: brûlure</text:p>
          </table:table-cell>
          <table:table-cell office:value-type="string" calcext:value-type="string">
            <text:p>brûl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ûlure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0</text:p>
          </table:table-cell>
          <table:table-cell office:value-type="float" office:value="139" calcext:value-type="float">
            <text:p>139</text:p>
          </table:table-cell>
          <table:table-cell office:value-type="float" office:value="4.57" calcext:value-type="float">
            <text:p>4,57</text:p>
          </table:table-cell>
          <table:table-cell table:number-columns-repeated="2"/>
          <table:table-cell table:formula="of:=([.M493] - MIN([.$M$2:.$M$502])) / (MAX([.$M$2:.$M$502]) - MIN([.$M$2:.$M$502]))" office:value-type="float" office:value="0.0029818603495403" calcext:value-type="float">
            <text:p>0,00298186034954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: thrombose</text:p>
          </table:table-cell>
          <table:table-cell office:value-type="string" calcext:value-type="string">
            <text:p>thrombos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ombos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62</text:p>
          </table:table-cell>
          <table:table-cell office:value-type="float" office:value="163" calcext:value-type="float">
            <text:p>163</text:p>
          </table:table-cell>
          <table:table-cell office:value-type="float" office:value="4.52" calcext:value-type="float">
            <text:p>4,52</text:p>
          </table:table-cell>
          <table:table-cell table:number-columns-repeated="2"/>
          <table:table-cell table:formula="of:=([.M494] - MIN([.$M$2:.$M$502])) / (MAX([.$M$2:.$M$502]) - MIN([.$M$2:.$M$502]))" office:value-type="float" office:value="0.00256771307877081" calcext:value-type="float">
            <text:p>0,0025677130787708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nerf moteur</text:p>
          </table:table-cell>
          <table:table-cell office:value-type="string" calcext:value-type="string">
            <text:p>nerf mot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s moteurs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3</text:p>
          </table:table-cell>
          <table:table-cell office:value-type="float" office:value="149" calcext:value-type="float">
            <text:p>149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table:formula="of:=([.M495] - MIN([.$M$2:.$M$502])) / (MAX([.$M$2:.$M$502]) - MIN([.$M$2:.$M$502]))" office:value-type="float" office:value="0.00240205417046302" calcext:value-type="float">
            <text:p>0,0024020541704630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: apophyse</text:p>
          </table:table-cell>
          <table:table-cell office:value-type="string" calcext:value-type="string">
            <text:p>apophys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hyse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14</text:p>
          </table:table-cell>
          <table:table-cell office:value-type="float" office:value="38" calcext:value-type="float">
            <text:p>38</text:p>
          </table:table-cell>
          <table:table-cell office:value-type="float" office:value="4.46" calcext:value-type="float">
            <text:p>4,46</text:p>
          </table:table-cell>
          <table:table-cell table:number-columns-repeated="2"/>
          <table:table-cell table:formula="of:=([.M496] - MIN([.$M$2:.$M$502])) / (MAX([.$M$2:.$M$502]) - MIN([.$M$2:.$M$502]))" office:value-type="float" office:value="0.00207073635384743" calcext:value-type="float">
            <text:p>0,0020707363538474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: affection nerveux</text:p>
          </table:table-cell>
          <table:table-cell office:value-type="string" calcext:value-type="string">
            <text:p>affection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ffections nerveus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82</text:p>
          </table:table-cell>
          <table:table-cell office:value-type="float" office:value="226" calcext:value-type="float">
            <text:p>226</text:p>
          </table:table-cell>
          <table:table-cell office:value-type="float" office:value="4.45" calcext:value-type="float">
            <text:p>4,45</text:p>
          </table:table-cell>
          <table:table-cell table:number-columns-repeated="2"/>
          <table:table-cell table:formula="of:=([.M497] - MIN([.$M$2:.$M$502])) / (MAX([.$M$2:.$M$502]) - MIN([.$M$2:.$M$502]))" office:value-type="float" office:value="0.00198790689969353" calcext:value-type="float">
            <text:p>0,001987906899693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pn: plante du pied</text:p>
          </table:table-cell>
          <table:table-cell office:value-type="string" calcext:value-type="string">
            <text:p>plante du pi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ante du pied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8</text:p>
          </table:table-cell>
          <table:table-cell office:value-type="float" office:value="236" calcext:value-type="float">
            <text:p>236</text:p>
          </table:table-cell>
          <table:table-cell office:value-type="float" office:value="4.45" calcext:value-type="float">
            <text:p>4,45</text:p>
          </table:table-cell>
          <table:table-cell table:number-columns-repeated="2"/>
          <table:table-cell table:formula="of:=([.M498] - MIN([.$M$2:.$M$502])) / (MAX([.$M$2:.$M$502]) - MIN([.$M$2:.$M$502]))" office:value-type="float" office:value="0.00198790689969353" calcext:value-type="float">
            <text:p>0,001987906899693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palpitation</text:p>
          </table:table-cell>
          <table:table-cell office:value-type="string" calcext:value-type="string">
            <text:p>palpita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itations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68</text:p>
          </table:table-cell>
          <table:table-cell office:value-type="float" office:value="182" calcext:value-type="float">
            <text:p>182</text:p>
          </table:table-cell>
          <table:table-cell office:value-type="float" office:value="4.39" calcext:value-type="float">
            <text:p>4,39</text:p>
          </table:table-cell>
          <table:table-cell table:number-columns-repeated="2"/>
          <table:table-cell table:formula="of:=([.M499] - MIN([.$M$2:.$M$502])) / (MAX([.$M$2:.$M$502]) - MIN([.$M$2:.$M$502]))" office:value-type="float" office:value="0.00149093017477015" calcext:value-type="float">
            <text:p>0,00149093017477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: prodrome</text:p>
          </table:table-cell>
          <table:table-cell office:value-type="string" calcext:value-type="string">
            <text:p>prodro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romes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table:formula="of:=([.M500] - MIN([.$M$2:.$M$502])) / (MAX([.$M$2:.$M$502]) - MIN([.$M$2:.$M$502]))" office:value-type="float" office:value="0.000745465087385073" calcext:value-type="float">
            <text:p>0,00074546508738507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: prédominant</text:p>
          </table:table-cell>
          <table:table-cell office:value-type="string" calcext:value-type="string">
            <text:p>prédomina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édominante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56</text:p>
          </table:table-cell>
          <table:table-cell office:value-type="float" office:value="150" calcext:value-type="float">
            <text:p>150</text:p>
          </table:table-cell>
          <table:table-cell office:value-type="float" office:value="4.27" calcext:value-type="float">
            <text:p>4,27</text:p>
          </table:table-cell>
          <table:table-cell table:number-columns-repeated="2"/>
          <table:table-cell table:formula="of:=([.M501] - MIN([.$M$2:.$M$502])) / (MAX([.$M$2:.$M$502]) - MIN([.$M$2:.$M$502]))" office:value-type="float" office:value="0.000496976724923379" calcext:value-type="float">
            <text:p>0,00049697672492337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pn: académie de médecine</text:p>
          </table:table-cell>
          <table:table-cell office:value-type="string" calcext:value-type="string">
            <text:p>académie de médec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cadémie de médecine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96</text:p>
          </table:table-cell>
          <table:table-cell office:value-type="float" office:value="251" calcext:value-type="float">
            <text:p>251</text:p>
          </table:table-cell>
          <table:table-cell office:value-type="float" office:value="4.21" calcext:value-type="float">
            <text:p>4,21</text:p>
          </table:table-cell>
          <table:table-cell table:number-columns-repeated="2"/>
          <table:table-cell table:formula="of:=([.M502] - MIN([.$M$2:.$M$502])) / (MAX([.$M$2:.$M$502]) - MIN([.$M$2:.$M$502]))" office:value-type="float" office:value="0" calcext:value-type="float">
            <text:p>0</text:p>
          </table:table-cell>
        </table:table-row>
      </table:table>
      <table:table table:name="Pivot Table_charcot_analyses_1" table:style-name="ta1">
        <table:shapes>
          <draw:frame draw:z-index="0" draw:style-name="gr1" draw:text-style-name="P1" svg:width="13.488cm" svg:height="12.171cm" svg:x="7.421cm" svg:y="0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12"/>
        <table:table-column table:style-name="co13" table:default-cell-style-name="ce16"/>
        <table:table-column table:style-name="co13" table:default-cell-style-name="ce19"/>
        <table:table-row table:style-name="ro1">
          <table:table-cell table:style-name="ce10" office:value-type="string" calcext:value-type="string">
            <text:p>pattern</text:p>
          </table:table-cell>
          <table:table-cell table:style-name="ce14" office:value-type="string" calcext:value-type="string">
            <text:p>Count - pattern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5" office:value-type="float" office:value="151" calcext:value-type="float">
            <text:p>151</text:p>
          </table:table-cell>
          <table:table-cell table:formula="of:=([.$B2]/[.$B$8])*100" office:value-type="float" office:value="30.1397205588822" calcext:value-type="float">
            <text:p>30,1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61" calcext:value-type="float">
            <text:p>261</text:p>
          </table:table-cell>
          <table:table-cell table:formula="of:=([.$B3]/[.$B$8])*100" office:value-type="float" office:value="52.0958083832335" calcext:value-type="float">
            <text:p>52,10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formula="of:=([.$B4]/[.$B$8])*100" office:value-type="float" office:value="14.5708582834331" calcext:value-type="float">
            <text:p>14,57</text:p>
          </table:table-cell>
        </table:table-row>
        <table:table-row table:style-name="ro1">
          <table:table-cell office:value-type="string" calcext:value-type="string">
            <text:p>N A A</text:p>
          </table:table-cell>
          <table:table-cell office:value-type="float" office:value="3" calcext:value-type="float">
            <text:p>3</text:p>
          </table:table-cell>
          <table:table-cell table:formula="of:=([.$B5]/[.$B$8])*100" office:value-type="float" office:value="0.598802395209581" calcext:value-type="float">
            <text:p>0,60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12" calcext:value-type="float">
            <text:p>12</text:p>
          </table:table-cell>
          <table:table-cell table:formula="of:=([.$B6]/[.$B$8])*100" office:value-type="float" office:value="2.39520958083832" calcext:value-type="float">
            <text:p>2,4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7" office:value-type="float" office:value="1" calcext:value-type="float">
            <text:p>1</text:p>
          </table:table-cell>
          <table:table-cell table:formula="of:=([.$B7]/[.$B$8])*100" office:value-type="float" office:value="0.199600798403194" calcext:value-type="float">
            <text:p>0,20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501" calcext:value-type="float">
            <text:p>501</text:p>
          </table:table-cell>
          <table:table-cell table:formula="of:=([.$B8]/[.$B$8])*100" office:value-type="float" office:value="100" calcext:value-type="float">
            <text:p>100,00</text:p>
          </table:table-cell>
        </table:table-row>
      </table:table>
      <table:named-expressions/>
      <table:database-ranges>
        <table:database-range table:name="__Anonymous_Sheet_DB__0" table:target-range-address="charcot_analyses.A1:charcot_analyses.P502" table:display-filter-buttons="true">
          <table:sort>
            <table:sort-by table:field-number="15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charcot_analyses_1'.A1:'Pivot Table_charcot_analyses_1'.B8" table:buttons="'Pivot Table_charcot_analyses_1'.A1" table:show-filter-button="false" table:drill-down-on-double-click="false">
          <table:source-cell-range table:cell-range-address="charcot_analyses.G1:charcot_analyses.G502"/>
          <table:data-pilot-field table:source-field-name="patter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N" table:display="true" table:show-details="true"/>
                <table:data-pilot-member table:name="N A" table:display="true" table:show-details="true"/>
                <table:data-pilot-member table:name="N A A" table:display="true" table:show-details="true"/>
                <table:data-pilot-member table:name="N P N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04:58:38.6849205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0.3$MacOSX_X86_64 LibreOffice_project/0f246aa12d0eee4a0f7adcefbf7c878fc2238db3</meta:generator>
    <dc:date>2025-01-25T05:09:09.228681935</dc:date>
    <meta:editing-duration>PT16M9S</meta:editing-duration>
    <meta:editing-cycles>5</meta:editing-cycles>
    <meta:document-statistic meta:table-count="2" meta:cell-count="705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89cm" svg:height="12.172cm" xlink:href=".." xlink:type="simple" loext:data-pilot-source="DataPilot1" chart:class="chart:bar" chart:style-name="ch1">
        <chart:title svg:x="1.541cm" svg:y="0.378cm" chart:style-name="ch2">
          <text:p>Répartition des parties du discours constituant les termes médicaux</text:p>
        </chart:title>
        <chart:subtitle svg:x="5.314cm" svg:y="1.938cm" chart:style-name="ch3">
          <text:p>Corpus Charcot</text:p>
        </chart:subtitle>
        <chart:plot-area chart:style-name="ch4" table:cell-range-address="PivotChart" chart:data-source-has-labels="column" svg:x="1.25cm" svg:y="2.834cm" svg:width="11.97cm" svg:height="7.244cm">
          <chart:coordinate-region svg:x="2.101cm" svg:y="3.035cm" svg:width="11.119cm" svg:height="6.393cm"/>
          <chart:axis chart:dimension="x" chart:name="primary-x" chart:style-name="ch5" chartooo:axis-type="auto">
            <chartooo:date-scale/>
            <chart:title svg:x="5.898cm" svg:y="10.321cm" chart:style-name="ch6">
              <text:p>Partie du discours</text:p>
            </chart:title>
            <chart:categories table:cell-range-address="PT@categories"/>
          </chart:axis>
          <chart:axis chart:dimension="y" chart:name="primary-y" chart:style-name="ch7">
            <chart:title svg:x="0.451cm" svg:y="7.893cm" chart:style-name="ch8">
              <text:p>Fréquence absolue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T@categories</svg:desc>
                </draw:g>
              </table:table-cell>
              <table:table-cell office:value-type="float" office:value="151">
                <text:p>15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N A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 A 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 P 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0.3$MacOSX_X86_64 LibreOffice_project/0f246aa12d0eee4a0f7adcefbf7c878fc2238db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